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26cm" svg:stroke-color="#101843" draw:stroke-linejoin="round" svg:stroke-linecap="butt" draw:fill="none" fo:padding-top="0.013cm" fo:padding-bottom="0.013cm" fo:padding-left="0.013cm" fo:padding-right="0.013cm" loext:decorative="false"/>
    </style:style>
    <style:style style:name="gr3" style:family="graphic" style:parent-style-name="standard">
      <style:graphic-properties draw:stroke="solid" svg:stroke-width="0.026cm" svg:stroke-color="#191919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191919" loext:decorative="false"/>
    </style:style>
    <style:style style:name="gr5" style:family="graphic" style:parent-style-name="standard">
      <style:graphic-properties draw:stroke="solid" svg:stroke-width="0.026cm" svg:stroke-color="#191919" draw:stroke-linejoin="miter" svg:stroke-linecap="round" draw:fill="none" fo:padding-top="0.013cm" fo:padding-bottom="0.013cm" fo:padding-left="0.013cm" fo:padding-right="0.013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999999" draw:opacity="40%" loext:decorative="false"/>
    </style:style>
    <style:style style:name="gr9" style:family="graphic" style:parent-style-name="standard">
      <style:graphic-properties draw:stroke="none" draw:fill="solid" draw:fill-color="#c2c2c2" draw:opacity="40%" loext:decorative="false"/>
    </style:style>
    <style:style style:name="gr10" style:family="graphic" style:parent-style-name="standard">
      <style:graphic-properties draw:stroke="none" draw:fill="solid" draw:fill-color="#017fff" loext:decorative="false"/>
    </style:style>
    <style:style style:name="gr11" style:family="graphic" style:parent-style-name="standard">
      <style:graphic-properties draw:stroke="none" draw:fill="solid" draw:fill-color="#0a70ff" loext:decorative="false"/>
    </style:style>
    <style:style style:name="gr12" style:family="graphic" style:parent-style-name="standard">
      <style:graphic-properties draw:stroke="none" draw:fill="solid" draw:fill-color="#0b71ff" loext:decorative="false"/>
    </style:style>
    <style:style style:name="gr13" style:family="graphic" style:parent-style-name="standard">
      <style:graphic-properties draw:stroke="none" draw:fill="solid" draw:fill-color="#0c72ff" loext:decorative="false"/>
    </style:style>
    <style:style style:name="gr14" style:family="graphic" style:parent-style-name="standard">
      <style:graphic-properties draw:stroke="none" draw:fill="solid" draw:fill-color="#0d73ff" loext:decorative="false"/>
    </style:style>
    <style:style style:name="gr15" style:family="graphic" style:parent-style-name="standard">
      <style:graphic-properties draw:stroke="none" draw:fill="solid" draw:fill-color="#0e74ff" loext:decorative="false"/>
    </style:style>
    <style:style style:name="gr16" style:family="graphic" style:parent-style-name="standard">
      <style:graphic-properties draw:stroke="none" draw:fill="solid" draw:fill-color="#0f75ff" loext:decorative="false"/>
    </style:style>
    <style:style style:name="gr17" style:family="graphic" style:parent-style-name="standard">
      <style:graphic-properties draw:stroke="none" draw:fill="solid" draw:fill-color="#1076ff" loext:decorative="false"/>
    </style:style>
    <style:style style:name="gr18" style:family="graphic" style:parent-style-name="standard">
      <style:graphic-properties draw:stroke="none" draw:fill="solid" draw:fill-color="#1177ff" loext:decorative="false"/>
    </style:style>
    <style:style style:name="gr19" style:family="graphic" style:parent-style-name="standard">
      <style:graphic-properties draw:stroke="none" draw:fill="solid" draw:fill-color="#1278ff" loext:decorative="false"/>
    </style:style>
    <style:style style:name="gr20" style:family="graphic" style:parent-style-name="standard">
      <style:graphic-properties draw:stroke="none" draw:fill="solid" draw:fill-color="#1379ff" loext:decorative="false"/>
    </style:style>
    <style:style style:name="gr21" style:family="graphic" style:parent-style-name="standard">
      <style:graphic-properties draw:stroke="none" draw:fill="solid" draw:fill-color="#147aff" loext:decorative="false"/>
    </style:style>
    <style:style style:name="gr22" style:family="graphic" style:parent-style-name="standard">
      <style:graphic-properties draw:stroke="none" draw:fill="solid" draw:fill-color="#157bff" loext:decorative="false"/>
    </style:style>
    <style:style style:name="gr23" style:family="graphic" style:parent-style-name="standard">
      <style:graphic-properties draw:stroke="none" draw:fill="solid" draw:fill-color="#167cff" loext:decorative="false"/>
    </style:style>
    <style:style style:name="gr24" style:family="graphic" style:parent-style-name="standard">
      <style:graphic-properties draw:stroke="none" draw:fill="solid" draw:fill-color="#177dff" loext:decorative="false"/>
    </style:style>
    <style:style style:name="gr25" style:family="graphic" style:parent-style-name="standard">
      <style:graphic-properties draw:stroke="none" draw:fill="solid" draw:fill-color="#187eff" loext:decorative="false"/>
    </style:style>
    <style:style style:name="gr26" style:family="graphic" style:parent-style-name="standard">
      <style:graphic-properties draw:stroke="none" draw:fill="solid" draw:fill-color="#197fff" loext:decorative="false"/>
    </style:style>
    <style:style style:name="gr27" style:family="graphic" style:parent-style-name="standard">
      <style:graphic-properties draw:stroke="none" draw:fill="solid" draw:fill-color="#1a80ff" loext:decorative="false"/>
    </style:style>
    <style:style style:name="gr28" style:family="graphic" style:parent-style-name="standard">
      <style:graphic-properties draw:stroke="none" draw:fill="solid" draw:fill-color="#1b81ff" loext:decorative="false"/>
    </style:style>
    <style:style style:name="gr29" style:family="graphic" style:parent-style-name="standard">
      <style:graphic-properties draw:stroke="none" draw:fill="solid" draw:fill-color="#1c82ff" loext:decorative="false"/>
    </style:style>
    <style:style style:name="gr30" style:family="graphic" style:parent-style-name="standard">
      <style:graphic-properties draw:stroke="none" draw:fill="solid" draw:fill-color="#1d83ff" loext:decorative="false"/>
    </style:style>
    <style:style style:name="gr31" style:family="graphic" style:parent-style-name="standard">
      <style:graphic-properties draw:stroke="none" draw:fill="solid" draw:fill-color="#1e84ff" loext:decorative="false"/>
    </style:style>
    <style:style style:name="gr32" style:family="graphic" style:parent-style-name="standard">
      <style:graphic-properties draw:stroke="none" draw:fill="solid" draw:fill-color="#1f85ff" loext:decorative="false"/>
    </style:style>
    <style:style style:name="gr33" style:family="graphic" style:parent-style-name="standard">
      <style:graphic-properties draw:stroke="none" draw:fill="solid" draw:fill-color="#2086ff" loext:decorative="false"/>
    </style:style>
    <style:style style:name="gr34" style:family="graphic" style:parent-style-name="standard">
      <style:graphic-properties draw:stroke="none" draw:fill="solid" draw:fill-color="#2187ff" loext:decorative="false"/>
    </style:style>
    <style:style style:name="gr35" style:family="graphic" style:parent-style-name="standard">
      <style:graphic-properties draw:stroke="none" draw:fill="solid" draw:fill-color="#2288ff" loext:decorative="false"/>
    </style:style>
    <style:style style:name="gr36" style:family="graphic" style:parent-style-name="standard">
      <style:graphic-properties draw:stroke="none" draw:fill="solid" draw:fill-color="#2389ff" loext:decorative="false"/>
    </style:style>
    <style:style style:name="gr37" style:family="graphic" style:parent-style-name="standard">
      <style:graphic-properties draw:stroke="none" draw:fill="solid" draw:fill-color="#248aff" loext:decorative="false"/>
    </style:style>
    <style:style style:name="gr38" style:family="graphic" style:parent-style-name="standard">
      <style:graphic-properties draw:stroke="none" draw:fill="solid" draw:fill-color="#258bff" loext:decorative="false"/>
    </style:style>
    <style:style style:name="gr39" style:family="graphic" style:parent-style-name="standard">
      <style:graphic-properties draw:stroke="none" draw:fill="solid" draw:fill-color="#268cff" loext:decorative="false"/>
    </style:style>
    <style:style style:name="gr40" style:family="graphic" style:parent-style-name="standard">
      <style:graphic-properties draw:stroke="none" draw:fill="solid" draw:fill-color="#278dff" loext:decorative="false"/>
    </style:style>
    <style:style style:name="gr41" style:family="graphic" style:parent-style-name="standard">
      <style:graphic-properties draw:stroke="none" draw:fill="solid" draw:fill-color="#288eff" loext:decorative="false"/>
    </style:style>
    <style:style style:name="gr42" style:family="graphic" style:parent-style-name="standard">
      <style:graphic-properties draw:stroke="none" draw:fill="solid" draw:fill-color="#298fff" loext:decorative="false"/>
    </style:style>
    <style:style style:name="gr43" style:family="graphic" style:parent-style-name="standard">
      <style:graphic-properties draw:stroke="none" draw:fill="solid" draw:fill-color="#2a90ff" loext:decorative="false"/>
    </style:style>
    <style:style style:name="gr44" style:family="graphic" style:parent-style-name="standard">
      <style:graphic-properties draw:stroke="none" draw:fill="solid" draw:fill-color="#2b91ff" loext:decorative="false"/>
    </style:style>
    <style:style style:name="gr45" style:family="graphic" style:parent-style-name="standard">
      <style:graphic-properties draw:stroke="none" draw:fill="solid" draw:fill-color="#2c92ff" loext:decorative="false"/>
    </style:style>
    <style:style style:name="gr46" style:family="graphic" style:parent-style-name="standard">
      <style:graphic-properties draw:stroke="none" draw:fill="solid" draw:fill-color="#2d93ff" loext:decorative="false"/>
    </style:style>
    <style:style style:name="gr47" style:family="graphic" style:parent-style-name="standard">
      <style:graphic-properties draw:stroke="none" draw:fill="solid" draw:fill-color="#2e94ff" loext:decorative="false"/>
    </style:style>
    <style:style style:name="gr48" style:family="graphic" style:parent-style-name="standard">
      <style:graphic-properties draw:stroke="none" draw:fill="solid" draw:fill-color="#2f95ff" loext:decorative="false"/>
    </style:style>
    <style:style style:name="gr49" style:family="graphic" style:parent-style-name="standard">
      <style:graphic-properties draw:stroke="none" draw:fill="solid" draw:fill-color="#3096ff" loext:decorative="false"/>
    </style:style>
    <style:style style:name="gr50" style:family="graphic" style:parent-style-name="standard">
      <style:graphic-properties draw:stroke="none" draw:fill="solid" draw:fill-color="#3197ff" loext:decorative="false"/>
    </style:style>
    <style:style style:name="gr51" style:family="graphic" style:parent-style-name="standard">
      <style:graphic-properties draw:stroke="none" draw:fill="solid" draw:fill-color="#3298ff" loext:decorative="false"/>
    </style:style>
    <style:style style:name="gr52" style:family="graphic" style:parent-style-name="standard">
      <style:graphic-properties draw:stroke="none" draw:fill="solid" draw:fill-color="#3399ff" loext:decorative="false"/>
    </style:style>
    <style:style style:name="gr53" style:family="graphic" style:parent-style-name="standard">
      <style:graphic-properties draw:stroke="none" draw:fill="solid" draw:fill-color="#349aff" loext:decorative="false"/>
    </style:style>
    <style:style style:name="gr54" style:family="graphic" style:parent-style-name="standard">
      <style:graphic-properties draw:stroke="none" draw:fill="solid" draw:fill-color="#359bff" loext:decorative="false"/>
    </style:style>
    <style:style style:name="gr55" style:family="graphic" style:parent-style-name="standard">
      <style:graphic-properties draw:stroke="none" draw:fill="solid" draw:fill-color="#369cff" loext:decorative="false"/>
    </style:style>
    <style:style style:name="gr56" style:family="graphic" style:parent-style-name="standard">
      <style:graphic-properties draw:stroke="none" draw:fill="solid" draw:fill-color="#379dff" loext:decorative="false"/>
    </style:style>
    <style:style style:name="gr57" style:family="graphic" style:parent-style-name="standard">
      <style:graphic-properties draw:stroke="none" draw:fill="solid" draw:fill-color="#389eff" loext:decorative="false"/>
    </style:style>
    <style:style style:name="gr58" style:family="graphic" style:parent-style-name="standard">
      <style:graphic-properties draw:stroke="none" draw:fill="solid" draw:fill-color="#399fff" loext:decorative="false"/>
    </style:style>
    <style:style style:name="gr59" style:family="graphic" style:parent-style-name="standard">
      <style:graphic-properties draw:stroke="none" draw:fill="solid" draw:fill-color="#3aa0ff" loext:decorative="false"/>
    </style:style>
    <style:style style:name="gr60" style:family="graphic" style:parent-style-name="standard">
      <style:graphic-properties draw:stroke="none" draw:fill="solid" draw:fill-color="#3ba1ff" loext:decorative="false"/>
    </style:style>
    <style:style style:name="gr61" style:family="graphic" style:parent-style-name="standard">
      <style:graphic-properties draw:stroke="none" draw:fill="solid" draw:fill-color="#3ca2ff" loext:decorative="false"/>
    </style:style>
    <style:style style:name="gr62" style:family="graphic" style:parent-style-name="standard">
      <style:graphic-properties draw:stroke="none" draw:fill="solid" draw:fill-color="#3da3ff" loext:decorative="false"/>
    </style:style>
    <style:style style:name="gr63" style:family="graphic" style:parent-style-name="standard">
      <style:graphic-properties draw:stroke="none" draw:fill="solid" draw:fill-color="#3ea4ff" loext:decorative="false"/>
    </style:style>
    <style:style style:name="gr64" style:family="graphic" style:parent-style-name="standard">
      <style:graphic-properties draw:stroke="none" draw:fill="solid" draw:fill-color="#3fa5ff" loext:decorative="false"/>
    </style:style>
    <style:style style:name="gr65" style:family="graphic" style:parent-style-name="standard">
      <style:graphic-properties draw:stroke="none" draw:fill="solid" draw:fill-color="#40a6ff" loext:decorative="false"/>
    </style:style>
    <style:style style:name="gr66" style:family="graphic" style:parent-style-name="standard">
      <style:graphic-properties draw:stroke="none" draw:fill="solid" draw:fill-color="#41a7ff" loext:decorative="false"/>
    </style:style>
    <style:style style:name="gr67" style:family="graphic" style:parent-style-name="standard">
      <style:graphic-properties draw:stroke="none" draw:fill="solid" draw:fill-color="#42a8ff" loext:decorative="false"/>
    </style:style>
    <style:style style:name="gr68" style:family="graphic" style:parent-style-name="standard">
      <style:graphic-properties draw:stroke="none" draw:fill="solid" draw:fill-color="#43a9ff" loext:decorative="false"/>
    </style:style>
    <style:style style:name="gr69" style:family="graphic" style:parent-style-name="standard">
      <style:graphic-properties draw:stroke="none" draw:fill="solid" draw:fill-color="#44aaff" loext:decorative="false"/>
    </style:style>
    <style:style style:name="gr70" style:family="graphic" style:parent-style-name="standard">
      <style:graphic-properties draw:stroke="none" draw:fill="solid" draw:fill-color="#45abff" loext:decorative="false"/>
    </style:style>
    <style:style style:name="gr71" style:family="graphic" style:parent-style-name="standard">
      <style:graphic-properties draw:stroke="none" draw:fill="solid" draw:fill-color="#46acff" loext:decorative="false"/>
    </style:style>
    <style:style style:name="gr72" style:family="graphic" style:parent-style-name="standard">
      <style:graphic-properties draw:stroke="none" draw:fill="solid" draw:fill-color="#47adff" loext:decorative="false"/>
    </style:style>
    <style:style style:name="gr73" style:family="graphic" style:parent-style-name="standard">
      <style:graphic-properties draw:stroke="none" draw:fill="solid" draw:fill-color="#48aeff" loext:decorative="false"/>
    </style:style>
    <style:style style:name="gr74" style:family="graphic" style:parent-style-name="standard">
      <style:graphic-properties draw:stroke="none" draw:fill="solid" draw:fill-color="#49afff" loext:decorative="false"/>
    </style:style>
    <style:style style:name="gr75" style:family="graphic" style:parent-style-name="standard">
      <style:graphic-properties draw:stroke="none" draw:fill="solid" draw:fill-color="#4ab0ff" loext:decorative="false"/>
    </style:style>
    <style:style style:name="gr76" style:family="graphic" style:parent-style-name="standard">
      <style:graphic-properties draw:stroke="none" draw:fill="solid" draw:fill-color="#4bb1ff" loext:decorative="false"/>
    </style:style>
    <style:style style:name="gr77" style:family="graphic" style:parent-style-name="standard">
      <style:graphic-properties draw:stroke="none" draw:fill="solid" draw:fill-color="#4cb2ff" loext:decorative="false"/>
    </style:style>
    <style:style style:name="gr78" style:family="graphic" style:parent-style-name="standard">
      <style:graphic-properties draw:stroke="none" draw:fill="solid" draw:fill-color="#4db3ff" loext:decorative="false"/>
    </style:style>
    <style:style style:name="gr79" style:family="graphic" style:parent-style-name="standard">
      <style:graphic-properties draw:stroke="none" draw:fill="solid" draw:fill-color="#4eb4ff" loext:decorative="false"/>
    </style:style>
    <style:style style:name="gr80" style:family="graphic" style:parent-style-name="standard">
      <style:graphic-properties draw:stroke="none" draw:fill="solid" draw:fill-color="#4fb5ff" loext:decorative="false"/>
    </style:style>
    <style:style style:name="gr81" style:family="graphic" style:parent-style-name="standard">
      <style:graphic-properties draw:stroke="none" draw:fill="solid" draw:fill-color="#50b6ff" loext:decorative="false"/>
    </style:style>
    <style:style style:name="gr82" style:family="graphic" style:parent-style-name="standard">
      <style:graphic-properties draw:stroke="none" draw:fill="solid" draw:fill-color="#51b7ff" loext:decorative="false"/>
    </style:style>
    <style:style style:name="gr83" style:family="graphic" style:parent-style-name="standard">
      <style:graphic-properties draw:stroke="none" draw:fill="solid" draw:fill-color="#52b8ff" loext:decorative="false"/>
    </style:style>
    <style:style style:name="gr84" style:family="graphic" style:parent-style-name="standard">
      <style:graphic-properties draw:stroke="none" draw:fill="solid" draw:fill-color="#53b9ff" loext:decorative="false"/>
    </style:style>
    <style:style style:name="gr85" style:family="graphic" style:parent-style-name="standard">
      <style:graphic-properties draw:stroke="none" draw:fill="solid" draw:fill-color="#54baff" loext:decorative="false"/>
    </style:style>
    <style:style style:name="gr86" style:family="graphic" style:parent-style-name="standard">
      <style:graphic-properties draw:stroke="none" draw:fill="solid" draw:fill-color="#55bbff" loext:decorative="false"/>
    </style:style>
    <style:style style:name="gr87" style:family="graphic" style:parent-style-name="standard">
      <style:graphic-properties draw:stroke="none" draw:fill="solid" draw:fill-color="#56bcff" loext:decorative="false"/>
    </style:style>
    <style:style style:name="gr88" style:family="graphic" style:parent-style-name="standard">
      <style:graphic-properties draw:stroke="none" draw:fill="solid" draw:fill-color="#57bdff" loext:decorative="false"/>
    </style:style>
    <style:style style:name="gr89" style:family="graphic" style:parent-style-name="standard">
      <style:graphic-properties draw:stroke="none" draw:fill="solid" draw:fill-color="#58beff" loext:decorative="false"/>
    </style:style>
    <style:style style:name="gr90" style:family="graphic" style:parent-style-name="standard">
      <style:graphic-properties draw:stroke="none" draw:fill="solid" draw:fill-color="#59bfff" loext:decorative="false"/>
    </style:style>
    <style:style style:name="gr91" style:family="graphic" style:parent-style-name="standard">
      <style:graphic-properties draw:stroke="none" draw:fill="solid" draw:fill-color="#5ac0ff" loext:decorative="false"/>
    </style:style>
    <style:style style:name="gr92" style:family="graphic" style:parent-style-name="standard">
      <style:graphic-properties draw:stroke="none" draw:fill="solid" draw:fill-color="#5bc1ff" loext:decorative="false"/>
    </style:style>
    <style:style style:name="gr93" style:family="graphic" style:parent-style-name="standard">
      <style:graphic-properties draw:stroke="none" draw:fill="solid" draw:fill-color="#5cc2ff" loext:decorative="false"/>
    </style:style>
    <style:style style:name="gr94" style:family="graphic" style:parent-style-name="standard">
      <style:graphic-properties draw:stroke="none" draw:fill="solid" draw:fill-color="#aed7ff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191919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999999" draw:opacity="40%"/>
    </style:style>
    <style:style style:name="P7" style:family="paragraph">
      <loext:graphic-properties draw:fill="solid" draw:fill-color="#c2c2c2" draw:opacity="40%"/>
    </style:style>
    <style:style style:name="P8" style:family="paragraph">
      <loext:graphic-properties draw:fill="solid" draw:fill-color="#017fff"/>
    </style:style>
    <style:style style:name="P9" style:family="paragraph">
      <loext:graphic-properties draw:fill="solid" draw:fill-color="#0a70ff"/>
    </style:style>
    <style:style style:name="P10" style:family="paragraph">
      <loext:graphic-properties draw:fill="solid" draw:fill-color="#0b71ff"/>
    </style:style>
    <style:style style:name="P11" style:family="paragraph">
      <loext:graphic-properties draw:fill="solid" draw:fill-color="#0c72ff"/>
    </style:style>
    <style:style style:name="P12" style:family="paragraph">
      <loext:graphic-properties draw:fill="solid" draw:fill-color="#0d73ff"/>
    </style:style>
    <style:style style:name="P13" style:family="paragraph">
      <loext:graphic-properties draw:fill="solid" draw:fill-color="#0e74ff"/>
    </style:style>
    <style:style style:name="P14" style:family="paragraph">
      <loext:graphic-properties draw:fill="solid" draw:fill-color="#0f75ff"/>
    </style:style>
    <style:style style:name="P15" style:family="paragraph">
      <loext:graphic-properties draw:fill="solid" draw:fill-color="#1076ff"/>
    </style:style>
    <style:style style:name="P16" style:family="paragraph">
      <loext:graphic-properties draw:fill="solid" draw:fill-color="#1177ff"/>
    </style:style>
    <style:style style:name="P17" style:family="paragraph">
      <loext:graphic-properties draw:fill="solid" draw:fill-color="#1278ff"/>
    </style:style>
    <style:style style:name="P18" style:family="paragraph">
      <loext:graphic-properties draw:fill="solid" draw:fill-color="#1379ff"/>
    </style:style>
    <style:style style:name="P19" style:family="paragraph">
      <loext:graphic-properties draw:fill="solid" draw:fill-color="#147aff"/>
    </style:style>
    <style:style style:name="P20" style:family="paragraph">
      <loext:graphic-properties draw:fill="solid" draw:fill-color="#157bff"/>
    </style:style>
    <style:style style:name="P21" style:family="paragraph">
      <loext:graphic-properties draw:fill="solid" draw:fill-color="#167cff"/>
    </style:style>
    <style:style style:name="P22" style:family="paragraph">
      <loext:graphic-properties draw:fill="solid" draw:fill-color="#177dff"/>
    </style:style>
    <style:style style:name="P23" style:family="paragraph">
      <loext:graphic-properties draw:fill="solid" draw:fill-color="#187eff"/>
    </style:style>
    <style:style style:name="P24" style:family="paragraph">
      <loext:graphic-properties draw:fill="solid" draw:fill-color="#197fff"/>
    </style:style>
    <style:style style:name="P25" style:family="paragraph">
      <loext:graphic-properties draw:fill="solid" draw:fill-color="#1a80ff"/>
    </style:style>
    <style:style style:name="P26" style:family="paragraph">
      <loext:graphic-properties draw:fill="solid" draw:fill-color="#1b81ff"/>
    </style:style>
    <style:style style:name="P27" style:family="paragraph">
      <loext:graphic-properties draw:fill="solid" draw:fill-color="#1c82ff"/>
    </style:style>
    <style:style style:name="P28" style:family="paragraph">
      <loext:graphic-properties draw:fill="solid" draw:fill-color="#1d83ff"/>
    </style:style>
    <style:style style:name="P29" style:family="paragraph">
      <loext:graphic-properties draw:fill="solid" draw:fill-color="#1e84ff"/>
    </style:style>
    <style:style style:name="P30" style:family="paragraph">
      <loext:graphic-properties draw:fill="solid" draw:fill-color="#1f85ff"/>
    </style:style>
    <style:style style:name="P31" style:family="paragraph">
      <loext:graphic-properties draw:fill="solid" draw:fill-color="#2086ff"/>
    </style:style>
    <style:style style:name="P32" style:family="paragraph">
      <loext:graphic-properties draw:fill="solid" draw:fill-color="#2187ff"/>
    </style:style>
    <style:style style:name="P33" style:family="paragraph">
      <loext:graphic-properties draw:fill="solid" draw:fill-color="#2288ff"/>
    </style:style>
    <style:style style:name="P34" style:family="paragraph">
      <loext:graphic-properties draw:fill="solid" draw:fill-color="#2389ff"/>
    </style:style>
    <style:style style:name="P35" style:family="paragraph">
      <loext:graphic-properties draw:fill="solid" draw:fill-color="#248aff"/>
    </style:style>
    <style:style style:name="P36" style:family="paragraph">
      <loext:graphic-properties draw:fill="solid" draw:fill-color="#258bff"/>
    </style:style>
    <style:style style:name="P37" style:family="paragraph">
      <loext:graphic-properties draw:fill="solid" draw:fill-color="#268cff"/>
    </style:style>
    <style:style style:name="P38" style:family="paragraph">
      <loext:graphic-properties draw:fill="solid" draw:fill-color="#278dff"/>
    </style:style>
    <style:style style:name="P39" style:family="paragraph">
      <loext:graphic-properties draw:fill="solid" draw:fill-color="#288eff"/>
    </style:style>
    <style:style style:name="P40" style:family="paragraph">
      <loext:graphic-properties draw:fill="solid" draw:fill-color="#298fff"/>
    </style:style>
    <style:style style:name="P41" style:family="paragraph">
      <loext:graphic-properties draw:fill="solid" draw:fill-color="#2a90ff"/>
    </style:style>
    <style:style style:name="P42" style:family="paragraph">
      <loext:graphic-properties draw:fill="solid" draw:fill-color="#2b91ff"/>
    </style:style>
    <style:style style:name="P43" style:family="paragraph">
      <loext:graphic-properties draw:fill="solid" draw:fill-color="#2c92ff"/>
    </style:style>
    <style:style style:name="P44" style:family="paragraph">
      <loext:graphic-properties draw:fill="solid" draw:fill-color="#2d93ff"/>
    </style:style>
    <style:style style:name="P45" style:family="paragraph">
      <loext:graphic-properties draw:fill="solid" draw:fill-color="#2e94ff"/>
    </style:style>
    <style:style style:name="P46" style:family="paragraph">
      <loext:graphic-properties draw:fill="solid" draw:fill-color="#2f95ff"/>
    </style:style>
    <style:style style:name="P47" style:family="paragraph">
      <loext:graphic-properties draw:fill="solid" draw:fill-color="#3096ff"/>
    </style:style>
    <style:style style:name="P48" style:family="paragraph">
      <loext:graphic-properties draw:fill="solid" draw:fill-color="#3197ff"/>
    </style:style>
    <style:style style:name="P49" style:family="paragraph">
      <loext:graphic-properties draw:fill="solid" draw:fill-color="#3298ff"/>
    </style:style>
    <style:style style:name="P50" style:family="paragraph">
      <loext:graphic-properties draw:fill="solid" draw:fill-color="#3399ff"/>
    </style:style>
    <style:style style:name="P51" style:family="paragraph">
      <loext:graphic-properties draw:fill="solid" draw:fill-color="#349aff"/>
    </style:style>
    <style:style style:name="P52" style:family="paragraph">
      <loext:graphic-properties draw:fill="solid" draw:fill-color="#359bff"/>
    </style:style>
    <style:style style:name="P53" style:family="paragraph">
      <loext:graphic-properties draw:fill="solid" draw:fill-color="#369cff"/>
    </style:style>
    <style:style style:name="P54" style:family="paragraph">
      <loext:graphic-properties draw:fill="solid" draw:fill-color="#379dff"/>
    </style:style>
    <style:style style:name="P55" style:family="paragraph">
      <loext:graphic-properties draw:fill="solid" draw:fill-color="#389eff"/>
    </style:style>
    <style:style style:name="P56" style:family="paragraph">
      <loext:graphic-properties draw:fill="solid" draw:fill-color="#399fff"/>
    </style:style>
    <style:style style:name="P57" style:family="paragraph">
      <loext:graphic-properties draw:fill="solid" draw:fill-color="#3aa0ff"/>
    </style:style>
    <style:style style:name="P58" style:family="paragraph">
      <loext:graphic-properties draw:fill="solid" draw:fill-color="#3ba1ff"/>
    </style:style>
    <style:style style:name="P59" style:family="paragraph">
      <loext:graphic-properties draw:fill="solid" draw:fill-color="#3ca2ff"/>
    </style:style>
    <style:style style:name="P60" style:family="paragraph">
      <loext:graphic-properties draw:fill="solid" draw:fill-color="#3da3ff"/>
    </style:style>
    <style:style style:name="P61" style:family="paragraph">
      <loext:graphic-properties draw:fill="solid" draw:fill-color="#3ea4ff"/>
    </style:style>
    <style:style style:name="P62" style:family="paragraph">
      <loext:graphic-properties draw:fill="solid" draw:fill-color="#3fa5ff"/>
    </style:style>
    <style:style style:name="P63" style:family="paragraph">
      <loext:graphic-properties draw:fill="solid" draw:fill-color="#40a6ff"/>
    </style:style>
    <style:style style:name="P64" style:family="paragraph">
      <loext:graphic-properties draw:fill="solid" draw:fill-color="#41a7ff"/>
    </style:style>
    <style:style style:name="P65" style:family="paragraph">
      <loext:graphic-properties draw:fill="solid" draw:fill-color="#42a8ff"/>
    </style:style>
    <style:style style:name="P66" style:family="paragraph">
      <loext:graphic-properties draw:fill="solid" draw:fill-color="#43a9ff"/>
    </style:style>
    <style:style style:name="P67" style:family="paragraph">
      <loext:graphic-properties draw:fill="solid" draw:fill-color="#44aaff"/>
    </style:style>
    <style:style style:name="P68" style:family="paragraph">
      <loext:graphic-properties draw:fill="solid" draw:fill-color="#45abff"/>
    </style:style>
    <style:style style:name="P69" style:family="paragraph">
      <loext:graphic-properties draw:fill="solid" draw:fill-color="#46acff"/>
    </style:style>
    <style:style style:name="P70" style:family="paragraph">
      <loext:graphic-properties draw:fill="solid" draw:fill-color="#47adff"/>
    </style:style>
    <style:style style:name="P71" style:family="paragraph">
      <loext:graphic-properties draw:fill="solid" draw:fill-color="#48aeff"/>
    </style:style>
    <style:style style:name="P72" style:family="paragraph">
      <loext:graphic-properties draw:fill="solid" draw:fill-color="#49afff"/>
    </style:style>
    <style:style style:name="P73" style:family="paragraph">
      <loext:graphic-properties draw:fill="solid" draw:fill-color="#4ab0ff"/>
    </style:style>
    <style:style style:name="P74" style:family="paragraph">
      <loext:graphic-properties draw:fill="solid" draw:fill-color="#4bb1ff"/>
    </style:style>
    <style:style style:name="P75" style:family="paragraph">
      <loext:graphic-properties draw:fill="solid" draw:fill-color="#4cb2ff"/>
    </style:style>
    <style:style style:name="P76" style:family="paragraph">
      <loext:graphic-properties draw:fill="solid" draw:fill-color="#4db3ff"/>
    </style:style>
    <style:style style:name="P77" style:family="paragraph">
      <loext:graphic-properties draw:fill="solid" draw:fill-color="#4eb4ff"/>
    </style:style>
    <style:style style:name="P78" style:family="paragraph">
      <loext:graphic-properties draw:fill="solid" draw:fill-color="#4fb5ff"/>
    </style:style>
    <style:style style:name="P79" style:family="paragraph">
      <loext:graphic-properties draw:fill="solid" draw:fill-color="#50b6ff"/>
    </style:style>
    <style:style style:name="P80" style:family="paragraph">
      <loext:graphic-properties draw:fill="solid" draw:fill-color="#51b7ff"/>
    </style:style>
    <style:style style:name="P81" style:family="paragraph">
      <loext:graphic-properties draw:fill="solid" draw:fill-color="#52b8ff"/>
    </style:style>
    <style:style style:name="P82" style:family="paragraph">
      <loext:graphic-properties draw:fill="solid" draw:fill-color="#53b9ff"/>
    </style:style>
    <style:style style:name="P83" style:family="paragraph">
      <loext:graphic-properties draw:fill="solid" draw:fill-color="#54baff"/>
    </style:style>
    <style:style style:name="P84" style:family="paragraph">
      <loext:graphic-properties draw:fill="solid" draw:fill-color="#55bbff"/>
    </style:style>
    <style:style style:name="P85" style:family="paragraph">
      <loext:graphic-properties draw:fill="solid" draw:fill-color="#56bcff"/>
    </style:style>
    <style:style style:name="P86" style:family="paragraph">
      <loext:graphic-properties draw:fill="solid" draw:fill-color="#57bdff"/>
    </style:style>
    <style:style style:name="P87" style:family="paragraph">
      <loext:graphic-properties draw:fill="solid" draw:fill-color="#58beff"/>
    </style:style>
    <style:style style:name="P88" style:family="paragraph">
      <loext:graphic-properties draw:fill="solid" draw:fill-color="#59bfff"/>
    </style:style>
    <style:style style:name="P89" style:family="paragraph">
      <loext:graphic-properties draw:fill="solid" draw:fill-color="#5ac0ff"/>
    </style:style>
    <style:style style:name="P90" style:family="paragraph">
      <loext:graphic-properties draw:fill="solid" draw:fill-color="#5bc1ff"/>
    </style:style>
    <style:style style:name="P91" style:family="paragraph">
      <loext:graphic-properties draw:fill="solid" draw:fill-color="#5cc2ff"/>
    </style:style>
    <style:style style:name="P92" style:family="paragraph">
      <loext:graphic-properties draw:fill="solid" draw:fill-color="#aed7ff"/>
    </style:style>
    <style:style style:name="T1" style:family="text">
      <style:text-properties fo:color="#191919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64cm" svg:height="1.587cm" svg:x="11.211cm" svg:y="3.206cm" svg:viewBox="0 0 3641 1588" svg:d="M0 794c0-439 815-794 1821-794 1005 0 1820 355 1820 794s-815 794-1820 794c-1006 0-1821-355-1821-794z">
          <text:p/>
        </draw:path>
        <draw:path draw:style-name="gr2" draw:text-style-name="P2" draw:layer="layout" svg:width="3.64cm" svg:height="1.587cm" svg:x="11.211cm" svg:y="3.206cm" svg:viewBox="0 0 3641 1588" svg:d="M0 794c0-439 815-794 1821-794 1005 0 1820 355 1820 794s-815 794-1820 794c-1006 0-1821-355-1821-794z">
          <text:p/>
        </draw:path>
        <draw:line draw:style-name="gr3" draw:text-style-name="P2" draw:layer="layout" svg:x1="13.031cm" svg:y1="4.793cm" svg:x2="13.056cm" svg:y2="6.144cm">
          <text:p/>
        </draw:line>
        <draw:polygon draw:style-name="gr4" draw:text-style-name="P3" draw:layer="layout" svg:width="0.159cm" svg:height="0.16cm" svg:x="12.975cm" svg:y="6.141cm" svg:viewBox="0 0 160 161" draw:points="160,0 83,161 0,3">
          <text:p/>
        </draw:polygon>
        <draw:polygon draw:style-name="gr5" draw:text-style-name="P2" draw:layer="layout" svg:width="0.159cm" svg:height="0.16cm" svg:x="12.975cm" svg:y="6.141cm" svg:viewBox="0 0 160 161" draw:points="160,0 83,161 0,3">
          <text:p/>
        </draw:polygon>
        <draw:polygon draw:style-name="gr1" draw:text-style-name="P1" draw:layer="layout" svg:width="3.115cm" svg:height="2.425cm" svg:x="11.5cm" svg:y="6.319cm" svg:viewBox="0 0 3116 2426" draw:points="2509,2426 3116,0 606,0 0,2426">
          <text:p/>
        </draw:polygon>
        <draw:polygon draw:style-name="gr2" draw:text-style-name="P2" draw:layer="layout" svg:width="3.115cm" svg:height="2.425cm" svg:x="11.5cm" svg:y="6.319cm" svg:viewBox="0 0 3116 2426" draw:points="2509,2426 3116,0 606,0 0,2426">
          <text:p/>
        </draw:polygon>
        <draw:frame draw:style-name="gr6" draw:text-style-name="P5" draw:layer="layout" svg:width="0.896cm" svg:height="0.475cm" svg:x="12.595cm" svg:y="3.762cm">
          <draw:text-box>
            <text:p text:style-name="P4"><text:span text:style-name="T1">Start</text:span></text:p>
          </draw:text-box>
        </draw:frame>
        <draw:frame draw:style-name="gr6" draw:text-style-name="P5" draw:layer="layout" svg:width="0.92cm" svg:height="0.475cm" svg:x="12.621cm" svg:y="6.289cm">
          <draw:text-box>
            <text:p text:style-name="P4"><text:span text:style-name="T1">input</text:span></text:p>
          </draw:text-box>
        </draw:frame>
        <draw:frame draw:style-name="gr6" draw:text-style-name="P5" draw:layer="layout" svg:width="1.673cm" svg:height="0.475cm" svg:x="12.277cm" svg:y="6.792cm">
          <draw:text-box>
            <text:p text:style-name="P4"><text:span text:style-name="T1">number,f</text:span></text:p>
          </draw:text-box>
        </draw:frame>
        <draw:frame draw:style-name="gr6" draw:text-style-name="P5" draw:layer="layout" svg:width="1.649cm" svg:height="0.475cm" svg:x="12.238cm" svg:y="7.295cm">
          <draw:text-box>
            <text:p text:style-name="P4"><text:span text:style-name="T1">rom_bas</text:span></text:p>
          </draw:text-box>
        </draw:frame>
        <draw:frame draw:style-name="gr6" draw:text-style-name="P5" draw:layer="layout" svg:width="1.626cm" svg:height="0.475cm" svg:x="12.251cm" svg:y="7.797cm">
          <draw:text-box>
            <text:p text:style-name="P4"><text:span text:style-name="T1">e,to_bas</text:span></text:p>
          </draw:text-box>
        </draw:frame>
        <draw:line draw:style-name="gr3" draw:text-style-name="P2" draw:layer="layout" svg:x1="13.057cm" svg:y1="8.744cm" svg:x2="13.057cm" svg:y2="9.841cm">
          <text:p/>
        </draw:line>
        <draw:polygon draw:style-name="gr4" draw:text-style-name="P3" draw:layer="layout" svg:width="0.159cm" svg:height="0.158cm" svg:x="12.978cm" svg:y="9.841cm" svg:viewBox="0 0 160 159" draw:points="160,0 80,159 0,0">
          <text:p/>
        </draw:polygon>
        <draw:polygon draw:style-name="gr5" draw:text-style-name="P2" draw:layer="layout" svg:width="0.159cm" svg:height="0.158cm" svg:x="12.978cm" svg:y="9.841cm" svg:viewBox="0 0 160 159" draw:points="160,0 80,159 0,0">
          <text:p/>
        </draw:polygon>
        <draw:polygon draw:style-name="gr1" draw:text-style-name="P1" draw:layer="layout" svg:width="3.692cm" svg:height="2.714cm" svg:x="11.211cm" svg:y="9.999cm" svg:viewBox="0 0 3693 2715" draw:points="1847,2715 3693,1357 1847,0 0,1357">
          <text:p/>
        </draw:polygon>
        <draw:polygon draw:style-name="gr2" draw:text-style-name="P2" draw:layer="layout" svg:width="3.692cm" svg:height="2.714cm" svg:x="11.211cm" svg:y="9.999cm" svg:viewBox="0 0 3693 2715" draw:points="1847,2715 3693,1357 1847,0 0,1357">
          <text:p/>
        </draw:polygon>
        <draw:frame draw:style-name="gr6" draw:text-style-name="P5" draw:layer="layout" svg:width="0.422cm" svg:height="0.475cm" svg:x="12.939cm" svg:y="8.3cm">
          <draw:text-box>
            <text:p text:style-name="P4"><text:span text:style-name="T1">e</text:span></text:p>
          </draw:text-box>
        </draw:frame>
        <draw:frame draw:style-name="gr6" draw:text-style-name="P5" draw:layer="layout" svg:width="1.461cm" svg:height="0.475cm" svg:x="12.344cm" svg:y="10.868cm">
          <draw:text-box>
            <text:p text:style-name="P4"><text:span text:style-name="T1">validate</text:span></text:p>
          </draw:text-box>
        </draw:frame>
        <draw:line draw:style-name="gr3" draw:text-style-name="P2" draw:layer="layout" svg:x1="13.057cm" svg:y1="12.713cm" svg:x2="13.057cm" svg:y2="14.104cm">
          <text:p/>
        </draw:line>
        <draw:polygon draw:style-name="gr4" draw:text-style-name="P3" draw:layer="layout" svg:width="0.159cm" svg:height="0.159cm" svg:x="12.978cm" svg:y="14.104cm" svg:viewBox="0 0 160 160" draw:points="160,0 80,160 0,0">
          <text:p/>
        </draw:polygon>
        <draw:polygon draw:style-name="gr5" draw:text-style-name="P2" draw:layer="layout" svg:width="0.159cm" svg:height="0.159cm" svg:x="12.978cm" svg:y="14.104cm" svg:viewBox="0 0 160 160" draw:points="160,0 80,160 0,0">
          <text:p/>
        </draw:polygon>
        <draw:polygon draw:style-name="gr1" draw:text-style-name="P1" draw:layer="layout" svg:width="1.825cm" svg:height="0.503cm" svg:x="12.145cm" svg:y="13.237cm" svg:viewBox="0 0 1826 504" draw:points="0,0 1826,0 1826,504 0,504">
          <text:p/>
        </draw:polygon>
        <draw:frame draw:style-name="gr6" draw:text-style-name="P5" draw:layer="layout" svg:width="2.261cm" svg:height="0.475cm" svg:x="11.934cm" svg:y="11.371cm">
          <draw:text-box>
            <text:p text:style-name="P4"><text:span text:style-name="T1">bases(2-16)</text:span></text:p>
          </draw:text-box>
        </draw:frame>
        <draw:polygon draw:style-name="gr1" draw:text-style-name="P1" draw:layer="layout" svg:width="3.692cm" svg:height="3.473cm" svg:x="11.211cm" svg:y="14.263cm" svg:viewBox="0 0 3693 3474" draw:points="1847,3474 3693,1737 1847,0 0,1737">
          <text:p/>
        </draw:polygon>
        <draw:polygon draw:style-name="gr2" draw:text-style-name="P2" draw:layer="layout" svg:width="3.692cm" svg:height="3.473cm" svg:x="11.211cm" svg:y="14.263cm" svg:viewBox="0 0 3693 3474" draw:points="1847,3474 3693,1737 1847,0 0,1737">
          <text:p/>
        </draw:polygon>
        <draw:frame draw:style-name="gr6" draw:text-style-name="P5" draw:layer="layout" svg:width="1.908cm" svg:height="0.475cm" svg:x="12.145cm" svg:y="13.251cm">
          <draw:text-box>
            <text:p text:style-name="P4"><text:span text:style-name="T1">valid input</text:span></text:p>
          </draw:text-box>
        </draw:frame>
        <draw:frame draw:style-name="gr6" draw:text-style-name="P5" draw:layer="layout" svg:width="1.532cm" svg:height="0.475cm" svg:x="12.304cm" svg:y="15.008cm">
          <draw:text-box>
            <text:p text:style-name="P4"><text:span text:style-name="T1">Validate</text:span></text:p>
          </draw:text-box>
        </draw:frame>
        <draw:frame draw:style-name="gr6" draw:text-style-name="P5" draw:layer="layout" svg:width="0.92cm" svg:height="0.475cm" svg:x="12.621cm" svg:y="15.511cm">
          <draw:text-box>
            <text:p text:style-name="P4"><text:span text:style-name="T1">input</text:span></text:p>
          </draw:text-box>
        </draw:frame>
        <draw:frame draw:style-name="gr6" draw:text-style-name="P5" draw:layer="layout" svg:width="1.767cm" svg:height="0.475cm" svg:x="12.211cm" svg:y="16.014cm">
          <draw:text-box>
            <text:p text:style-name="P4"><text:span text:style-name="T1">string(not</text:span></text:p>
          </draw:text-box>
        </draw:frame>
        <draw:polyline draw:style-name="gr3" draw:text-style-name="P2" draw:layer="layout" svg:width="1.773cm" svg:height="2.171cm" svg:x="14.903cm" svg:y="11.356cm" svg:viewBox="0 0 1774 2172" draw:points="0,0 1192,0 1192,2172 1774,2172">
          <text:p/>
        </draw:polyline>
        <draw:polygon draw:style-name="gr4" draw:text-style-name="P3" draw:layer="layout" svg:width="0.159cm" svg:height="0.159cm" svg:x="16.676cm" svg:y="13.448cm" svg:viewBox="0 0 160 160" draw:points="0,0 160,80 0,160">
          <text:p/>
        </draw:polygon>
        <draw:polygon draw:style-name="gr5" draw:text-style-name="P2" draw:layer="layout" svg:width="0.159cm" svg:height="0.159cm" svg:x="16.676cm" svg:y="13.448cm" svg:viewBox="0 0 160 160" draw:points="0,0 160,80 0,160">
          <text:p/>
        </draw:polygon>
        <draw:polygon draw:style-name="gr1" draw:text-style-name="P1" draw:layer="layout" svg:width="2.143cm" svg:height="0.502cm" svg:x="15.023cm" svg:y="11.966cm" svg:viewBox="0 0 2144 503" draw:points="0,0 2144,0 2144,503 0,503">
          <text:p/>
        </draw:polygon>
        <draw:frame draw:style-name="gr6" draw:text-style-name="P5" draw:layer="layout" svg:width="1.296cm" svg:height="0.475cm" svg:x="12.436cm" svg:y="16.516cm">
          <draw:text-box>
            <text:p text:style-name="P4"><text:span text:style-name="T1">empty)</text:span></text:p>
          </draw:text-box>
        </draw:frame>
        <draw:polygon draw:style-name="gr1" draw:text-style-name="P1" draw:layer="layout" svg:width="2.646cm" svg:height="1.945cm" svg:x="16.854cm" svg:y="12.555cm" svg:viewBox="0 0 2647 1946" draw:points="2647,1946 2647,0 0,0 0,1946">
          <text:p/>
        </draw:polygon>
        <draw:polygon draw:style-name="gr2" draw:text-style-name="P2" draw:layer="layout" svg:width="2.646cm" svg:height="1.945cm" svg:x="16.854cm" svg:y="12.555cm" svg:viewBox="0 0 2647 1946" draw:points="2647,1946 2647,0 0,0 0,1946">
          <text:p/>
        </draw:polygon>
        <draw:frame draw:style-name="gr6" draw:text-style-name="P5" draw:layer="layout" svg:width="2.238cm" svg:height="0.475cm" svg:x="15.023cm" svg:y="11.98cm">
          <draw:text-box>
            <text:p text:style-name="P4"><text:span text:style-name="T1">invalid input</text:span></text:p>
          </draw:text-box>
        </draw:frame>
        <draw:line draw:style-name="gr3" draw:text-style-name="P2" draw:layer="layout" svg:x1="18.177cm" svg:y1="14.499cm" svg:x2="18.177cm" svg:y2="16.086cm">
          <text:p/>
        </draw:line>
        <draw:polygon draw:style-name="gr4" draw:text-style-name="P3" draw:layer="layout" svg:width="0.159cm" svg:height="0.159cm" svg:x="18.097cm" svg:y="16.086cm" svg:viewBox="0 0 160 160" draw:points="160,0 80,160 0,0">
          <text:p/>
        </draw:polygon>
        <draw:polygon draw:style-name="gr5" draw:text-style-name="P2" draw:layer="layout" svg:width="0.159cm" svg:height="0.159cm" svg:x="18.097cm" svg:y="16.086cm" svg:viewBox="0 0 160 160" draw:points="160,0 80,160 0,0">
          <text:p/>
        </draw:polygon>
        <draw:path draw:style-name="gr1" draw:text-style-name="P1" draw:layer="layout" svg:width="2.646cm" svg:height="1.587cm" svg:x="16.854cm" svg:y="16.266cm" svg:viewBox="0 0 2647 1588" svg:d="M0 794c0-439 593-794 1324-794 730 0 1323 355 1323 794s-593 794-1323 794c-731 0-1324-355-1324-794z">
          <text:p/>
        </draw:path>
        <draw:path draw:style-name="gr2" draw:text-style-name="P2" draw:layer="layout" svg:width="2.646cm" svg:height="1.587cm" svg:x="16.854cm" svg:y="16.266cm" svg:viewBox="0 0 2647 1588" svg:d="M0 794c0-439 593-794 1324-794 730 0 1323 355 1323 794s-593 794-1323 794c-731 0-1324-355-1324-794z">
          <text:p/>
        </draw:path>
        <draw:frame draw:style-name="gr6" draw:text-style-name="P5" draw:layer="layout" svg:width="2.119cm" svg:height="0.475cm" svg:x="17.172cm" svg:y="13.297cm">
          <draw:text-box>
            <text:p text:style-name="P4"><text:span text:style-name="T1">return error</text:span></text:p>
          </draw:text-box>
        </draw:frame>
        <draw:polyline draw:style-name="gr3" draw:text-style-name="P2" draw:layer="layout" svg:width="3.036cm" svg:height="0.737cm" svg:x="8.175cm" svg:y="15.999cm" svg:viewBox="0 0 3037 738" draw:points="3037,0 529,0 529,738 0,738">
          <text:p/>
        </draw:polyline>
        <draw:polygon draw:style-name="gr4" draw:text-style-name="P3" draw:layer="layout" svg:width="0.159cm" svg:height="0.159cm" svg:x="8.016cm" svg:y="16.656cm" svg:viewBox="0 0 160 160" draw:points="160,160 0,81 160,0">
          <text:p/>
        </draw:polygon>
        <draw:polygon draw:style-name="gr5" draw:text-style-name="P2" draw:layer="layout" svg:width="0.159cm" svg:height="0.159cm" svg:x="8.016cm" svg:y="16.656cm" svg:viewBox="0 0 160 160" draw:points="160,160 0,81 160,0">
          <text:p/>
        </draw:polygon>
        <draw:polygon draw:style-name="gr1" draw:text-style-name="P1" draw:layer="layout" svg:width="2.116cm" svg:height="0.503cm" svg:x="8.796cm" svg:y="15.748cm" svg:viewBox="0 0 2117 504" draw:points="0,0 2117,0 2117,504 0,504">
          <text:p/>
        </draw:polygon>
        <draw:frame draw:style-name="gr6" draw:text-style-name="P5" draw:layer="layout" svg:width="0.708cm" svg:height="0.475cm" svg:x="17.833cm" svg:y="16.822cm">
          <draw:text-box>
            <text:p text:style-name="P4"><text:span text:style-name="T1">end</text:span></text:p>
          </draw:text-box>
        </draw:frame>
        <draw:polygon draw:style-name="gr1" draw:text-style-name="P1" draw:layer="layout" svg:width="3.169cm" svg:height="2cm" svg:x="4.831cm" svg:y="15.736cm" svg:viewBox="0 0 3170 2001" draw:points="3170,2001 3170,0 0,0 0,2001">
          <text:p/>
        </draw:polygon>
        <draw:polygon draw:style-name="gr2" draw:text-style-name="P2" draw:layer="layout" svg:width="3.169cm" svg:height="2cm" svg:x="4.831cm" svg:y="15.736cm" svg:viewBox="0 0 3170 2001" draw:points="3170,2001 3170,0 0,0 0,2001">
          <text:p/>
        </draw:polygon>
        <draw:frame draw:style-name="gr6" draw:text-style-name="P5" draw:layer="layout" svg:width="2.261cm" svg:height="0.475cm" svg:x="8.796cm" svg:y="15.762cm">
          <draw:text-box>
            <text:p text:style-name="P4"><text:span text:style-name="T1">Invalid input</text:span></text:p>
          </draw:text-box>
        </draw:frame>
        <draw:frame draw:style-name="gr6" draw:text-style-name="P5" draw:layer="layout" svg:width="1.084cm" svg:height="0.475cm" svg:x="5.873cm" svg:y="16.253cm">
          <draw:text-box>
            <text:p text:style-name="P4"><text:span text:style-name="T1">Raise</text:span></text:p>
          </draw:text-box>
        </draw:frame>
        <draw:line draw:style-name="gr3" draw:text-style-name="P2" draw:layer="layout" svg:x1="6.415cm" svg:y1="17.736cm" svg:x2="6.415cm" svg:y2="19.208cm">
          <text:p/>
        </draw:line>
        <draw:polygon draw:style-name="gr4" draw:text-style-name="P3" draw:layer="layout" svg:width="0.158cm" svg:height="0.159cm" svg:x="6.336cm" svg:y="19.208cm" svg:viewBox="0 0 159 160" draw:points="159,0 80,160 0,0">
          <text:p/>
        </draw:polygon>
        <draw:polygon draw:style-name="gr5" draw:text-style-name="P2" draw:layer="layout" svg:width="0.158cm" svg:height="0.159cm" svg:x="6.336cm" svg:y="19.208cm" svg:viewBox="0 0 159 160" draw:points="159,0 80,160 0,0">
          <text:p/>
        </draw:polygon>
        <draw:path draw:style-name="gr1" draw:text-style-name="P1" draw:layer="layout" svg:width="3.169cm" svg:height="1.901cm" svg:x="4.831cm" svg:y="19.373cm" svg:viewBox="0 0 3170 1902" svg:d="M0 951c0-526 709-951 1584-951s1586 425 1586 951c0 525-711 951-1586 951s-1584-426-1584-951z">
          <text:p/>
        </draw:path>
        <draw:path draw:style-name="gr2" draw:text-style-name="P2" draw:layer="layout" svg:width="3.169cm" svg:height="1.901cm" svg:x="4.831cm" svg:y="19.373cm" svg:viewBox="0 0 3170 1902" svg:d="M0 951c0-526 709-951 1584-951s1586 425 1586 951c0 525-711 951-1586 951s-1584-426-1584-951z">
          <text:p/>
        </draw:path>
        <draw:frame draw:style-name="gr6" draw:text-style-name="P5" draw:layer="layout" svg:width="2.331cm" svg:height="0.475cm" svg:x="5.291cm" svg:y="16.755cm">
          <draw:text-box>
            <text:p text:style-name="P4"><text:span text:style-name="T1">error(empty)</text:span></text:p>
          </draw:text-box>
        </draw:frame>
        <draw:line draw:style-name="gr3" draw:text-style-name="P2" draw:layer="layout" svg:x1="13.057cm" svg:y1="17.736cm" svg:x2="13.057cm" svg:y2="19.006cm">
          <text:p/>
        </draw:line>
        <draw:polygon draw:style-name="gr4" draw:text-style-name="P3" draw:layer="layout" svg:width="0.159cm" svg:height="0.159cm" svg:x="12.978cm" svg:y="19.006cm" svg:viewBox="0 0 160 160" draw:points="160,0 80,160 0,0">
          <text:p/>
        </draw:polygon>
        <draw:polygon draw:style-name="gr5" draw:text-style-name="P2" draw:layer="layout" svg:width="0.159cm" svg:height="0.159cm" svg:x="12.978cm" svg:y="19.006cm" svg:viewBox="0 0 160 160" draw:points="160,0 80,160 0,0">
          <text:p/>
        </draw:polygon>
        <draw:polygon draw:style-name="gr1" draw:text-style-name="P1" draw:layer="layout" svg:width="1.825cm" svg:height="0.503cm" svg:x="12.145cm" svg:y="18.199cm" svg:viewBox="0 0 1826 504" draw:points="0,0 1826,0 1826,504 0,504">
          <text:p/>
        </draw:polygon>
        <draw:frame draw:style-name="gr6" draw:text-style-name="P5" draw:layer="layout" svg:width="0.755cm" svg:height="0.475cm" svg:x="6.045cm" svg:y="20.086cm">
          <draw:text-box>
            <text:p text:style-name="P4"><text:span text:style-name="T1">End</text:span></text:p>
          </draw:text-box>
        </draw:frame>
        <draw:polygon draw:style-name="gr1" draw:text-style-name="P1" draw:layer="layout" svg:width="3.692cm" svg:height="2.192cm" svg:x="11.211cm" svg:y="19.178cm" svg:viewBox="0 0 3693 2193" draw:points="1847,2193 3693,1096 1847,0 0,1096">
          <text:p/>
        </draw:polygon>
        <draw:polygon draw:style-name="gr2" draw:text-style-name="P2" draw:layer="layout" svg:width="3.692cm" svg:height="2.192cm" svg:x="11.211cm" svg:y="19.178cm" svg:viewBox="0 0 3693 2193" draw:points="1847,2193 3693,1096 1847,0 0,1096">
          <text:p/>
        </draw:polygon>
        <draw:frame draw:style-name="gr6" draw:text-style-name="P5" draw:layer="layout" svg:width="1.908cm" svg:height="0.475cm" svg:x="12.145cm" svg:y="18.213cm">
          <draw:text-box>
            <text:p text:style-name="P4"><text:span text:style-name="T1">valid input</text:span></text:p>
          </draw:text-box>
        </draw:frame>
        <draw:frame draw:style-name="gr6" draw:text-style-name="P5" draw:layer="layout" svg:width="1.531cm" svg:height="0.475cm" svg:x="12.304cm" svg:y="19.786cm">
          <draw:text-box>
            <text:p text:style-name="P4"><text:span text:style-name="T1">Check if</text:span></text:p>
          </draw:text-box>
        </draw:frame>
        <draw:line draw:style-name="gr3" draw:text-style-name="P2" draw:layer="layout" svg:x1="13.057cm" svg:y1="21.37cm" svg:x2="13.057cm" svg:y2="22.792cm">
          <text:p/>
        </draw:line>
        <draw:polygon draw:style-name="gr4" draw:text-style-name="P3" draw:layer="layout" svg:width="0.159cm" svg:height="0.158cm" svg:x="12.978cm" svg:y="22.792cm" svg:viewBox="0 0 160 159" draw:points="160,0 80,159 0,0">
          <text:p/>
        </draw:polygon>
        <draw:polygon draw:style-name="gr5" draw:text-style-name="P2" draw:layer="layout" svg:width="0.159cm" svg:height="0.158cm" svg:x="12.978cm" svg:y="22.792cm" svg:viewBox="0 0 160 159" draw:points="160,0 80,159 0,0">
          <text:p/>
        </draw:polygon>
        <draw:polygon draw:style-name="gr1" draw:text-style-name="P1" draw:layer="layout" svg:width="0.661cm" svg:height="0.503cm" svg:x="12.727cm" svg:y="21.909cm" svg:viewBox="0 0 662 504" draw:points="0,0 662,0 662,504 0,504">
          <text:p/>
        </draw:polygon>
        <draw:frame draw:style-name="gr6" draw:text-style-name="P5" draw:layer="layout" svg:width="2.256cm" svg:height="0.475cm" svg:x="11.973cm" svg:y="20.288cm">
          <draw:text-box>
            <text:p text:style-name="P4"><text:span text:style-name="T1">inp</text:span><text:span text:style-name="T1">ut </text:span><text:span text:style-name="T1">has </text:span><text:span text:style-name="T1">"."</text:span></text:p>
          </draw:text-box>
        </draw:frame>
        <draw:polygon draw:style-name="gr1" draw:text-style-name="P1" draw:layer="layout" svg:width="3.692cm" svg:height="2.193cm" svg:x="11.211cm" svg:y="22.958cm" svg:viewBox="0 0 3693 2194" draw:points="3693,2194 3693,0 0,0 0,2194">
          <text:p/>
        </draw:polygon>
        <draw:polygon draw:style-name="gr2" draw:text-style-name="P2" draw:layer="layout" svg:width="3.692cm" svg:height="2.193cm" svg:x="11.211cm" svg:y="22.958cm" svg:viewBox="0 0 3693 2194" draw:points="3693,2194 3693,0 0,0 0,2194">
          <text:p/>
        </draw:polygon>
        <draw:frame draw:style-name="gr6" draw:text-style-name="P5" draw:layer="layout" svg:width="0.731cm" svg:height="0.475cm" svg:x="12.727cm" svg:y="21.923cm">
          <draw:text-box>
            <text:p text:style-name="P4"><text:span text:style-name="T1">Yes</text:span></text:p>
          </draw:text-box>
        </draw:frame>
        <draw:frame draw:style-name="gr6" draw:text-style-name="P5" draw:layer="layout" svg:width="3.014cm" svg:height="0.475cm" svg:x="11.59cm" svg:y="23.567cm">
          <draw:text-box>
            <text:p text:style-name="P4"><text:span text:style-name="T1">split </text:span><text:span text:style-name="T1">integer </text:span><text:span text:style-name="T1">part</text:span></text:p>
          </draw:text-box>
        </draw:frame>
        <draw:polyline draw:style-name="gr3" draw:text-style-name="P2" draw:layer="layout" svg:width="2.929cm" svg:height="3.78cm" svg:x="14.903cm" svg:y="20.274cm" svg:viewBox="0 0 2930 3781" draw:points="0,0 2348,0 2348,3781 2930,3781">
          <text:p/>
        </draw:polyline>
        <draw:polygon draw:style-name="gr4" draw:text-style-name="P3" draw:layer="layout" svg:width="0.159cm" svg:height="0.159cm" svg:x="17.832cm" svg:y="23.975cm" svg:viewBox="0 0 160 160" draw:points="0,0 160,79 0,160">
          <text:p/>
        </draw:polygon>
        <draw:polygon draw:style-name="gr5" draw:text-style-name="P2" draw:layer="layout" svg:width="0.159cm" svg:height="0.159cm" svg:x="17.832cm" svg:y="23.975cm" svg:viewBox="0 0 160 160" draw:points="0,0 160,79 0,160">
          <text:p/>
        </draw:polygon>
        <draw:polygon draw:style-name="gr1" draw:text-style-name="P1" draw:layer="layout" svg:width="0.529cm" svg:height="0.502cm" svg:x="16.986cm" svg:y="21.11cm" svg:viewBox="0 0 530 503" draw:points="0,0 530,0 530,503 0,503">
          <text:p/>
        </draw:polygon>
        <draw:frame draw:style-name="gr6" draw:text-style-name="P5" draw:layer="layout" svg:width="3.391cm" svg:height="0.475cm" svg:x="11.418cm" svg:y="24.07cm">
          <draw:text-box>
            <text:p text:style-name="P4"><text:span text:style-name="T1">and </text:span><text:span text:style-name="T1">fracti</text:span><text:span text:style-name="T1">onal </text:span><text:span text:style-name="T1">part</text:span></text:p>
          </draw:text-box>
        </draw:frame>
        <draw:polygon draw:style-name="gr1" draw:text-style-name="P1" draw:layer="layout" svg:width="3.693cm" svg:height="2.215cm" svg:x="17.999cm" svg:y="22.947cm" svg:viewBox="0 0 3694 2216" draw:points="3694,2216 3694,0 0,0 0,2216">
          <text:p/>
        </draw:polygon>
        <draw:polygon draw:style-name="gr3" draw:text-style-name="P2" draw:layer="layout" svg:width="3.693cm" svg:height="2.215cm" svg:x="17.999cm" svg:y="22.947cm" svg:viewBox="0 0 3694 2216" draw:points="3694,2216 3694,0 0,0 0,2216">
          <text:p/>
        </draw:polygon>
        <draw:frame draw:style-name="gr6" draw:text-style-name="P5" draw:layer="layout" svg:width="0.543cm" svg:height="0.475cm" svg:x="16.986cm" svg:y="21.124cm">
          <draw:text-box>
            <text:p text:style-name="P4"><text:span text:style-name="T1">No</text:span></text:p>
          </draw:text-box>
        </draw:frame>
        <draw:frame draw:style-name="gr6" draw:text-style-name="P5" draw:layer="layout" svg:width="3.367cm" svg:height="0.475cm" svg:x="18.206cm" svg:y="23.569cm">
          <draw:text-box>
            <text:p text:style-name="P4"><text:span text:style-name="T1">set </text:span><text:span text:style-name="T1">frac</text:span><text:span text:style-name="T1">tion</text:span><text:span text:style-name="T1">al_</text:span><text:span text:style-name="T1">part</text:span></text:p>
          </draw:text-box>
        </draw:frame>
        <draw:line draw:style-name="gr3" draw:text-style-name="P2" draw:layer="layout" svg:x1="13.057cm" svg:y1="25.151cm" svg:x2="13.057cm" svg:y2="26.299cm">
          <text:p/>
        </draw:line>
        <draw:polygon draw:style-name="gr4" draw:text-style-name="P3" draw:layer="layout" svg:width="0.159cm" svg:height="0.159cm" svg:x="12.978cm" svg:y="26.299cm" svg:viewBox="0 0 160 160" draw:points="160,0 80,160 0,0">
          <text:p/>
        </draw:polygon>
        <draw:polygon draw:style-name="gr5" draw:text-style-name="P2" draw:layer="layout" svg:width="0.159cm" svg:height="0.159cm" svg:x="12.978cm" svg:y="26.299cm" svg:viewBox="0 0 160 160" draw:points="160,0 80,160 0,0">
          <text:p/>
        </draw:polygon>
        <draw:polygon draw:style-name="gr1" draw:text-style-name="P1" draw:layer="layout" svg:width="3.692cm" svg:height="2.688cm" svg:x="11.211cm" svg:y="26.468cm" svg:viewBox="0 0 3693 2689" draw:points="1847,2689 3693,1344 1847,0 0,1344">
          <text:p/>
        </draw:polygon>
        <draw:polygon draw:style-name="gr2" draw:text-style-name="P2" draw:layer="layout" svg:width="3.692cm" svg:height="2.688cm" svg:x="11.211cm" svg:y="26.468cm" svg:viewBox="0 0 3693 2689" draw:points="1847,2689 3693,1344 1847,0 0,1344">
          <text:p/>
        </draw:polygon>
        <draw:frame draw:style-name="gr6" draw:text-style-name="P5" draw:layer="layout" svg:width="0.667cm" svg:height="0.475cm" svg:x="19.515cm" svg:y="24.072cm">
          <draw:text-box>
            <text:p text:style-name="P4"><text:span text:style-name="T1">=</text:span><text:span text:style-name="T1">" </text:span><text:span text:style-name="T1">"</text:span></text:p>
          </draw:text-box>
        </draw:frame>
        <draw:frame draw:style-name="gr6" draw:text-style-name="P5" draw:layer="layout" svg:width="1.461cm" svg:height="0.475cm" svg:x="12.344cm" svg:y="27.072cm">
          <draw:text-box>
            <text:p text:style-name="P4"><text:span text:style-name="T1">validate</text:span></text:p>
          </draw:text-box>
        </draw:frame>
        <draw:frame draw:style-name="gr6" draw:text-style-name="P5" draw:layer="layout" svg:width="0.779cm" svg:height="0.475cm" svg:x="12.661cm" svg:y="27.575cm">
          <draw:text-box>
            <text:p text:style-name="P4"><text:span text:style-name="T1">digit</text:span></text:p>
          </draw:text-box>
        </draw:frame>
        <draw:polyline draw:style-name="gr3" draw:text-style-name="P2" draw:layer="layout" svg:width="2.929cm" svg:height="3.476cm" svg:x="15.071cm" svg:y="24.336cm" svg:viewBox="0 0 2930 3477" draw:points="2930,0 547,0 547,3477 0,3477">
          <text:p/>
        </draw:polyline>
        <draw:polygon draw:style-name="gr4" draw:text-style-name="P3" draw:layer="layout" svg:width="0.159cm" svg:height="0.158cm" svg:x="14.912cm" svg:y="27.733cm" svg:viewBox="0 0 160 159" draw:points="160,159 0,79 160,0">
          <text:p/>
        </draw:polygon>
        <draw:polygon draw:style-name="gr5" draw:text-style-name="P2" draw:layer="layout" svg:width="0.159cm" svg:height="0.158cm" svg:x="14.912cm" svg:y="27.733cm" svg:viewBox="0 0 160 159" draw:points="160,159 0,79 160,0">
          <text:p/>
        </draw:polygon>
        <draw:line draw:style-name="gr3" draw:text-style-name="P2" draw:layer="layout" svg:x1="13.057cm" svg:y1="29.156cm" svg:x2="13.057cm" svg:y2="30.584cm">
          <text:p/>
        </draw:line>
        <draw:polygon draw:style-name="gr4" draw:text-style-name="P3" draw:layer="layout" svg:width="0.159cm" svg:height="0.159cm" svg:x="12.978cm" svg:y="30.584cm" svg:viewBox="0 0 160 160" draw:points="160,0 80,160 0,0">
          <text:p/>
        </draw:polygon>
        <draw:polygon draw:style-name="gr5" draw:text-style-name="P2" draw:layer="layout" svg:width="0.159cm" svg:height="0.159cm" svg:x="12.978cm" svg:y="30.584cm" svg:viewBox="0 0 160 160" draw:points="160,0 80,160 0,0">
          <text:p/>
        </draw:polygon>
        <draw:polygon draw:style-name="gr1" draw:text-style-name="P1" draw:layer="layout" svg:width="1.825cm" svg:height="0.503cm" svg:x="12.145cm" svg:y="29.698cm" svg:viewBox="0 0 1826 504" draw:points="0,0 1826,0 1826,504 0,504">
          <text:p/>
        </draw:polygon>
        <draw:frame draw:style-name="gr6" draw:text-style-name="P5" draw:layer="layout" svg:width="2.002cm" svg:height="0.475cm" svg:x="12.066cm" svg:y="28.078cm">
          <draw:text-box>
            <text:p text:style-name="P4"><text:span text:style-name="T1">from_base</text:span></text:p>
          </draw:text-box>
        </draw:frame>
        <draw:polygon draw:style-name="gr1" draw:text-style-name="P1" draw:layer="layout" svg:width="3.692cm" svg:height="2.256cm" svg:x="11.211cm" svg:y="30.743cm" svg:viewBox="0 0 3693 2257" draw:points="3693,2257 3693,0 0,0 0,2257">
          <text:p/>
        </draw:polygon>
        <draw:polygon draw:style-name="gr2" draw:text-style-name="P2" draw:layer="layout" svg:width="3.692cm" svg:height="2.256cm" svg:x="11.211cm" svg:y="30.743cm" svg:viewBox="0 0 3693 2257" draw:points="3693,2257 3693,0 0,0 0,2257">
          <text:p/>
        </draw:polygon>
        <draw:frame draw:style-name="gr6" draw:text-style-name="P5" draw:layer="layout" svg:width="1.908cm" svg:height="0.475cm" svg:x="12.145cm" svg:y="29.712cm">
          <draw:text-box>
            <text:p text:style-name="P4"><text:span text:style-name="T1">valid input</text:span></text:p>
          </draw:text-box>
        </draw:frame>
        <draw:frame draw:style-name="gr6" draw:text-style-name="P5" draw:layer="layout" svg:width="2.896cm" svg:height="0.475cm" svg:x="11.656cm" svg:y="31.392cm">
          <draw:text-box>
            <text:p text:style-name="P4"><text:span text:style-name="T1">Convert integer</text:span></text:p>
          </draw:text-box>
        </draw:frame>
        <draw:line draw:style-name="gr3" draw:text-style-name="P2" draw:layer="layout" svg:x1="11.211cm" svg:y1="27.812cm" svg:x2="8.169cm" svg:y2="27.812cm">
          <text:p/>
        </draw:line>
        <draw:polygon draw:style-name="gr4" draw:text-style-name="P3" draw:layer="layout" svg:width="0.159cm" svg:height="0.158cm" svg:x="8.01cm" svg:y="27.733cm" svg:viewBox="0 0 160 159" draw:points="160,159 0,79 160,0">
          <text:p/>
        </draw:polygon>
        <draw:polygon draw:style-name="gr5" draw:text-style-name="P2" draw:layer="layout" svg:width="0.159cm" svg:height="0.158cm" svg:x="8.01cm" svg:y="27.733cm" svg:viewBox="0 0 160 159" draw:points="160,159 0,79 160,0">
          <text:p/>
        </draw:polygon>
        <draw:polygon draw:style-name="gr1" draw:text-style-name="P1" draw:layer="layout" svg:width="2.143cm" svg:height="0.502cm" svg:x="8.539cm" svg:y="27.561cm" svg:viewBox="0 0 2144 503" draw:points="0,0 2144,0 2144,503 0,503">
          <text:p/>
        </draw:polygon>
        <draw:frame draw:style-name="gr6" draw:text-style-name="P5" draw:layer="layout" svg:width="2.778cm" svg:height="0.475cm" svg:x="11.695cm" svg:y="31.895cm">
          <draw:text-box>
            <text:p text:style-name="P4"><text:span text:style-name="T1">part to decimal</text:span></text:p>
          </draw:text-box>
        </draw:frame>
        <draw:polygon draw:style-name="gr1" draw:text-style-name="P1" draw:layer="layout" svg:width="3.125cm" svg:height="2.032cm" svg:x="4.874cm" svg:y="26.796cm" svg:viewBox="0 0 3126 2033" draw:points="3126,2033 3126,0 0,0 0,2033">
          <text:p/>
        </draw:polygon>
        <draw:polygon draw:style-name="gr2" draw:text-style-name="P2" draw:layer="layout" svg:width="3.125cm" svg:height="2.032cm" svg:x="4.874cm" svg:y="26.796cm" svg:viewBox="0 0 3126 2033" draw:points="3126,2033 3126,0 0,0 0,2033">
          <text:p/>
        </draw:polygon>
        <draw:frame draw:style-name="gr6" draw:text-style-name="P5" draw:layer="layout" svg:width="2.238cm" svg:height="0.475cm" svg:x="8.54cm" svg:y="27.575cm">
          <draw:text-box>
            <text:p text:style-name="P4"><text:span text:style-name="T1">invalid input</text:span></text:p>
          </draw:text-box>
        </draw:frame>
        <draw:line draw:style-name="gr3" draw:text-style-name="P2" draw:layer="layout" svg:x1="6.437cm" svg:y1="28.827cm" svg:x2="6.437cm" svg:y2="30.321cm">
          <text:p/>
        </draw:line>
        <draw:polygon draw:style-name="gr4" draw:text-style-name="P3" draw:layer="layout" svg:width="0.158cm" svg:height="0.158cm" svg:x="6.358cm" svg:y="30.321cm" svg:viewBox="0 0 159 159" draw:points="159,0 80,159 0,0">
          <text:p/>
        </draw:polygon>
        <draw:polygon draw:style-name="gr5" draw:text-style-name="P2" draw:layer="layout" svg:width="0.158cm" svg:height="0.158cm" svg:x="6.358cm" svg:y="30.321cm" svg:viewBox="0 0 159 159" draw:points="159,0 80,159 0,0">
          <text:p/>
        </draw:polygon>
        <draw:path draw:style-name="gr1" draw:text-style-name="P1" draw:layer="layout" svg:width="3.125cm" svg:height="1.875cm" svg:x="4.874cm" svg:y="30.493cm" svg:viewBox="0 0 3126 1876" svg:d="M0 939c0-519 700-939 1563-939s1563 420 1563 939c0 517-700 937-1563 937s-1563-420-1563-937z">
          <text:p/>
        </draw:path>
        <draw:path draw:style-name="gr2" draw:text-style-name="P2" draw:layer="layout" svg:width="3.125cm" svg:height="1.875cm" svg:x="4.874cm" svg:y="30.493cm" svg:viewBox="0 0 3126 1876" svg:d="M0 939c0-519 700-939 1563-939s1563 420 1563 939c0 517-700 937-1563 937s-1563-420-1563-937z">
          <text:p/>
        </draw:path>
        <draw:frame draw:style-name="gr6" draw:text-style-name="P5" draw:layer="layout" svg:width="2.096cm" svg:height="0.475cm" svg:x="5.406cm" svg:y="27.578cm">
          <draw:text-box>
            <text:p text:style-name="P4"><text:span text:style-name="T1">Raise error</text:span></text:p>
          </draw:text-box>
        </draw:frame>
        <draw:line draw:style-name="gr3" draw:text-style-name="P2" draw:layer="layout" svg:x1="13.057cm" svg:y1="33.02cm" svg:x2="13.057cm" svg:y2="34.428cm">
          <text:p/>
        </draw:line>
        <draw:polygon draw:style-name="gr4" draw:text-style-name="P3" draw:layer="layout" svg:width="0.159cm" svg:height="0.159cm" svg:x="12.978cm" svg:y="34.428cm" svg:viewBox="0 0 160 160" draw:points="160,0 80,160 0,0">
          <text:p/>
        </draw:polygon>
        <draw:polygon draw:style-name="gr5" draw:text-style-name="P2" draw:layer="layout" svg:width="0.159cm" svg:height="0.159cm" svg:x="12.978cm" svg:y="34.428cm" svg:viewBox="0 0 160 160" draw:points="160,0 80,160 0,0">
          <text:p/>
        </draw:polygon>
        <draw:polygon draw:style-name="gr1" draw:text-style-name="P1" draw:layer="layout" svg:width="3.692cm" svg:height="2.256cm" svg:x="11.211cm" svg:y="34.587cm" svg:viewBox="0 0 3693 2257" draw:points="3693,2257 3693,0 0,0 0,2257">
          <text:p/>
        </draw:polygon>
        <draw:polygon draw:style-name="gr2" draw:text-style-name="P2" draw:layer="layout" svg:width="3.692cm" svg:height="2.256cm" svg:x="11.211cm" svg:y="34.587cm" svg:viewBox="0 0 3693 2257" draw:points="3693,2257 3693,0 0,0 0,2257">
          <text:p/>
        </draw:polygon>
        <draw:frame draw:style-name="gr6" draw:text-style-name="P5" draw:layer="layout" svg:width="0.755cm" svg:height="0.475cm" svg:x="6.067cm" svg:y="31.194cm">
          <draw:text-box>
            <text:p text:style-name="P4"><text:span text:style-name="T1">End</text:span></text:p>
          </draw:text-box>
        </draw:frame>
        <draw:frame draw:style-name="gr6" draw:text-style-name="P5" draw:layer="layout" svg:width="3.32cm" svg:height="0.475cm" svg:x="11.457cm" svg:y="35.236cm">
          <draw:text-box>
            <text:p text:style-name="P4"><text:span text:style-name="T1">Convert fractional</text:span></text:p>
          </draw:text-box>
        </draw:frame>
        <draw:line draw:style-name="gr3" draw:text-style-name="P2" draw:layer="layout" svg:x1="13.057cm" svg:y1="36.844cm" svg:x2="13.057cm" svg:y2="38.272cm">
          <text:p/>
        </draw:line>
        <draw:polygon draw:style-name="gr4" draw:text-style-name="P3" draw:layer="layout" svg:width="0.159cm" svg:height="0.159cm" svg:x="12.978cm" svg:y="38.272cm" svg:viewBox="0 0 160 160" draw:points="160,0 80,160 0,0">
          <text:p/>
        </draw:polygon>
        <draw:polygon draw:style-name="gr5" draw:text-style-name="P2" draw:layer="layout" svg:width="0.159cm" svg:height="0.159cm" svg:x="12.978cm" svg:y="38.272cm" svg:viewBox="0 0 160 160" draw:points="160,0 80,160 0,0">
          <text:p/>
        </draw:polygon>
        <draw:polygon draw:style-name="gr1" draw:text-style-name="P1" draw:layer="layout" svg:width="3.692cm" svg:height="2.256cm" svg:x="11.211cm" svg:y="38.431cm" svg:viewBox="0 0 3693 2257" draw:points="3693,2257 3693,0 0,0 0,2257">
          <text:p/>
        </draw:polygon>
        <draw:polygon draw:style-name="gr2" draw:text-style-name="P2" draw:layer="layout" svg:width="3.692cm" svg:height="2.256cm" svg:x="11.211cm" svg:y="38.431cm" svg:viewBox="0 0 3693 2257" draw:points="3693,2257 3693,0 0,0 0,2257">
          <text:p/>
        </draw:polygon>
        <draw:frame draw:style-name="gr6" draw:text-style-name="P5" draw:layer="layout" svg:width="2.778cm" svg:height="0.475cm" svg:x="11.695cm" svg:y="35.739cm">
          <draw:text-box>
            <text:p text:style-name="P4"><text:span text:style-name="T1">part to decimal</text:span></text:p>
          </draw:text-box>
        </draw:frame>
        <draw:frame draw:style-name="gr6" draw:text-style-name="P5" draw:layer="layout" svg:width="3.025cm" svg:height="0.475cm" svg:x="11.59cm" svg:y="38.829cm">
          <draw:text-box>
            <text:p text:style-name="P4"><text:span text:style-name="T1">Decimal value =</text:span></text:p>
          </draw:text-box>
        </draw:frame>
        <draw:frame draw:style-name="gr6" draw:text-style-name="P5" draw:layer="layout" svg:width="3.52cm" svg:height="0.475cm" svg:x="11.378cm" svg:y="39.332cm">
          <draw:text-box>
            <text:p text:style-name="P4"><text:span text:style-name="T1">decimal_int+decim</text:span></text:p>
          </draw:text-box>
        </draw:frame>
        <draw:line draw:style-name="gr3" draw:text-style-name="P2" draw:layer="layout" svg:x1="13.057cm" svg:y1="40.687cm" svg:x2="13.057cm" svg:y2="42.116cm">
          <text:p/>
        </draw:line>
        <draw:polygon draw:style-name="gr4" draw:text-style-name="P3" draw:layer="layout" svg:width="0.159cm" svg:height="0.159cm" svg:x="12.978cm" svg:y="42.116cm" svg:viewBox="0 0 160 160" draw:points="160,0 80,160 0,0">
          <text:p/>
        </draw:polygon>
        <draw:polygon draw:style-name="gr5" draw:text-style-name="P2" draw:layer="layout" svg:width="0.159cm" svg:height="0.159cm" svg:x="12.978cm" svg:y="42.116cm" svg:viewBox="0 0 160 160" draw:points="160,0 80,160 0,0">
          <text:p/>
        </draw:polygon>
        <draw:polygon draw:style-name="gr1" draw:text-style-name="P1" draw:layer="layout" svg:width="3.692cm" svg:height="2.256cm" svg:x="11.211cm" svg:y="42.275cm" svg:viewBox="0 0 3693 2257" draw:points="3693,2257 3693,0 0,0 0,2257">
          <text:p/>
        </draw:polygon>
        <draw:polygon draw:style-name="gr2" draw:text-style-name="P2" draw:layer="layout" svg:width="3.692cm" svg:height="2.256cm" svg:x="11.211cm" svg:y="42.275cm" svg:viewBox="0 0 3693 2257" draw:points="3693,2257 3693,0 0,0 0,2257">
          <text:p/>
        </draw:polygon>
        <draw:frame draw:style-name="gr6" draw:text-style-name="P5" draw:layer="layout" svg:width="1.39cm" svg:height="0.475cm" svg:x="12.383cm" svg:y="39.834cm">
          <draw:text-box>
            <text:p text:style-name="P4"><text:span text:style-name="T1">al_fract</text:span></text:p>
          </draw:text-box>
        </draw:frame>
        <draw:frame draw:style-name="gr6" draw:text-style-name="P5" draw:layer="layout" svg:width="3.037cm" svg:height="0.475cm" svg:x="11.59cm" svg:y="42.421cm">
          <draw:text-box>
            <text:p text:style-name="P4"><text:span text:style-name="T1">Convert interger</text:span></text:p>
          </draw:text-box>
        </draw:frame>
        <draw:frame draw:style-name="gr6" draw:text-style-name="P5" draw:layer="layout" svg:width="2.778cm" svg:height="0.475cm" svg:x="11.695cm" svg:y="42.924cm">
          <draw:text-box>
            <text:p text:style-name="P4"><text:span text:style-name="T1">part of decimal</text:span></text:p>
          </draw:text-box>
        </draw:frame>
        <draw:frame draw:style-name="gr6" draw:text-style-name="P5" draw:layer="layout" svg:width="2.685cm" svg:height="0.475cm" svg:x="11.775cm" svg:y="43.427cm">
          <draw:text-box>
            <text:p text:style-name="P4"><text:span text:style-name="T1">value to target</text:span></text:p>
          </draw:text-box>
        </draw:frame>
        <draw:line draw:style-name="gr3" draw:text-style-name="P2" draw:layer="layout" svg:x1="13.057cm" svg:y1="44.531cm" svg:x2="13.057cm" svg:y2="45.614cm">
          <text:p/>
        </draw:line>
        <draw:polygon draw:style-name="gr4" draw:text-style-name="P3" draw:layer="layout" svg:width="0.159cm" svg:height="0.158cm" svg:x="12.978cm" svg:y="45.614cm" svg:viewBox="0 0 160 159" draw:points="160,0 80,159 0,0">
          <text:p/>
        </draw:polygon>
        <draw:polygon draw:style-name="gr5" draw:text-style-name="P2" draw:layer="layout" svg:width="0.159cm" svg:height="0.158cm" svg:x="12.978cm" svg:y="45.614cm" svg:viewBox="0 0 160 159" draw:points="160,0 80,159 0,0">
          <text:p/>
        </draw:polygon>
        <draw:polygon draw:style-name="gr1" draw:text-style-name="P1" draw:layer="layout" svg:width="3.692cm" svg:height="2.944cm" svg:x="11.211cm" svg:y="45.775cm" svg:viewBox="0 0 3693 2945" draw:points="3693,2945 3693,0 0,0 0,2945">
          <text:p/>
        </draw:polygon>
        <draw:polygon draw:style-name="gr2" draw:text-style-name="P2" draw:layer="layout" svg:width="3.692cm" svg:height="2.944cm" svg:x="11.211cm" svg:y="45.775cm" svg:viewBox="0 0 3693 2945" draw:points="3693,2945 3693,0 0,0 0,2945">
          <text:p/>
        </draw:polygon>
        <draw:frame draw:style-name="gr6" draw:text-style-name="P5" draw:layer="layout" svg:width="0.92cm" svg:height="0.475cm" svg:x="12.595cm" svg:y="43.93cm">
          <draw:text-box>
            <text:p text:style-name="P4"><text:span text:style-name="T1">base</text:span></text:p>
          </draw:text-box>
        </draw:frame>
        <draw:frame draw:style-name="gr6" draw:text-style-name="P5" draw:layer="layout" svg:width="3.272cm" svg:height="0.475cm" svg:x="11.484cm" svg:y="46.004cm">
          <draw:text-box>
            <text:p text:style-name="P4"><text:span text:style-name="T1">Convert fract part</text:span></text:p>
          </draw:text-box>
        </draw:frame>
        <draw:frame draw:style-name="gr6" draw:text-style-name="P5" draw:layer="layout" svg:width="2.637cm" svg:height="0.475cm" svg:x="11.775cm" svg:y="46.507cm">
          <draw:text-box>
            <text:p text:style-name="P4"><text:span text:style-name="T1">of the decimal</text:span></text:p>
          </draw:text-box>
        </draw:frame>
        <draw:frame draw:style-name="gr6" draw:text-style-name="P5" draw:layer="layout" svg:width="2.685cm" svg:height="0.475cm" svg:x="11.775cm" svg:y="47.01cm">
          <draw:text-box>
            <text:p text:style-name="P4"><text:span text:style-name="T1">value to target</text:span></text:p>
          </draw:text-box>
        </draw:frame>
        <draw:frame draw:style-name="gr6" draw:text-style-name="P5" draw:layer="layout" svg:width="3.391cm" svg:height="0.475cm" svg:x="11.391cm" svg:y="47.513cm">
          <draw:text-box>
            <text:p text:style-name="P4"><text:span text:style-name="T1">base(loop upto 10</text:span></text:p>
          </draw:text-box>
        </draw:frame>
        <draw:line draw:style-name="gr3" draw:text-style-name="P2" draw:layer="layout" svg:x1="13.057cm" svg:y1="48.719cm" svg:x2="13.057cm" svg:y2="50.095cm">
          <text:p/>
        </draw:line>
        <draw:polygon draw:style-name="gr4" draw:text-style-name="P3" draw:layer="layout" svg:width="0.159cm" svg:height="0.159cm" svg:x="12.978cm" svg:y="50.095cm" svg:viewBox="0 0 160 160" draw:points="160,0 80,160 0,0">
          <text:p/>
        </draw:polygon>
        <draw:polygon draw:style-name="gr5" draw:text-style-name="P2" draw:layer="layout" svg:width="0.159cm" svg:height="0.159cm" svg:x="12.978cm" svg:y="50.095cm" svg:viewBox="0 0 160 160" draw:points="160,0 80,160 0,0">
          <text:p/>
        </draw:polygon>
        <draw:polygon draw:style-name="gr1" draw:text-style-name="P1" draw:layer="layout" svg:width="3.904cm" svg:height="3.229cm" svg:x="11.105cm" svg:y="50.27cm" svg:viewBox="0 0 3905 3230" draw:points="1952,3230 3905,1615 1952,0 0,1615">
          <text:p/>
        </draw:polygon>
        <draw:polygon draw:style-name="gr2" draw:text-style-name="P2" draw:layer="layout" svg:width="3.904cm" svg:height="3.229cm" svg:x="11.105cm" svg:y="50.27cm" svg:viewBox="0 0 3905 3230" draw:points="1952,3230 3905,1615 1952,0 0,1615">
          <text:p/>
        </draw:polygon>
        <draw:frame draw:style-name="gr6" draw:text-style-name="P5" draw:layer="layout" svg:width="1.155cm" svg:height="0.475cm" svg:x="12.489cm" svg:y="48.015cm">
          <draw:text-box>
            <text:p text:style-name="P4"><text:span text:style-name="T1">steps)</text:span></text:p>
          </draw:text-box>
        </draw:frame>
        <draw:frame draw:style-name="gr6" draw:text-style-name="P5" draw:layer="layout" svg:width="2.237cm" svg:height="0.475cm" svg:x="11.973cm" svg:y="51.145cm">
          <draw:text-box>
            <text:p text:style-name="P4"><text:span text:style-name="T1">Check if the</text:span></text:p>
          </draw:text-box>
        </draw:frame>
        <draw:frame draw:style-name="gr6" draw:text-style-name="P5" draw:layer="layout" svg:width="1.72cm" svg:height="0.475cm" svg:x="12.225cm" svg:y="51.648cm">
          <draw:text-box>
            <text:p text:style-name="P4"><text:span text:style-name="T1">fractional</text:span></text:p>
          </draw:text-box>
        </draw:frame>
        <draw:polyline draw:style-name="gr3" draw:text-style-name="P2" draw:layer="layout" svg:width="2.745cm" svg:height="0.114cm" svg:x="15.009cm" svg:y="51.885cm" svg:viewBox="0 0 2746 115" draw:points="0,0 1793,0 1793,115 2746,115">
          <text:p/>
        </draw:polyline>
        <draw:polygon draw:style-name="gr4" draw:text-style-name="P3" draw:layer="layout" svg:width="0.159cm" svg:height="0.159cm" svg:x="17.754cm" svg:y="51.92cm" svg:viewBox="0 0 160 160" draw:points="0,0 160,79 0,160">
          <text:p/>
        </draw:polygon>
        <draw:polygon draw:style-name="gr5" draw:text-style-name="P2" draw:layer="layout" svg:width="0.159cm" svg:height="0.159cm" svg:x="17.754cm" svg:y="51.92cm" svg:viewBox="0 0 160 160" draw:points="0,0 160,79 0,160">
          <text:p/>
        </draw:polygon>
        <draw:polygon draw:style-name="gr1" draw:text-style-name="P1" draw:layer="layout" svg:width="0.661cm" svg:height="0.503cm" svg:x="16.188cm" svg:y="51.633cm" svg:viewBox="0 0 662 504" draw:points="0,0 662,0 662,504 0,504">
          <text:p/>
        </draw:polygon>
        <draw:frame draw:style-name="gr6" draw:text-style-name="P5" draw:layer="layout" svg:width="2.425cm" svg:height="0.475cm" svg:x="11.881cm" svg:y="52.15cm">
          <draw:text-box>
            <text:p text:style-name="P4"><text:span text:style-name="T1">part is empty</text:span></text:p>
          </draw:text-box>
        </draw:frame>
        <draw:polygon draw:style-name="gr1" draw:text-style-name="P1" draw:layer="layout" svg:width="3.903cm" svg:height="2.925cm" svg:x="17.548cm" svg:y="50.537cm" svg:viewBox="0 0 3904 2926" draw:points="3173,2926 3904,0 732,0 0,2926">
          <text:p/>
        </draw:polygon>
        <draw:polygon draw:style-name="gr2" draw:text-style-name="P2" draw:layer="layout" svg:width="3.903cm" svg:height="2.925cm" svg:x="17.548cm" svg:y="50.537cm" svg:viewBox="0 0 3904 2926" draw:points="3173,2926 3904,0 732,0 0,2926">
          <text:p/>
        </draw:polygon>
        <draw:frame draw:style-name="gr6" draw:text-style-name="P5" draw:layer="layout" svg:width="0.543cm" svg:height="0.475cm" svg:x="16.188cm" svg:y="51.648cm">
          <draw:text-box>
            <text:p text:style-name="P4"><text:span text:style-name="T1">No</text:span></text:p>
          </draw:text-box>
        </draw:frame>
        <draw:frame draw:style-name="gr6" draw:text-style-name="P5" draw:layer="layout" svg:width="1.179cm" svg:height="0.475cm" svg:x="18.944cm" svg:y="50.757cm">
          <draw:text-box>
            <text:p text:style-name="P4"><text:span text:style-name="T1">output</text:span></text:p>
          </draw:text-box>
        </draw:frame>
        <draw:frame draw:style-name="gr6" draw:text-style-name="P5" draw:layer="layout" svg:width="2.308cm" svg:height="0.475cm" svg:x="18.389cm" svg:y="51.26cm">
          <draw:text-box>
            <text:p text:style-name="P4"><text:span text:style-name="T1">int_converte</text:span></text:p>
          </draw:text-box>
        </draw:frame>
        <draw:frame draw:style-name="gr6" draw:text-style-name="P5" draw:layer="layout" svg:width="1.268cm" svg:height="0.475cm" svg:x="18.878cm" svg:y="51.762cm">
          <draw:text-box>
            <text:p text:style-name="P4"><text:span text:style-name="T1">d+ "."+</text:span></text:p>
          </draw:text-box>
        </draw:frame>
        <draw:frame draw:style-name="gr6" draw:text-style-name="P5" draw:layer="layout" svg:width="1.72cm" svg:height="0.475cm" svg:x="18.667cm" svg:y="52.265cm">
          <draw:text-box>
            <text:p text:style-name="P4"><text:span text:style-name="T1">fractional</text:span></text:p>
          </draw:text-box>
        </draw:frame>
        <draw:line draw:style-name="gr3" draw:text-style-name="P2" draw:layer="layout" svg:x1="19.5cm" svg:y1="53.462cm" svg:x2="19.5cm" svg:y2="59.498cm">
          <text:p/>
        </draw:line>
        <draw:polygon draw:style-name="gr4" draw:text-style-name="P3" draw:layer="layout" svg:width="0.159cm" svg:height="0.159cm" svg:x="19.42cm" svg:y="59.498cm" svg:viewBox="0 0 160 160" draw:points="160,0 80,160 0,0">
          <text:p/>
        </draw:polygon>
        <draw:polygon draw:style-name="gr5" draw:text-style-name="P2" draw:layer="layout" svg:width="0.159cm" svg:height="0.159cm" svg:x="19.42cm" svg:y="59.498cm" svg:viewBox="0 0 160 160" draw:points="160,0 80,160 0,0">
          <text:p/>
        </draw:polygon>
        <draw:path draw:style-name="gr1" draw:text-style-name="P1" draw:layer="layout" svg:width="3.903cm" svg:height="2.342cm" svg:x="17.548cm" svg:y="59.657cm" svg:viewBox="0 0 3904 2343" svg:d="M0 1172c0-647 874-1172 1953-1172 1078 0 1951 525 1951 1172s-873 1171-1951 1171c-1079 0-1953-524-1953-1171z">
          <text:p/>
        </draw:path>
        <draw:path draw:style-name="gr2" draw:text-style-name="P2" draw:layer="layout" svg:width="3.903cm" svg:height="2.342cm" svg:x="17.548cm" svg:y="59.657cm" svg:viewBox="0 0 3904 2343" svg:d="M0 1172c0-647 874-1172 1953-1172 1078 0 1951 525 1951 1172s-873 1171-1951 1171c-1079 0-1953-524-1953-1171z">
          <text:p/>
        </draw:path>
        <draw:frame draw:style-name="gr6" draw:text-style-name="P5" draw:layer="layout" svg:width="0.99cm" svg:height="0.475cm" svg:x="18.997cm" svg:y="52.768cm">
          <draw:text-box>
            <text:p text:style-name="P4"><text:span text:style-name="T1">digits</text:span></text:p>
          </draw:text-box>
        </draw:frame>
        <draw:line draw:style-name="gr3" draw:text-style-name="P2" draw:layer="layout" svg:x1="13.057cm" svg:y1="53.5cm" svg:x2="13.057cm" svg:y2="55.35cm">
          <text:p/>
        </draw:line>
        <draw:polygon draw:style-name="gr4" draw:text-style-name="P3" draw:layer="layout" svg:width="0.159cm" svg:height="0.159cm" svg:x="12.978cm" svg:y="55.35cm" svg:viewBox="0 0 160 160" draw:points="160,0 80,160 0,0">
          <text:p/>
        </draw:polygon>
        <draw:polygon draw:style-name="gr5" draw:text-style-name="P2" draw:layer="layout" svg:width="0.159cm" svg:height="0.159cm" svg:x="12.978cm" svg:y="55.35cm" svg:viewBox="0 0 160 160" draw:points="160,0 80,160 0,0">
          <text:p/>
        </draw:polygon>
        <draw:polygon draw:style-name="gr7" draw:text-style-name="P1" draw:layer="layout" svg:width="0.529cm" svg:height="0.503cm" svg:x="12.793cm" svg:y="54.253cm" svg:viewBox="0 0 530 504" draw:points="0,0 530,0 530,504 0,504">
          <text:p><text:span text:style-name="T2">Yes</text:span></text:p>
        </draw:polygon>
        <draw:frame draw:style-name="gr6" draw:text-style-name="P5" draw:layer="layout" svg:width="0.755cm" svg:height="0.475cm" svg:x="19.13cm" svg:y="60.591cm">
          <draw:text-box>
            <text:p text:style-name="P4"><text:span text:style-name="T1">End</text:span></text:p>
          </draw:text-box>
        </draw:frame>
        <draw:polygon draw:style-name="gr1" draw:text-style-name="P1" draw:layer="layout" svg:width="3.904cm" svg:height="2.343cm" svg:x="11.105cm" svg:y="55.53cm" svg:viewBox="0 0 3905 2344" draw:points="3320,2344 3905,0 586,0 0,2344">
          <text:p/>
        </draw:polygon>
        <draw:polygon draw:style-name="gr2" draw:text-style-name="P2" draw:layer="layout" svg:width="3.904cm" svg:height="2.343cm" svg:x="11.105cm" svg:y="55.53cm" svg:viewBox="0 0 3905 2344" draw:points="3320,2344 3905,0 586,0 0,2344">
          <text:p/>
        </draw:polygon>
        <draw:frame draw:style-name="gr6" draw:text-style-name="P5" draw:layer="layout" svg:width="1.179cm" svg:height="0.475cm" svg:x="12.502cm" svg:y="56.219cm">
          <draw:text-box>
            <text:p text:style-name="P4"><text:span text:style-name="T1">output</text:span></text:p>
          </draw:text-box>
        </draw:frame>
        <draw:line draw:style-name="gr3" draw:text-style-name="P2" draw:layer="layout" svg:x1="13.057cm" svg:y1="57.873cm" svg:x2="13.057cm" svg:y2="59.293cm">
          <text:p/>
        </draw:line>
        <draw:polygon draw:style-name="gr4" draw:text-style-name="P3" draw:layer="layout" svg:width="0.159cm" svg:height="0.158cm" svg:x="12.978cm" svg:y="59.293cm" svg:viewBox="0 0 160 159" draw:points="160,0 80,159 0,0">
          <text:p/>
        </draw:polygon>
        <draw:polygon draw:style-name="gr5" draw:text-style-name="P2" draw:layer="layout" svg:width="0.159cm" svg:height="0.158cm" svg:x="12.978cm" svg:y="59.293cm" svg:viewBox="0 0 160 159" draw:points="160,0 80,159 0,0">
          <text:p/>
        </draw:polygon>
        <draw:path draw:style-name="gr1" draw:text-style-name="P1" draw:layer="layout" svg:width="3.904cm" svg:height="2.343cm" svg:x="11.105cm" svg:y="59.46cm" svg:viewBox="0 0 3905 2344" svg:d="M0 1172c0-646 874-1172 1952-1172 1080 0 1953 526 1953 1172 0 647-873 1172-1953 1172-1078 0-1952-525-1952-1172z">
          <text:p/>
        </draw:path>
        <draw:path draw:style-name="gr2" draw:text-style-name="P2" draw:layer="layout" svg:width="3.904cm" svg:height="2.343cm" svg:x="11.105cm" svg:y="59.46cm" svg:viewBox="0 0 3905 2344" svg:d="M0 1172c0-646 874-1172 1952-1172 1080 0 1953 526 1953 1172 0 647-873 1172-1953 1172-1078 0-1952-525-1952-1172z">
          <text:p/>
        </draw:path>
        <draw:frame draw:style-name="gr6" draw:text-style-name="P5" draw:layer="layout" svg:width="2.544cm" svg:height="0.475cm" svg:x="11.828cm" svg:y="56.722cm">
          <draw:text-box>
            <text:p text:style-name="P4"><text:span text:style-name="T1">int_converted</text:span></text:p>
          </draw:text-box>
        </draw:frame>
        <draw:path draw:style-name="gr8" draw:text-style-name="P6" draw:layer="layout" svg:width="3.421cm" svg:height="2.954cm" svg:x="4.107cm" svg:y="3.527cm" svg:viewBox="0 0 3422 2955" svg:d="M300 1924l172 299-28 29-251-134 134 251-28 28-299-172 31-31 241 145-136-251 29-29 251 136-146-241zM445 1903c49-48 117-48 171 7 55 55 55 122 6 170-47 48-115 49-170-6-54-55-54-123-7-171zM587 1938c-41-41-86-39-116-9-32 32-29 77 10 116 41 41 86 40 117 9 32-32 28-77-11-116zM643 1706c35-35 80-39 118-2l115 115-28 28-113-112c-18-19-46-25-72 1-30 31-27 74 11 111l87 88-28 28-170-171 27-27 30 29c-9-28-6-59 23-88zM829 1387l241 240-27 27-35-34c13 29 11 64-21 96-52 52-121 33-166-12-44-44-63-113-11-166 29-29 62-34 88-26l-97-97zM965 1686c36-36 22-84-11-117-33-32-79-46-115-9-37 37-22 83 11 115 33 33 78 48 115 11zM1177 1363l-126 126c39 38 81 33 110 4 21-21 29-49 16-73l28-27c27 45 12 94-20 126-41 41-108 52-170-9-61-62-49-127-8-168s101-48 157 8zM1031 1367c-25 24-34 60-2 99l98-98c-30-29-68-29-96-1zM1203 1149l27 27-8 7c-33 34-33 71 5 110l88 88-28 28-170-170 28-28 29 30c-12-30-4-59 21-84zM1367 1137c31-24 72-58 111-19 37 37 21 87-15 123-37 37-89 52-131 17l29-29c26 19 56 8 79-15 22-22 29-45 12-62-16-17-36-6-56 9-34 25-85 67-128 23-35-34-23-80 13-116 36-35 85-52 123-15l-29 29c-20-20-48-9-69 11-19 19-28 44-11 61 19 19 43 3 72-17zM1468 880c35-35 81-39 118-2l116 117-28 28-113-113c-19-19-47-25-73 2-30 30-27 73 11 111l87 87-28 28-239-240 28-28 99 100c-9-29-6-60 22-90zM1639 709c37-37 77-44 115-6l120 119-28 27-27-27c9 40-10 72-29 92-30 30-71 38-104 5-41-42-11-85 1-103l28-39c15-21 23-36 7-52-17-17-39-11-60 10-26 27-30 53-15 76l-29 28c-30-40-18-90 21-130zM1757 761c-4 12-9 20-21 37l-17 24c-15 20-30 42-7 65 20 21 41 13 59-5 26-26 36-71 2-105zM1831 520l27 26-8 8c-33 34-33 71 5 109l89 89-28 28-171-171 28-27 29 29c-12-29-4-58 21-83zM2088 451l-127 127c40 37 81 33 110 4 22-21 29-49 17-73l27-28c28 46 12 95-20 127-41 41-107 51-168-10s-50-127-9-167c41-41 101-49 157 7zM1942 455c-25 25-34 61-3 100l98-98c-29-30-68-29-95-2zM1027 2680l-276 275-393-393 264-264 68 69-190 190 91 92 176-176 68 69-175 175 96 96 201-201zM944 1964l400 399-68 68-45-44c18 49-1 102-41 142-70 70-180 80-281-22-100-100-91-208-20-279 38-37 88-57 134-47l-148-148zM1143 2448c37-37 47-103-12-162-59-60-126-50-164-12-40 40-46 104 13 163 59 58 122 52 163 11zM1282 1840l68 68-18 18c-49 49-49 102 8 158l141 142-70 69-289-289 69-69 43 43c-17-46-5-88 29-121zM1435 1684c63-64 135-84 203-16l200 200-68 68-42-42c15 60-11 109-42 139-46 46-118 69-179 8-73-73-19-151 3-181l50-67c9-13 27-40 3-64-22-22-52-6-77 18-43 43-35 77-19 105l-66 66c-57-79-38-162 34-234zM1646 1958c42-42 40-102 1-141l-15-16c-6 15-17 29-29 46l-25 33c-10 14-39 54-7 86 23 23 50 16 75-8zM2040 1089l189 389-67 67-251-125 126 250-68 67-389-189 74-74 257 135-134-258 68-68 258 134-135-256zM2379 541l393 394-69 69-277-278 176 379-66 65-377-175 276 276-66 67-393-393 92-93 409 192-191-410zM2674 444c63-63 135-84 203-16l200 201-68 68-42-43c15 60-12 109-43 140-46 46-117 68-179 7-72-72-19-150 4-181l50-67c9-12 27-39 3-64-22-21-53-6-77 18-44 44-35 77-19 105l-67 66c-56-79-37-162 35-234zM2885 718c42-42 40-102 1-141l-15-16c-7 15-17 29-29 46l-25 33c-10 14-40 54-8 86 23 23 51 17 76-8zM3333 373l-159-26 26 159-87 87-36-251-255-36 90-90 155 25-26-154 86-87 36 246 259 37z">
          <text:p/>
        </draw:path>
        <draw:path draw:style-name="gr8" draw:text-style-name="P6" draw:layer="layout" svg:width="1.581cm" svg:height="1.581cm" svg:x="3.054cm" svg:y="5.956cm" svg:viewBox="0 0 1582 1582" svg:d="M88 1005c-117-117-117-312 0-429l489-488c117-117 311-117 429 0l488 488c117 117 117 312 0 429l-488 489c-118 117-312 117-429 0zM107 986l488 489c110 109 282 109 392 0l489-489c109-109 109-282 0-391l-489-488c-110-110-282-110-392 0l-488 488c-109 109-109 282 0 391z">
          <text:p/>
        </draw:path>
        <draw:path draw:style-name="gr9" draw:text-style-name="P7" draw:layer="layout" svg:width="0.312cm" svg:height="0.312cm" svg:x="3.597cm" svg:y="6.682cm" svg:viewBox="0 0 313 313" svg:d="M294 111l-184 182c-25 27-66 27-91 0-25-25-25-66 0-91l182-182c26-27 66-27 93 0 25 25 25 66 0 91z">
          <text:p/>
        </draw:path>
        <draw:path draw:style-name="gr8" draw:text-style-name="P6" draw:layer="layout" svg:width="0.862cm" svg:height="0.862cm" svg:x="3.369cm" svg:y="6.359cm" svg:viewBox="0 0 863 863" svg:d="M293 205l-183 182c-25 26-66 26-91 0-25-25-25-66 0-91l182-182c151-152 397-152 549 0 151 151 151 396 0 547l-183 182c-25 26-67 26-92 0-25-25-25-66 0-91l183-182c101-101 101-264 0-365-100-101-265-101-365 0z">
          <text:p/>
        </draw:path>
        <draw:path draw:style-name="gr8" draw:text-style-name="P6" draw:layer="layout" svg:width="3.421cm" svg:height="2.953cm" svg:x="4.107cm" svg:y="14.111cm" svg:viewBox="0 0 3422 2954" svg:d="M300 1923l172 300-28 28-251-135 134 252-28 28-299-172 31-31 241 145-136-252 29-28 251 137-146-243zM445 1902c49-49 117-49 171 6 55 55 55 123 6 171-47 48-115 48-170-7-54-55-54-123-7-170zM587 1937c-41-41-86-40-116-9-32 32-29 77 10 115 41 41 86 40 117 9 32-32 28-77-11-115zM643 1704c35-35 80-39 118-2l115 116-28 28-113-113c-18-19-46-24-72 2-30 30-27 73 11 111l87 87-28 28-170-171 27-27 30 30c-9-29-6-60 23-89zM829 1386l241 239-27 27-35-33c13 28 11 63-21 95-52 53-121 33-166-11-44-44-63-114-11-166 29-29 62-35 88-26l-97-97zM965 1685c36-37 22-84-11-117s-79-46-115-10c-37 37-22 83 11 116s78 47 115 11zM1177 1361l-126 127c39 37 81 33 110 3 21-21 29-48 16-72l28-28c27 45 12 94-20 127-41 40-108 51-170-10-61-61-49-127-8-168s101-48 157 8zM1031 1365c-25 25-34 61-2 100l98-98c-30-30-68-29-96-2zM1203 1147l27 27-8 8c-33 33-33 71 5 109l88 88-28 28-170-170 28-28 29 30c-12-30-4-58 21-84zM1367 1135c31-23 72-57 111-18 37 36 21 86-15 122-37 37-89 52-131 17l29-29c26 19 56 8 79-15 22-21 29-45 12-62-16-17-36-5-56 9-34 25-85 68-128 24-35-35-23-80 13-116s85-52 123-15l-29 28c-20-20-48-9-69 11-19 20-28 44-11 61 19 20 43 4 72-17zM1468 880c35-35 81-39 118-2l116 115-28 28-113-113c-19-18-47-24-73 2-30 30-27 73 11 111l87 87-28 28-239-239 28-28 99 99c-9-28-6-60 22-88zM1639 709c37-37 77-45 115-7l120 119-28 27-27-27c9 40-10 73-29 91-30 30-71 38-104 5-41-41-11-83 1-102l28-39c15-20 23-35 7-51-17-18-39-11-60 10-26 26-30 53-15 75l-29 29c-30-41-18-91 21-130zM1757 761c-4 11-9 20-21 36l-17 24c-15 20-30 43-7 66 20 19 41 12 59-5 26-27 36-71 2-106zM1831 519l27 27-8 8c-33 33-33 71 5 109l89 88-28 28-171-170 28-28 29 30c-12-30-4-58 21-84zM2088 451l-127 126c40 38 81 33 110 4 22-21 29-49 17-73l27-27c28 45 12 94-20 126-41 41-107 52-168-9-61-62-50-127-9-168s101-48 157 8zM1942 455c-25 24-34 60-3 99l98-98c-29-30-68-29-95-1zM1027 2680l-276 274-393-393 264-264 68 69-190 191 91 91 176-176 68 69-175 176 96 96 201-202zM944 1962l400 400-68 68-45-44c18 49-1 102-41 142-70 71-180 80-281-21-100-100-91-209-20-279 38-38 88-58 134-47l-148-150zM1143 2448c37-38 47-104-12-163s-126-49-164-12c-40 41-46 104 13 163 59 58 122 52 163 12zM1282 1838l68 68-18 18c-49 49-49 102 8 159l141 142-70 70-289-290 69-69 43 42c-17-46-5-87 29-121zM1435 1682c63-63 135-83 203-16l200 201-68 68-42-42c15 59-11 108-42 139-46 46-118 68-179 7-73-72-19-150 3-181l50-66c9-13 27-40 3-64-22-22-52-7-77 18-43 43-35 76-19 104l-66 66c-57-78-38-162 34-234zM1646 1956c42-42 40-102 1-141l-15-16c-6 16-17 29-29 46l-25 34c-10 14-39 53-7 85 23 23 50 17 75-8zM2040 1087l189 390-67 66-251-124 126 249-68 68-389-189 74-74 257 134-134-257 68-68 258 133-135-256zM2379 541l393 393-69 68-277-277 176 378-66 66-377-176 276 277-66 67-393-393 92-93 409 191-191-409zM2674 443c63-63 135-83 203-15l200 200-68 68-42-42c15 59-12 108-43 139-46 46-117 68-179 7-72-72-19-150 4-180l50-67c9-13 27-40 3-64-22-22-53-7-77 18-44 43-35 76-19 104l-67 66c-56-78-37-162 35-234zM2885 717c42-42 40-102 1-141l-15-15c-7 15-17 28-29 45l-25 34c-10 14-40 53-8 85 23 23 51 17 76-8zM3333 372l-159-25 26 158-87 87-36-250-255-37 90-90 155 26-26-155 86-86 36 246 259 37z">
          <text:p/>
        </draw:path>
        <draw:path draw:style-name="gr8" draw:text-style-name="P6" draw:layer="layout" svg:width="1.581cm" svg:height="1.58cm" svg:x="3.054cm" svg:y="16.539cm" svg:viewBox="0 0 1582 1581" svg:d="M88 1006c-117-117-117-312 0-429l489-488c117-119 311-119 429 0l488 488c117 117 117 312 0 429l-488 488c-118 117-312 117-429 0zM107 987l488 488c110 110 282 110 392 0l489-488c109-109 109-282 0-391l-489-488c-110-111-282-111-392 0l-488 488c-109 109-109 282 0 391z">
          <text:p/>
        </draw:path>
        <draw:path draw:style-name="gr9" draw:text-style-name="P7" draw:layer="layout" svg:width="0.312cm" svg:height="0.312cm" svg:x="3.597cm" svg:y="17.265cm" svg:viewBox="0 0 313 313" svg:d="M294 111l-184 183c-25 26-66 26-91 0-25-25-25-66 0-91l182-183c26-27 66-27 93 0 25 25 25 66 0 91z">
          <text:p/>
        </draw:path>
        <draw:path draw:style-name="gr8" draw:text-style-name="P6" draw:layer="layout" svg:width="0.862cm" svg:height="0.862cm" svg:x="3.369cm" svg:y="16.943cm" svg:viewBox="0 0 863 863" svg:d="M293 204l-183 183c-25 25-66 25-91 0s-25-66 0-91l182-183c151-151 397-151 549 0 151 151 151 396 0 547l-183 184c-25 25-67 25-92 0s-25-66 0-91l183-184c101-101 101-264 0-365-100-100-265-100-365 0z">
          <text:p/>
        </draw:path>
        <draw:path draw:style-name="gr8" draw:text-style-name="P6" draw:layer="layout" svg:width="3.421cm" svg:height="2.953cm" svg:x="4.107cm" svg:y="24.694cm" svg:viewBox="0 0 3422 2954" svg:d="M300 1924l172 299-28 28-251-133 134 250-28 29-299-173 31-31 241 146-136-252 29-28 251 136-146-242zM445 1903c49-48 117-48 171 6 55 55 55 123 6 171-47 48-115 48-170-7-54-54-54-122-7-170zM587 1938c-41-41-86-40-116-9-32 32-29 77 10 116 41 41 86 39 117 9 32-32 28-77-11-116zM643 1706c35-35 80-39 118-2l115 115-28 28-113-113c-18-18-46-24-72 2-30 30-27 73 11 111l87 87-28 28-170-170 27-28 30 30c-9-28-6-60 23-88zM829 1387l241 240-27 26-35-33c13 29 11 63-21 95-52 53-121 33-166-11-44-44-63-113-11-166 29-29 62-34 88-26l-97-97zM965 1686c36-37 22-84-11-117s-79-46-115-9c-37 36-22 82 11 115s78 48 115 11zM1177 1362l-126 127c39 37 81 33 110 4 21-21 29-49 16-73l28-28c27 46 12 95-20 127-41 41-108 51-170-10-61-61-49-127-8-167 41-41 101-49 157 7zM1031 1366c-25 25-34 61-2 100l98-98c-30-30-68-29-96-2zM1203 1149l27 26-8 8c-33 33-33 71 5 109l88 89-28 28-170-171 28-27 29 29c-12-29-4-58 21-83zM1367 1136c31-23 72-57 111-18 37 36 21 87-15 122-37 38-89 52-131 17l29-28c26 19 56 8 79-16 22-21 29-45 12-62-16-16-36-5-56 9-34 26-85 68-128 24-35-34-23-80 13-116s85-52 123-15l-29 29c-20-20-48-10-69 11-19 19-28 43-11 61 19 19 43 3 72-18zM1468 881c35-35 81-39 118-2l116 116-28 28-113-113c-19-19-47-25-73 1-30 31-27 74 11 112l87 87-28 28-239-240 28-28 99 100c-9-29-6-60 22-89zM1639 710c37-37 77-45 115-7l120 120-28 27-27-28c9 40-10 73-29 92-30 29-71 37-104 5-41-41-11-84 1-102l28-40c15-20 23-35 7-51-17-17-39-11-60 10-26 26-30 53-15 76l-29 28c-30-40-18-91 21-130zM1757 762c-4 12-9 20-21 37l-17 24c-15 19-30 42-7 65 20 20 41 13 59-5 26-27 36-71 2-106zM1831 521l27 26-8 8c-33 33-33 71 5 109l89 89-28 28-171-171 28-27 29 29c-12-29-4-58 21-83zM2088 452l-127 127c40 37 81 33 110 3 22-21 29-48 17-72l27-28c28 45 12 94-20 127-41 40-107 51-168-10s-50-127-9-168c41-42 101-49 157 8zM1942 456c-25 25-34 61-3 99l98-98c-29-29-68-29-95-1zM1027 2680l-276 274-393-393 264-263 68 68-190 191 91 91 176-175 68 68-175 176 96 96 201-202zM944 1963l400 399-68 69-45-45c18 49-1 103-41 142-70 71-180 81-281-21-100-100-91-208-20-279 38-38 88-58 134-47l-148-148zM1143 2448c37-38 47-104-12-163s-126-49-164-11c-40 40-46 103 13 162s122 53 163 12zM1282 1839l68 68-18 19c-49 49-49 101 8 158l141 141-70 70-289-289 69-69 43 43c-17-46-5-88 29-122zM1435 1683c63-63 135-83 203-15l200 200-68 68-42-42c15 59-11 108-42 139-46 46-118 69-179 7-73-72-19-150 3-180l50-67c9-13 27-40 3-64-22-22-52-7-77 18-43 43-35 76-19 104l-66 67c-57-79-38-163 34-235zM1646 1957c42-42 40-102 1-141l-15-15c-6 15-17 28-29 45l-25 34c-10 14-39 53-7 85 23 23 50 17 75-8zM2040 1088l189 390-67 67-251-125 126 250-68 67-389-189 74-74 257 135-134-258 68-68 258 134-135-257zM2379 542l393 393-69 68-277-276 176 377-66 66-377-176 276 277-66 67-393-393 92-93 409 192-191-409zM2674 445c63-65 135-85 203-16l200 200-68 68-42-42c15 60-12 108-43 139-46 46-117 69-179 8-72-73-19-151 4-181l50-67c9-13 27-40 3-64-22-22-53-7-77 18-44 43-35 76-19 104l-67 67c-56-79-37-162 35-234zM2885 719c42-43 40-103 1-141l-15-16c-7 15-17 29-29 45l-25 34c-10 14-40 53-8 85 23 23 51 17 76-7zM3333 373l-159-26 26 159-87 88-36-252-255-37 90-89 155 25-26-154 86-87 36 246 259 37z">
          <text:p/>
        </draw:path>
        <draw:path draw:style-name="gr8" draw:text-style-name="P6" draw:layer="layout" svg:width="1.581cm" svg:height="1.581cm" svg:x="3.054cm" svg:y="27.123cm" svg:viewBox="0 0 1582 1582" svg:d="M88 1005c-117-117-117-311 0-428l489-489c117-117 311-117 429 0l488 489c117 117 117 311 0 428l-488 489c-118 117-312 117-429 0zM107 987l488 488c110 109 282 109 392 0l489-488c109-110 109-282 0-391l-489-490c-110-109-282-109-392 0l-488 490c-109 109-109 281 0 391z">
          <text:p/>
        </draw:path>
        <draw:path draw:style-name="gr9" draw:text-style-name="P7" draw:layer="layout" svg:width="0.312cm" svg:height="0.311cm" svg:x="3.597cm" svg:y="27.849cm" svg:viewBox="0 0 313 312" svg:d="M294 111l-184 182c-25 26-66 26-91 0-25-25-25-66 0-91l182-183c26-25 66-25 93 0 25 26 25 66 0 92z">
          <text:p/>
        </draw:path>
        <draw:path draw:style-name="gr8" draw:text-style-name="P6" draw:layer="layout" svg:width="0.862cm" svg:height="0.862cm" svg:x="3.369cm" svg:y="27.526cm" svg:viewBox="0 0 863 863" svg:d="M293 205l-183 182c-25 25-66 25-91 0s-25-66 0-91l182-183c151-151 397-151 549 0 151 152 151 398 0 549l-183 182c-25 25-67 25-92 0s-25-66 0-91l183-183c101-100 101-265 0-365-100-101-265-101-365 0z">
          <text:p/>
        </draw:path>
        <draw:path draw:style-name="gr8" draw:text-style-name="P6" draw:layer="layout" svg:width="3.421cm" svg:height="2.954cm" svg:x="4.107cm" svg:y="35.277cm" svg:viewBox="0 0 3422 2955" svg:d="M300 1924l172 299-28 29-251-134 134 251-28 28-299-172 31-31 241 145-136-251 29-29 251 136-146-241zM445 1903c49-48 117-48 171 7 55 55 55 122 6 170-47 48-115 49-170-6-54-55-54-123-7-171zM587 1938c-41-41-86-39-116-9-32 32-29 77 10 116 41 41 86 40 117 9 32-32 28-77-11-116zM643 1706c35-35 80-39 118-2l115 115-28 28-113-112c-18-19-46-25-72 1-30 31-27 74 11 111l87 88-28 28-170-171 27-27 30 29c-9-28-6-59 23-88zM829 1386l241 240-27 28-35-35c13 30 11 65-21 97-52 52-121 33-166-12-44-44-63-114-11-167 29-29 62-34 88-26l-97-97zM965 1686c36-36 22-85-11-118-33-32-79-46-115-9-37 37-22 84 11 116 33 33 78 48 115 11zM1177 1362l-126 126c39 38 81 33 110 4 21-21 29-49 16-73l28-27c27 45 12 94-20 126-41 41-108 52-170-9-61-62-49-127-8-168s101-48 157 8zM1031 1366c-25 24-34 60-2 99l98-98c-30-29-68-29-96-1zM1203 1148l27 27-8 7c-33 34-33 71 5 110l88 88-28 28-170-170 28-28 29 30c-12-30-4-59 21-84zM1367 1136c31-24 72-58 111-19 37 37 21 87-15 123-37 37-89 52-131 17l29-29c26 19 56 8 79-15 22-22 29-45 12-62-16-17-36-6-56 9-34 25-85 67-128 23-35-34-23-80 13-116 36-35 85-52 123-15l-29 29c-20-20-48-9-69 11-19 19-28 44-11 61 19 19 43 3 72-17zM1468 880c35-35 81-39 118-2l116 116-28 28-113-113c-19-18-47-24-73 2-30 30-27 73 11 111l87 87-28 28-239-239 28-28 99 99c-9-29-6-60 22-89zM1639 709c37-37 77-44 115-6l120 119-28 27-27-27c9 40-10 72-29 91-30 30-71 38-104 5-41-41-11-84 1-102l28-39c15-21 23-36 7-52-17-17-39-11-60 10-26 27-30 53-15 76l-29 28c-30-40-18-90 21-130zM1757 761c-4 12-9 20-21 37l-17 24c-15 20-30 42-7 65 20 20 41 13 59-5 26-26 36-71 2-105zM1831 520l27 26-8 8c-33 34-33 71 5 109l89 89-28 28-171-171 28-27 29 29c-12-29-4-58 21-83zM2088 451l-127 127c40 37 81 33 110 4 22-21 29-49 17-73l27-28c28 46 12 95-20 127-41 41-107 51-168-10s-50-127-9-167c41-41 101-49 157 7zM1942 455c-25 25-34 61-3 100l98-98c-29-30-68-29-95-2zM1027 2680l-276 275-393-393 264-264 68 69-190 190 91 92 176-176 68 69-175 175 96 96 201-201zM944 1964l400 399-68 68-45-44c18 49-1 102-41 142-70 70-180 80-281-22-100-100-91-208-20-279 38-37 88-57 134-47l-148-148zM1143 2448c37-37 47-103-12-162-59-60-126-50-164-12-40 40-46 104 13 163 59 58 122 52 163 11zM1282 1840l68 68-18 18c-49 49-49 102 8 158l141 142-70 69-289-289 69-69 43 43c-17-46-5-88 29-121zM1435 1684c63-65 135-85 203-16l200 200-68 68-42-42c15 60-11 109-42 139-46 46-118 69-179 8-73-73-19-151 3-181l50-67c9-13 27-40 3-64-22-22-52-6-77 18-43 43-35 77-19 105l-66 66c-57-79-38-162 34-234zM1646 1958c42-42 40-102 1-141l-15-16c-6 15-17 29-29 46l-25 33c-10 14-39 54-7 86 23 23 50 16 75-8zM2040 1088l189 389-67 67-251-125 126 251-68 67-389-190 74-74 257 135-134-258 68-68 258 134-135-256zM2379 541l393 393-69 69-277-277 176 378-66 65-377-175 276 276-66 67-393-393 92-92 409 191-191-409zM2674 444c63-63 135-84 203-16l200 201-68 68-42-43c15 60-12 109-43 140-46 46-117 68-179 7-72-72-19-150 4-181l50-67c9-12 27-39 3-64-22-21-53-6-77 18-44 44-35 77-19 105l-67 66c-56-79-37-162 35-234zM2885 718c42-42 40-102 1-141l-15-16c-7 15-17 29-29 46l-25 33c-10 14-40 54-8 86 23 23 51 17 76-8zM3333 373l-159-26 26 159-87 87-36-251-255-36 90-90 155 25-26-154 86-87 36 246 259 37z">
          <text:p/>
        </draw:path>
        <draw:path draw:style-name="gr8" draw:text-style-name="P6" draw:layer="layout" svg:width="1.581cm" svg:height="1.581cm" svg:x="3.054cm" svg:y="37.706cm" svg:viewBox="0 0 1582 1582" svg:d="M88 1006c-117-118-117-313 0-430l489-488c117-117 311-117 429 0l488 488c117 117 117 312 0 430l-488 488c-118 117-312 117-429 0zM107 986l488 489c110 109 282 109 392 0l489-489c109-109 109-282 0-391l-489-488c-110-110-282-110-392 0l-488 488c-109 109-109 282 0 391z">
          <text:p/>
        </draw:path>
        <draw:path draw:style-name="gr9" draw:text-style-name="P7" draw:layer="layout" svg:width="0.312cm" svg:height="0.311cm" svg:x="3.597cm" svg:y="38.432cm" svg:viewBox="0 0 313 312" svg:d="M294 110l-184 183c-25 26-66 26-91 0s-25-67 0-92l182-182c26-25 66-25 93 0 25 25 25 66 0 91z">
          <text:p/>
        </draw:path>
        <draw:path draw:style-name="gr8" draw:text-style-name="P6" draw:layer="layout" svg:width="0.862cm" svg:height="0.862cm" svg:x="3.369cm" svg:y="38.109cm" svg:viewBox="0 0 863 863" svg:d="M293 204l-183 183c-25 26-66 26-91 0-25-25-25-66 0-91l182-183c151-151 397-151 549 0 151 152 151 397 0 548l-183 182c-25 26-67 26-92 0-25-25-25-66 0-91l183-182c101-101 101-264 0-366-100-101-265-101-365 0z">
          <text:p/>
        </draw:path>
        <draw:path draw:style-name="gr8" draw:text-style-name="P6" draw:layer="layout" svg:width="3.421cm" svg:height="2.953cm" svg:x="4.107cm" svg:y="45.861cm" svg:viewBox="0 0 3422 2954" svg:d="M300 1923l172 299-28 28-251-134 134 251-28 28-299-172 31-31 241 145-136-251 29-28 251 136-146-242zM445 1902c49-49 117-49 171 6 55 55 55 123 6 171-47 48-115 48-170-7-54-55-54-123-7-170zM587 1937c-41-41-86-40-116-9-32 32-29 77 10 115 41 41 86 40 117 9 32-32 28-77-11-115zM643 1704c35-35 80-39 118-2l115 116-28 28-113-113c-18-19-46-24-72 2-30 30-27 73 11 111l87 87-28 28-170-171 27-27 30 30c-9-29-6-60 23-89zM829 1386l241 239-27 27-35-33c13 28 11 63-21 95-52 53-121 33-166-11-44-44-63-114-11-166 29-29 62-35 88-26l-97-97zM965 1685c36-37 22-84-11-117s-79-46-115-10c-37 37-22 83 11 116s78 47 115 11zM1177 1361l-126 127c39 37 81 33 110 3 21-21 29-48 16-72l28-28c27 45 12 94-20 127-41 40-108 51-170-10-61-61-49-127-8-168s101-48 157 8zM1031 1365c-25 25-34 61-2 100l98-98c-30-30-68-29-96-2zM1203 1147l27 27-8 8c-33 33-33 71 5 109l88 88-28 28-170-170 28-28 29 30c-12-30-4-58 21-84zM1367 1135c31-23 72-57 111-18 37 36 21 86-15 122-37 37-89 52-131 17l29-29c26 19 56 8 79-15 22-21 29-45 12-62-16-17-36-5-56 9-34 25-85 68-128 24-35-35-23-80 13-116s85-52 123-15l-29 28c-20-20-48-9-69 11-19 20-28 44-11 61 19 20 43 4 72-17zM1468 880c35-35 81-39 118-2l116 115-28 28-113-113c-19-18-47-24-73 2-30 30-27 73 11 111l87 87-28 28-239-239 28-28 99 99c-9-28-6-60 22-88zM1639 709c37-37 77-45 115-7l120 119-28 27-27-27c9 40-10 73-29 91-30 30-71 38-104 5-41-41-11-83 1-102l28-39c15-20 23-35 7-51-17-18-39-11-60 10-26 26-30 53-15 75l-29 29c-30-41-18-91 21-130zM1757 761c-4 11-9 20-21 36l-17 24c-15 20-30 43-7 66 20 19 41 12 59-5 26-27 36-71 2-106zM1831 519l27 27-8 8c-33 33-33 71 5 109l89 88-28 28-171-170 28-28 29 30c-12-30-4-58 21-84zM2088 451l-127 126c40 38 81 33 110 4 22-21 29-49 17-73l27-27c28 45 12 94-20 126-41 41-107 52-168-9-61-62-50-127-9-168s101-48 157 8zM1942 455c-25 24-34 60-3 99l98-98c-29-30-68-29-95-1zM1027 2679l-276 275-393-394 264-264 68 69-190 191 91 91 176-176 68 69-175 176 96 96 201-202zM944 1962l400 399-68 68-45-44c18 49-1 102-41 142-70 71-180 80-281-21-100-100-91-209-20-279 38-38 88-58 134-47l-148-149zM1143 2447c37-38 47-104-12-163s-126-49-164-12c-40 41-46 104 13 163 59 58 122 52 163 12zM1282 1838l68 68-18 18c-49 49-49 102 8 159l141 141-70 70-289-289 69-69 43 42c-17-46-5-87 29-121zM1435 1682c63-63 135-83 203-16l200 201-68 68-42-42c15 59-11 108-42 139-46 46-118 68-179 7-73-72-19-150 3-181l50-66c9-13 27-40 3-64-22-22-52-7-77 18-43 43-35 76-19 104l-66 66c-57-78-38-162 34-234zM1646 1956c42-42 40-102 1-141l-15-16c-6 16-17 29-29 46l-25 34c-10 14-39 53-7 85 23 23 50 17 75-8zM2040 1087l189 390-67 66-251-124 126 249-68 68-389-189 74-74 257 134-134-257 68-68 258 133-135-256zM2379 541l393 393-69 68-277-277 176 378-66 66-377-176 276 277-66 67-393-393 92-93 409 191-191-409zM2674 443c63-63 135-83 203-15l200 200-68 68-42-42c15 59-12 108-43 139-46 46-117 68-179 7-72-72-19-150 4-180l50-67c9-13 27-40 3-64-22-22-53-7-77 18-44 43-35 76-19 104l-67 66c-56-78-37-162 35-234zM2885 717c42-42 40-102 1-141l-15-15c-7 15-17 28-29 45l-25 34c-10 14-40 53-8 85 23 23 51 17 76-8zM3333 372l-159-25 26 158-87 87-36-250-255-37 90-90 155 26-26-155 86-86 36 246 259 37z">
          <text:p/>
        </draw:path>
        <draw:path draw:style-name="gr8" draw:text-style-name="P6" draw:layer="layout" svg:width="1.581cm" svg:height="1.581cm" svg:x="3.054cm" svg:y="48.289cm" svg:viewBox="0 0 1582 1582" svg:d="M88 1005c-117-117-117-312 0-429l489-488c117-117 311-117 429 0l488 488c117 117 117 312 0 429l-488 489c-118 117-312 117-429 0zM107 986l488 488c110 111 282 111 392 0l489-488c109-109 109-282 0-391l-489-488c-110-109-282-109-392 0l-488 488c-109 109-109 282 0 391z">
          <text:p/>
        </draw:path>
        <draw:path draw:style-name="gr9" draw:text-style-name="P7" draw:layer="layout" svg:width="0.312cm" svg:height="0.312cm" svg:x="3.597cm" svg:y="49.015cm" svg:viewBox="0 0 313 313" svg:d="M294 110l-184 184c-25 25-66 25-91 0-25-26-25-67 0-92l182-183c26-25 66-25 93 0 25 25 25 66 0 91z">
          <text:p/>
        </draw:path>
        <draw:path draw:style-name="gr8" draw:text-style-name="P6" draw:layer="layout" svg:width="0.862cm" svg:height="0.862cm" svg:x="3.369cm" svg:y="48.693cm" svg:viewBox="0 0 863 863" svg:d="M293 204l-183 183c-25 25-66 25-91 0s-25-66 0-91l182-183c151-151 397-151 549 0 151 151 151 396 0 547l-183 184c-25 25-67 25-92 0s-25-67 0-92l183-183c101-101 101-264 0-365-100-100-265-100-365 0z">
          <text:p/>
        </draw:path>
        <draw:path draw:style-name="gr8" draw:text-style-name="P6" draw:layer="layout" svg:width="3.421cm" svg:height="2.953cm" svg:x="4.107cm" svg:y="56.444cm" svg:viewBox="0 0 3422 2954" svg:d="M300 1924l172 299-28 28-251-133 134 250-28 29-299-173 31-31 241 146-136-252 29-28 251 136-146-242zM445 1903c49-48 117-48 171 6 55 55 55 123 6 171-47 48-115 48-170-7-54-54-54-122-7-170zM587 1938c-41-41-86-40-116-9-32 32-29 77 10 116 41 41 86 39 117 9 32-32 28-77-11-116zM643 1706c35-35 80-39 118-2l115 115-28 28-113-113c-18-18-46-24-72 2-30 30-27 73 11 111l87 87-28 28-170-170 27-28 30 30c-9-28-6-60 23-88zM829 1387l241 240-27 26-35-33c13 29 11 63-21 95-52 53-121 33-166-11-44-44-63-113-11-166 29-29 62-34 88-26l-97-97zM965 1686c36-37 22-84-11-117s-79-46-115-9c-37 36-22 82 11 115s78 48 115 11zM1177 1362l-126 127c39 37 81 33 110 4 21-21 29-49 16-73l28-28c27 46 12 95-20 127-41 41-108 51-170-10-61-61-49-127-8-167 41-41 101-49 157 7zM1031 1366c-25 25-34 61-2 100l98-98c-30-30-68-29-96-2zM1203 1149l27 26-8 8c-33 33-33 71 5 109l88 89-28 28-170-171 28-27 29 29c-12-29-4-58 21-83zM1367 1135c31-23 72-57 111-18 37 37 21 88-15 123-37 38-89 52-131 17l29-28c26 19 56 8 79-16 22-21 29-45 12-62-16-17-36-5-56 9-34 26-85 68-128 24-35-34-23-81 13-117s85-52 123-15l-29 29c-20-20-48-10-69 11-19 19-28 43-11 62 19 19 43 3 72-19zM1468 880c35-35 81-39 118-2l116 116-28 28-113-113c-19-19-47-25-73 1-30 31-27 74 11 112l87 87-28 28-239-240 28-28 99 100c-9-29-6-60 22-89zM1639 709c37-37 77-45 115-7l120 120-28 27-27-28c9 40-10 73-29 92-30 29-71 37-104 5-41-41-11-84 1-102l28-40c15-20 23-35 7-51-17-17-39-11-60 10-26 26-30 53-15 76l-29 28c-30-40-18-91 21-130zM1757 761c-4 12-9 20-21 37l-17 24c-15 19-30 42-7 65 20 20 41 13 59-5 26-27 36-71 2-106zM1831 520l27 26-8 8c-33 33-33 71 5 109l89 89-28 28-171-171 28-27 29 29c-12-29-4-58 21-83zM2088 451l-127 127c40 37 81 33 110 3 22-21 29-48 17-72l27-28c28 45 12 94-20 127-41 40-107 51-168-10s-50-127-9-168 101-48 157 8zM1942 455c-25 25-34 61-3 99l98-98c-29-29-68-29-95-1zM1027 2680l-276 274-393-393 264-263 68 68-190 191 91 91 176-175 68 68-175 176 96 96 201-202zM944 1963l400 399-68 69-45-45c18 49-1 103-41 142-70 71-180 81-281-21-100-100-91-208-20-279 38-38 88-58 134-47l-148-148zM1143 2448c37-38 47-104-12-163s-126-49-164-11c-40 40-46 103 13 162s122 53 163 12zM1282 1839l68 68-18 19c-49 49-49 101 8 158l141 141-70 70-289-289 69-69 43 43c-17-46-5-88 29-122zM1435 1683c63-63 135-83 203-15l200 200-68 68-42-42c15 59-11 108-42 139-46 46-118 69-179 7-73-72-19-150 3-180l50-67c9-13 27-40 3-64-22-22-52-7-77 18-43 43-35 76-19 104l-66 67c-57-79-38-163 34-235zM1646 1957c42-42 40-102 1-141l-15-15c-6 15-17 28-29 45l-25 34c-10 14-39 53-7 85 23 23 50 17 75-8zM2040 1087l189 391-67 67-251-125 126 250-68 67-389-189 74-74 257 135-134-258 68-68 258 134-135-257zM2379 541l393 393-69 68-277-276 176 377-66 67-377-177 276 278-66 67-393-394 92-93 409 192-191-409zM2674 444c63-64 135-84 203-16l200 200-68 68-42-42c15 60-12 108-43 139-46 46-117 69-179 8-72-73-19-151 4-181l50-67c9-13 27-40 3-64-22-22-53-7-77 18-44 43-35 76-19 104l-67 67c-56-79-37-162 35-234zM2885 718c42-43 40-103 1-141l-15-16c-7 15-17 29-29 45l-25 34c-10 14-40 53-8 85 23 23 51 17 76-7zM3333 373l-159-26 26 158-87 88-36-251-255-37 90-89 155 25-26-154 86-87 36 246 259 37z">
          <text:p/>
        </draw:path>
        <draw:path draw:style-name="gr8" draw:text-style-name="P6" draw:layer="layout" svg:width="1.581cm" svg:height="1.581cm" svg:x="3.054cm" svg:y="58.873cm" svg:viewBox="0 0 1582 1582" svg:d="M88 1005c-117-117-117-311 0-428l489-489c117-117 311-117 429 0l488 489c117 117 117 311 0 428l-488 489c-118 117-312 117-429 0zM107 987l488 488c110 109 282 109 392 0l489-488c109-110 109-282 0-391l-489-490c-110-109-282-109-392 0l-488 490c-109 109-109 281 0 391z">
          <text:p/>
        </draw:path>
        <draw:path draw:style-name="gr9" draw:text-style-name="P7" draw:layer="layout" svg:width="0.312cm" svg:height="0.312cm" svg:x="3.597cm" svg:y="59.599cm" svg:viewBox="0 0 313 313" svg:d="M294 111l-184 183c-25 25-66 25-91 0-25-26-25-67 0-92l182-183c26-25 66-25 93 0 25 26 25 66 0 92z">
          <text:p/>
        </draw:path>
        <draw:path draw:style-name="gr8" draw:text-style-name="P6" draw:layer="layout" svg:width="0.862cm" svg:height="0.862cm" svg:x="3.369cm" svg:y="59.276cm" svg:viewBox="0 0 863 863" svg:d="M293 205l-183 182c-25 25-66 25-91 0s-25-66 0-91l182-183c151-151 397-151 549 0 151 152 151 397 0 549l-183 182c-25 25-67 25-92 0s-25-66 0-91l183-183c101-101 101-265 0-365-100-101-265-101-365 0z">
          <text:p/>
        </draw:path>
        <draw:path draw:style-name="gr8" draw:text-style-name="P6" draw:layer="layout" svg:width="3.422cm" svg:height="2.954cm" svg:x="14.69cm" svg:y="3.527cm" svg:viewBox="0 0 3423 2955" svg:d="M300 1924l172 299-28 29-250-134 133 251-28 28-299-172 31-31 241 145-135-251 28-29 251 136-145-241zM446 1903c48-48 116-48 170 7 55 55 55 122 7 170s-116 49-171-6c-54-55-54-123-6-171zM588 1938c-41-41-86-39-117-9-32 32-29 77 10 116 41 41 86 40 117 9 32-32 29-77-10-116zM643 1706c35-35 82-39 119-2l115 115-28 28-112-112c-19-19-48-25-74 1-30 31-27 74 11 111l88 88-28 28-171-171 27-27 30 29c-9-28-6-59 23-88zM831 1387l239 240-27 27-33-34c12 29 10 64-22 96-52 52-121 33-165-12-44-44-64-113-11-166 29-29 61-34 88-26l-97-97zM966 1686c37-36 22-84-11-117-33-32-79-46-115-9-37 37-22 83 11 115 33 33 79 48 115 11zM1178 1363l-127 126c40 38 81 33 110 4 21-21 29-49 16-73l28-27c28 45 12 94-20 126-41 41-107 52-168-9-61-62-50-127-9-168s101-48 157 8zM1032 1367c-25 24-34 60-3 99l98-98c-29-29-68-29-95-1zM1204 1149l26 27-8 7c-33 34-33 71 5 110l89 88-28 28-171-170 28-28 30 30c-12-30-5-59 21-84zM1367 1137c31-24 73-58 112-19 36 37 20 87-15 123-38 37-90 52-131 17l29-29c25 19 55 8 79-15 21-22 29-45 12-62s-37-6-56 9c-35 25-85 67-129 23-34-34-22-80 14-116 35-35 85-52 122-15l-28 29c-21-20-49-9-69 11-20 19-29 44-11 61 19 19 43 3 71-17zM1469 880c35-35 80-39 117-2l116 117-28 28-113-113c-18-19-46-25-72 2-31 30-27 73 11 111l87 87-28 28-240-240 28-28 100 100c-9-29-7-60 22-90zM1640 709c37-37 77-44 115-6l119 119-27 27-28-27c9 40-10 72-29 92-30 30-71 38-104 5-40-42-11-85 2-103l28-39c14-21 22-36 6-52-17-17-38-11-59 10-26 27-30 53-16 76l-28 28c-31-40-19-90 21-130zM1757 761c-4 12-9 20-21 37l-17 24c-14 20-30 42-7 65 20 21 41 13 59-5 27-26 37-71 2-105zM1832 520l26 26-7 8c-34 34-34 71 4 109l89 89-28 28-170-171 27-27 30 29c-12-29-5-58 21-83zM2088 451l-126 127c39 37 80 33 110 4 21-21 28-49 16-73l27-28c28 46 13 95-20 127-41 41-107 51-168-10s-49-127-9-167c41-41 101-49 157 7zM1942 455c-25 25-34 61-2 100l98-98c-30-30-68-29-96-2zM1027 2680l-275 275-393-393 263-264 69 69-191 190 91 92 177-176 69 69-177 175 97 96 201-201zM945 1964l400 399-69 68-44-44c17 49-1 102-41 142-71 70-179 80-281-22-100-100-90-208-20-279 38-37 89-57 134-47l-148-148zM1143 2448c38-37 48-103-11-162-60-60-126-50-164-12-40 40-46 104 13 163 58 58 122 52 162 11zM1283 1840l68 68-19 18c-49 49-49 102 8 158l141 142-69 69-289-289 69-69 42 43c-17-46-4-88 30-121zM1435 1684c64-64 135-84 203-16l201 200-68 68-42-42c14 60-12 109-43 139-46 46-118 69-179 8-72-73-19-151 3-181l50-67c10-13 28-40 4-64-22-22-53-6-78 18-43 43-35 77-19 105l-66 66c-56-79-38-162 34-234zM1646 1958c42-42 41-102 2-141l-16-16c-6 15-16 29-29 46l-24 33c-11 14-40 54-8 86 23 23 50 16 75-8zM2040 1089l189 389-67 67-250-125 125 250-67 67-389-189 74-74 257 135-134-258 68-68 258 134-136-256zM2379 541l393 394-69 69-276-278 175 379-65 65-378-175 277 276-67 67-393-393 93-93 409 192-192-410zM2674 444c63-63 135-84 203-16l200 201-67 68-43-43c15 60-11 109-42 140-46 46-118 68-179 7-73-72-19-150 3-181l50-67c10-12 28-39 3-64-21-21-52-6-77 18-43 44-35 77-19 105l-66 66c-56-79-38-162 34-234zM2885 718c42-42 40-102 2-141l-16-16c-6 15-16 29-29 46l-24 33c-11 14-40 54-8 86 23 23 50 17 75-8zM3333 373l-158-26 26 159-88 87-35-251-256-36 90-90 156 25-27-154 87-87 35 246 260 37z">
          <text:p/>
        </draw:path>
        <draw:path draw:style-name="gr8" draw:text-style-name="P6" draw:layer="layout" svg:width="1.581cm" svg:height="1.581cm" svg:x="13.637cm" svg:y="5.956cm" svg:viewBox="0 0 1582 1582" svg:d="M88 1005c-117-117-117-312 0-429l488-488c117-117 311-117 429 0l489 488c117 117 117 312 0 429l-489 489c-118 117-312 117-429 0zM106 986l489 489c109 109 282 109 391 0l489-489c109-109 109-282 0-391l-489-488c-109-110-282-110-391 0l-489 488c-109 109-109 282 0 391z">
          <text:p/>
        </draw:path>
        <draw:path draw:style-name="gr9" draw:text-style-name="P7" draw:layer="layout" svg:width="0.312cm" svg:height="0.312cm" svg:x="14.18cm" svg:y="6.682cm" svg:viewBox="0 0 313 313" svg:d="M294 111l-184 182c-25 27-66 27-91 0-25-25-25-66 0-91l183-182c25-27 66-27 92 0 25 25 25 66 0 91z">
          <text:p/>
        </draw:path>
        <draw:path draw:style-name="gr8" draw:text-style-name="P6" draw:layer="layout" svg:width="0.862cm" svg:height="0.862cm" svg:x="13.952cm" svg:y="6.359cm" svg:viewBox="0 0 863 863" svg:d="M294 205l-184 182c-25 26-66 26-91 0-25-25-25-66 0-91l183-182c152-152 397-152 548 0 151 151 151 396 0 547l-183 182c-25 26-66 26-91 0-25-25-25-66 0-91l183-182c100-101 100-264 0-365-101-101-264-101-365 0z">
          <text:p/>
        </draw:path>
        <draw:path draw:style-name="gr8" draw:text-style-name="P6" draw:layer="layout" svg:width="3.422cm" svg:height="2.953cm" svg:x="14.69cm" svg:y="14.111cm" svg:viewBox="0 0 3423 2954" svg:d="M300 1923l172 300-28 28-250-135 133 252-28 28-299-172 31-31 241 145-135-252 28-28 251 137-145-243zM446 1902c48-49 116-49 170 6 55 55 55 123 7 171s-116 48-171-7c-54-55-54-123-6-170zM588 1937c-41-41-86-40-117-9-32 32-29 77 10 115 41 41 86 40 117 9 32-32 29-77-10-115zM643 1704c35-35 82-39 119-2l115 116-28 28-112-113c-19-19-48-24-74 2-30 30-27 73 11 111l88 87-28 28-171-171 27-27 30 30c-9-29-6-60 23-89zM831 1386l239 239-27 27-33-33c12 28 10 63-22 95-52 53-121 33-165-11s-64-114-11-166c29-29 61-35 88-26l-97-97zM966 1685c37-37 22-84-11-117s-79-46-115-10c-37 37-22 83 11 116s79 47 115 11zM1178 1361l-127 127c40 37 81 33 110 3 21-21 29-48 16-72l28-28c28 45 12 94-20 127-41 40-107 51-168-10s-50-127-9-168 101-48 157 8zM1032 1365c-25 25-34 61-3 100l98-98c-29-30-68-29-95-2zM1204 1147l26 27-8 8c-33 33-33 71 5 109l89 88-28 28-171-170 28-28 30 30c-12-30-5-58 21-84zM1367 1135c31-23 73-57 112-18 36 36 20 86-15 122-38 37-90 52-131 17l29-29c25 19 55 8 79-15 21-21 29-45 12-62s-37-5-56 9c-35 25-85 68-129 24-34-35-22-80 14-116 35-36 85-52 122-15l-28 28c-21-20-49-9-69 11s-29 44-11 61c19 20 43 4 71-17zM1469 880c35-35 80-39 117-2l116 115-28 28-113-113c-18-18-46-24-72 2-31 30-27 73 11 111l87 87-28 28-240-239 28-28 100 99c-9-28-7-60 22-88zM1640 709c37-37 77-45 115-7l119 119-27 27-28-27c9 40-10 73-29 91-30 30-71 38-104 5-40-41-11-83 2-102l28-39c14-20 22-35 6-51-17-18-38-11-59 10-26 26-30 53-16 75l-28 29c-31-41-19-91 21-130zM1757 761c-4 11-9 20-21 36l-17 24c-14 20-30 43-7 66 20 19 41 12 59-5 27-27 37-71 2-106zM1832 519l26 27-7 8c-34 33-34 71 4 109l89 88-28 28-170-170 27-28 30 30c-12-30-5-58 21-84zM2088 451l-126 126c39 38 80 33 110 4 21-21 28-49 16-73l27-27c28 45 13 94-20 126-41 41-107 52-168-9-61-62-49-127-9-168 41-41 101-48 157 8zM1942 455c-25 24-34 60-2 99l98-98c-30-30-68-29-96-1zM1027 2680l-275 274-393-393 263-264 69 69-191 191 91 91 177-176 69 69-177 176 97 96 201-202zM945 1962l400 400-69 68-44-44c17 49-1 102-41 142-71 71-179 80-281-21-100-100-90-209-20-279 38-38 89-58 134-47l-148-150zM1143 2448c38-38 48-104-11-163-60-59-126-49-164-12-40 41-46 104 13 163 58 58 122 52 162 12zM1283 1838l68 68-19 18c-49 49-49 102 8 159l141 142-69 70-289-290 69-69 42 42c-17-46-4-87 30-121zM1435 1682c64-63 135-83 203-16l201 201-68 68-42-42c14 59-12 108-43 139-46 46-118 68-179 7-72-72-19-150 3-181l50-66c10-13 28-40 4-64-22-22-53-7-78 18-43 43-35 76-19 104l-66 66c-56-78-38-162 34-234zM1646 1956c42-42 41-102 2-141l-16-16c-6 16-16 29-29 46l-24 34c-11 14-40 53-8 85 23 23 50 17 75-8zM2040 1087l189 390-67 66-250-124 125 249-67 68-389-189 74-74 257 134-134-257 68-68 258 133-136-256zM2379 541l393 393-69 68-276-277 175 378-65 66-378-176 277 277-67 67-393-393 93-93 409 191-192-409zM2674 443c63-63 135-83 203-15l200 200-67 68-43-42c15 59-11 108-42 139-46 46-118 68-179 7-73-72-19-150 3-180l50-67c10-13 28-40 3-64-21-22-52-7-77 18-43 43-35 76-19 104l-66 66c-56-78-38-162 34-234zM2885 717c42-42 40-102 2-141l-16-15c-6 15-16 28-29 45l-24 34c-11 14-40 53-8 85 23 23 50 17 75-8zM3333 372l-158-25 26 158-88 87-35-250-256-37 90-90 156 26-27-155 87-86 35 246 260 37z">
          <text:p/>
        </draw:path>
        <draw:path draw:style-name="gr8" draw:text-style-name="P6" draw:layer="layout" svg:width="1.581cm" svg:height="1.58cm" svg:x="13.637cm" svg:y="16.539cm" svg:viewBox="0 0 1582 1581" svg:d="M88 1006c-117-117-117-312 0-429l488-488c117-119 311-119 429 0l489 488c117 117 117 312 0 429l-489 488c-118 117-312 117-429 0zM106 987l489 488c109 110 282 110 391 0l489-488c109-109 109-282 0-391l-489-488c-109-111-282-111-391 0l-489 488c-109 109-109 282 0 391z">
          <text:p/>
        </draw:path>
        <draw:path draw:style-name="gr9" draw:text-style-name="P7" draw:layer="layout" svg:width="0.312cm" svg:height="0.312cm" svg:x="14.18cm" svg:y="17.265cm" svg:viewBox="0 0 313 313" svg:d="M294 111l-184 183c-25 26-66 26-91 0-25-25-25-66 0-91l183-183c25-27 66-27 92 0 25 25 25 66 0 91z">
          <text:p/>
        </draw:path>
        <draw:path draw:style-name="gr8" draw:text-style-name="P6" draw:layer="layout" svg:width="0.862cm" svg:height="0.862cm" svg:x="13.952cm" svg:y="16.943cm" svg:viewBox="0 0 863 863" svg:d="M294 204l-184 183c-25 25-66 25-91 0s-25-66 0-91l183-183c152-151 397-151 548 0s151 396 0 547l-183 184c-25 25-66 25-91 0s-25-66 0-91l183-184c100-101 100-264 0-365-101-100-264-100-365 0z">
          <text:p/>
        </draw:path>
        <draw:path draw:style-name="gr8" draw:text-style-name="P6" draw:layer="layout" svg:width="3.422cm" svg:height="2.953cm" svg:x="14.69cm" svg:y="24.694cm" svg:viewBox="0 0 3423 2954" svg:d="M300 1924l172 299-28 28-250-133 133 250-28 29-299-173 31-31 241 146-135-252 28-28 251 136-145-242zM446 1903c48-48 116-48 170 6 55 55 55 123 7 171s-116 48-171-7c-54-54-54-122-6-170zM588 1938c-41-41-86-40-117-9-32 32-29 77 10 116 41 41 86 39 117 9 32-32 29-77-10-116zM643 1706c35-35 82-39 119-2l115 115-28 28-112-113c-19-18-48-24-74 2-30 30-27 73 11 111l88 87-28 28-171-170 27-28 30 30c-9-28-6-60 23-88zM831 1387l239 240-27 26-33-33c12 29 10 63-22 95-52 53-121 33-165-11s-64-113-11-166c29-29 61-34 88-26l-97-97zM966 1686c37-37 22-84-11-117s-79-46-115-9c-37 36-22 82 11 115s79 48 115 11zM1178 1362l-127 127c40 37 81 33 110 4 21-21 29-49 16-73l28-28c28 46 12 95-20 127-41 41-107 51-168-10s-50-127-9-167c41-41 101-49 157 7zM1032 1366c-25 25-34 61-3 100l98-98c-29-30-68-29-95-2zM1204 1149l26 26-8 8c-33 33-33 71 5 109l89 89-28 28-171-171 28-27 30 29c-12-29-5-58 21-83zM1367 1136c31-23 73-57 112-18 36 36 20 87-15 122-38 38-90 52-131 17l29-28c25 19 55 8 79-16 21-21 29-45 12-62-17-16-37-5-56 9-35 26-85 68-129 24-34-34-22-80 14-116 35-36 85-52 122-15l-28 29c-21-20-49-10-69 11-20 19-29 43-11 61 19 19 43 3 71-18zM1469 881c35-35 80-39 117-2l116 116-28 28-113-113c-18-19-46-25-72 1-31 31-27 74 11 112l87 87-28 28-240-240 28-28 100 100c-9-29-7-60 22-89zM1640 710c37-37 77-45 115-7l119 120-27 27-28-28c9 40-10 73-29 92-30 29-71 37-104 5-40-41-11-84 2-102l28-40c14-20 22-35 6-51-17-17-38-11-59 10-26 26-30 53-16 76l-28 28c-31-40-19-91 21-130zM1757 762c-4 12-9 20-21 37l-17 24c-14 19-30 42-7 65 20 20 41 13 59-5 27-27 37-71 2-106zM1832 521l26 26-7 8c-34 33-34 71 4 109l89 89-28 28-170-171 27-27 30 29c-12-29-5-58 21-83zM2088 452l-126 127c39 37 80 33 110 3 21-21 28-48 16-72l27-28c28 45 13 94-20 127-41 40-107 51-168-10s-49-127-9-168c41-42 101-49 157 8zM1942 456c-25 25-34 61-2 99l98-98c-30-29-68-29-96-1zM1027 2680l-275 274-393-393 263-263 69 68-191 191 91 91 177-175 69 68-177 176 97 96 201-202zM945 1963l400 399-69 69-44-45c17 49-1 103-41 142-71 71-179 81-281-21-100-100-90-208-20-279 38-38 89-58 134-47l-148-148zM1143 2448c38-38 48-104-11-163-60-59-126-49-164-11-40 40-46 103 13 162 58 59 122 53 162 12zM1283 1839l68 68-19 19c-49 49-49 101 8 158l141 141-69 70-289-289 69-69 42 43c-17-46-4-88 30-122zM1435 1683c64-63 135-83 203-15l201 200-68 68-42-42c14 59-12 108-43 139-46 46-118 69-179 7-72-72-19-150 3-180l50-67c10-13 28-40 4-64-22-22-53-7-78 18-43 43-35 76-19 104l-66 67c-56-79-38-163 34-235zM1646 1957c42-42 41-102 2-141l-16-15c-6 15-16 28-29 45l-24 34c-11 14-40 53-8 85 23 23 50 17 75-8zM2040 1088l189 390-67 67-250-125 125 250-67 67-389-189 74-74 257 135-134-258 68-68 258 134-136-257zM2379 542l393 393-69 68-276-276 175 377-65 66-378-176 277 277-67 67-393-393 93-93 409 192-192-409zM2674 445c63-65 135-85 203-16l200 200-67 68-43-42c15 60-11 108-42 139-46 46-118 69-179 8-73-73-19-151 3-181l50-67c10-13 28-40 3-64-21-22-52-7-77 18-43 43-35 76-19 104l-66 67c-56-79-38-162 34-234zM2885 719c42-43 40-103 2-141l-16-16c-6 15-16 29-29 45l-24 34c-11 14-40 53-8 85 23 23 50 17 75-7zM3333 373l-158-26 26 159-88 88-35-252-256-37 90-89 156 25-27-154 87-87 35 246 260 37z">
          <text:p/>
        </draw:path>
        <draw:path draw:style-name="gr8" draw:text-style-name="P6" draw:layer="layout" svg:width="1.581cm" svg:height="1.581cm" svg:x="13.637cm" svg:y="27.123cm" svg:viewBox="0 0 1582 1582" svg:d="M88 1005c-117-117-117-311 0-428l488-489c117-117 311-117 429 0l489 489c117 117 117 311 0 428l-489 489c-118 117-312 117-429 0zM106 987l489 488c109 109 282 109 391 0l489-488c109-110 109-282 0-391l-489-490c-109-109-282-109-391 0l-489 490c-109 109-109 281 0 391z">
          <text:p/>
        </draw:path>
        <draw:path draw:style-name="gr9" draw:text-style-name="P7" draw:layer="layout" svg:width="0.312cm" svg:height="0.311cm" svg:x="14.18cm" svg:y="27.849cm" svg:viewBox="0 0 313 312" svg:d="M294 111l-184 182c-25 26-66 26-91 0-25-25-25-66 0-91l183-183c25-25 66-25 92 0 25 26 25 66 0 92z">
          <text:p/>
        </draw:path>
        <draw:path draw:style-name="gr8" draw:text-style-name="P6" draw:layer="layout" svg:width="0.862cm" svg:height="0.862cm" svg:x="13.952cm" svg:y="27.526cm" svg:viewBox="0 0 863 863" svg:d="M294 205l-184 182c-25 25-66 25-91 0s-25-66 0-91l183-183c152-151 397-151 548 0 151 152 151 398 0 549l-183 182c-25 25-66 25-91 0s-25-66 0-91l183-183c100-100 100-265 0-365-101-101-264-101-365 0z">
          <text:p/>
        </draw:path>
        <draw:path draw:style-name="gr8" draw:text-style-name="P6" draw:layer="layout" svg:width="3.422cm" svg:height="2.954cm" svg:x="14.69cm" svg:y="35.277cm" svg:viewBox="0 0 3423 2955" svg:d="M300 1924l172 299-28 29-250-134 133 251-28 28-299-172 31-31 241 145-135-251 28-29 251 136-145-241zM446 1903c48-48 116-48 170 7 55 55 55 122 7 170s-116 49-171-6c-54-55-54-123-6-171zM588 1938c-41-41-86-39-117-9-32 32-29 77 10 116 41 41 86 40 117 9 32-32 29-77-10-116zM643 1706c35-35 82-39 119-2l115 115-28 28-112-112c-19-19-48-25-74 1-30 31-27 74 11 111l88 88-28 28-171-171 27-27 30 29c-9-28-6-59 23-88zM831 1386l239 240-27 28-33-35c12 30 10 65-22 97-52 52-121 33-165-12-44-44-64-114-11-167 29-29 61-34 88-26l-97-97zM966 1686c37-36 22-85-11-118-33-32-79-46-115-9-37 37-22 84 11 116 33 33 79 48 115 11zM1178 1362l-127 126c40 38 81 33 110 4 21-21 29-49 16-73l28-27c28 45 12 94-20 126-41 41-107 52-168-9-61-62-50-127-9-168s101-48 157 8zM1032 1366c-25 24-34 60-3 99l98-98c-29-29-68-29-95-1zM1204 1148l26 27-8 7c-33 34-33 71 5 110l89 88-28 28-171-170 28-28 30 30c-12-30-5-59 21-84zM1367 1136c31-24 73-58 112-19 36 37 20 87-15 123-38 37-90 52-131 17l29-29c25 19 55 8 79-15 21-22 29-45 12-62s-37-6-56 9c-35 25-85 67-129 23-34-34-22-80 14-116 35-35 85-52 122-15l-28 29c-21-20-49-9-69 11-20 19-29 44-11 61 19 19 43 3 71-17zM1469 880c35-35 80-39 117-2l116 116-28 28-113-113c-18-18-46-24-72 2-31 30-27 73 11 111l87 87-28 28-240-239 28-28 100 99c-9-29-7-60 22-89zM1640 709c37-37 77-44 115-6l119 119-27 27-28-27c9 40-10 72-29 91-30 30-71 38-104 5-40-41-11-84 2-102l28-39c14-21 22-36 6-52-17-17-38-11-59 10-26 27-30 53-16 76l-28 28c-31-40-19-90 21-130zM1757 761c-4 12-9 20-21 37l-17 24c-14 20-30 42-7 65 20 20 41 13 59-5 27-26 37-71 2-105zM1832 520l26 26-7 8c-34 34-34 71 4 109l89 89-28 28-170-171 27-27 30 29c-12-29-5-58 21-83zM2088 451l-126 127c39 37 80 33 110 4 21-21 28-49 16-73l27-28c28 46 13 95-20 127-41 41-107 51-168-10s-49-127-9-167c41-41 101-49 157 7zM1942 455c-25 25-34 61-2 100l98-98c-30-30-68-29-96-2zM1027 2680l-275 275-393-393 263-264 69 69-191 190 91 92 177-176 69 69-177 175 97 96 201-201zM945 1964l400 399-69 68-44-44c17 49-1 102-41 142-71 70-179 80-281-22-100-100-90-208-20-279 38-37 89-57 134-47l-148-148zM1143 2448c38-37 48-103-11-162-60-60-126-50-164-12-40 40-46 104 13 163 58 58 122 52 162 11zM1283 1840l68 68-19 18c-49 49-49 102 8 158l141 142-69 69-289-289 69-69 42 43c-17-46-4-88 30-121zM1435 1684c64-65 135-85 203-16l201 200-68 68-42-42c14 60-12 109-43 139-46 46-118 69-179 8-72-73-19-151 3-181l50-67c10-13 28-40 4-64-22-22-53-6-78 18-43 43-35 77-19 105l-66 66c-56-79-38-162 34-234zM1646 1958c42-42 41-102 2-141l-16-16c-6 15-16 29-29 46l-24 33c-11 14-40 54-8 86 23 23 50 16 75-8zM2040 1088l189 389-67 67-250-125 125 251-67 67-389-190 74-74 257 135-134-258 68-68 258 134-136-256zM2379 541l393 393-69 69-276-277 175 378-65 65-378-175 277 276-67 67-393-393 93-92 409 191-192-409zM2674 444c63-63 135-84 203-16l200 201-67 68-43-43c15 60-11 109-42 140-46 46-118 68-179 7-73-72-19-150 3-181l50-67c10-12 28-39 3-64-21-21-52-6-77 18-43 44-35 77-19 105l-66 66c-56-79-38-162 34-234zM2885 718c42-42 40-102 2-141l-16-16c-6 15-16 29-29 46l-24 33c-11 14-40 54-8 86 23 23 50 17 75-8zM3333 373l-158-26 26 159-88 87-35-251-256-36 90-90 156 25-27-154 87-87 35 246 260 37z">
          <text:p/>
        </draw:path>
        <draw:path draw:style-name="gr8" draw:text-style-name="P6" draw:layer="layout" svg:width="1.581cm" svg:height="1.581cm" svg:x="13.637cm" svg:y="37.706cm" svg:viewBox="0 0 1582 1582" svg:d="M88 1006c-117-118-117-313 0-430l488-488c117-117 311-117 429 0l489 488c117 117 117 312 0 430l-489 488c-118 117-312 117-429 0zM106 986l489 489c109 109 282 109 391 0l489-489c109-109 109-282 0-391l-489-488c-109-110-282-110-391 0l-489 488c-109 109-109 282 0 391z">
          <text:p/>
        </draw:path>
        <draw:path draw:style-name="gr9" draw:text-style-name="P7" draw:layer="layout" svg:width="0.312cm" svg:height="0.311cm" svg:x="14.18cm" svg:y="38.432cm" svg:viewBox="0 0 313 312" svg:d="M294 110l-184 183c-25 26-66 26-91 0s-25-67 0-92l183-182c25-25 66-25 92 0 25 25 25 66 0 91z">
          <text:p/>
        </draw:path>
        <draw:path draw:style-name="gr8" draw:text-style-name="P6" draw:layer="layout" svg:width="0.862cm" svg:height="0.862cm" svg:x="13.952cm" svg:y="38.109cm" svg:viewBox="0 0 863 863" svg:d="M294 204l-184 183c-25 26-66 26-91 0-25-25-25-66 0-91l183-183c152-151 397-151 548 0 151 152 151 397 0 548l-183 182c-25 26-66 26-91 0-25-25-25-66 0-91l183-182c100-101 100-264 0-366-101-101-264-101-365 0z">
          <text:p/>
        </draw:path>
        <draw:path draw:style-name="gr8" draw:text-style-name="P6" draw:layer="layout" svg:width="3.422cm" svg:height="2.953cm" svg:x="14.69cm" svg:y="45.861cm" svg:viewBox="0 0 3423 2954" svg:d="M300 1923l172 299-28 28-250-134 133 251-28 28-299-172 31-31 241 145-135-251 28-28 251 136-145-242zM446 1902c48-49 116-49 170 6 55 55 55 123 7 171s-116 48-171-7c-54-55-54-123-6-170zM588 1937c-41-41-86-40-117-9-32 32-29 77 10 115 41 41 86 40 117 9 32-32 29-77-10-115zM643 1704c35-35 82-39 119-2l115 116-28 28-112-113c-19-19-48-24-74 2-30 30-27 73 11 111l88 87-28 28-171-171 27-27 30 30c-9-29-6-60 23-89zM831 1386l239 239-27 27-33-33c12 28 10 63-22 95-52 53-121 33-165-11s-64-114-11-166c29-29 61-35 88-26l-97-97zM966 1685c37-37 22-84-11-117s-79-46-115-10c-37 37-22 83 11 116s79 47 115 11zM1178 1361l-127 127c40 37 81 33 110 3 21-21 29-48 16-72l28-28c28 45 12 94-20 127-41 40-107 51-168-10s-50-127-9-168 101-48 157 8zM1032 1365c-25 25-34 61-3 100l98-98c-29-30-68-29-95-2zM1204 1147l26 27-8 8c-33 33-33 71 5 109l89 88-28 28-171-170 28-28 30 30c-12-30-5-58 21-84zM1367 1135c31-23 73-57 112-18 36 36 20 86-15 122-38 37-90 52-131 17l29-29c25 19 55 8 79-15 21-21 29-45 12-62s-37-5-56 9c-35 25-85 68-129 24-34-35-22-80 14-116 35-36 85-52 122-15l-28 28c-21-20-49-9-69 11s-29 44-11 61c19 20 43 4 71-17zM1469 880c35-35 80-39 117-2l116 115-28 28-113-113c-18-18-46-24-72 2-31 30-27 73 11 111l87 87-28 28-240-239 28-28 100 99c-9-28-7-60 22-88zM1640 709c37-37 77-45 115-7l119 119-27 27-28-27c9 40-10 73-29 91-30 30-71 38-104 5-40-41-11-83 2-102l28-39c14-20 22-35 6-51-17-18-38-11-59 10-26 26-30 53-16 75l-28 29c-31-41-19-91 21-130zM1757 761c-4 11-9 20-21 36l-17 24c-14 20-30 43-7 66 20 19 41 12 59-5 27-27 37-71 2-106zM1832 519l26 27-7 8c-34 33-34 71 4 109l89 88-28 28-170-170 27-28 30 30c-12-30-5-58 21-84zM2088 451l-126 126c39 38 80 33 110 4 21-21 28-49 16-73l27-27c28 45 13 94-20 126-41 41-107 52-168-9-61-62-49-127-9-168 41-41 101-48 157 8zM1942 455c-25 24-34 60-2 99l98-98c-30-30-68-29-96-1zM1027 2679l-275 275-393-394 263-264 69 69-191 191 91 91 177-176 69 69-177 176 97 96 201-202zM945 1962l400 399-69 68-44-44c17 49-1 102-41 142-71 71-179 80-281-21-100-100-90-209-20-279 38-38 89-58 134-47l-148-149zM1143 2447c38-38 48-104-11-163-60-59-126-49-164-12-40 41-46 104 13 163 58 58 122 52 162 12zM1283 1838l68 68-19 18c-49 49-49 102 8 159l141 141-69 70-289-289 69-69 42 42c-17-46-4-87 30-121zM1435 1682c64-63 135-83 203-16l201 201-68 68-42-42c14 59-12 108-43 139-46 46-118 68-179 7-72-72-19-150 3-181l50-66c10-13 28-40 4-64-22-22-53-7-78 18-43 43-35 76-19 104l-66 66c-56-78-38-162 34-234zM1646 1956c42-42 41-102 2-141l-16-16c-6 16-16 29-29 46l-24 34c-11 14-40 53-8 85 23 23 50 17 75-8zM2040 1087l189 390-67 66-250-124 125 249-67 68-389-189 74-74 257 134-134-257 68-68 258 133-136-256zM2379 541l393 393-69 68-276-277 175 378-65 66-378-176 277 277-67 67-393-393 93-93 409 191-192-409zM2674 443c63-63 135-83 203-15l200 200-67 68-43-42c15 59-11 108-42 139-46 46-118 68-179 7-73-72-19-150 3-180l50-67c10-13 28-40 3-64-21-22-52-7-77 18-43 43-35 76-19 104l-66 66c-56-78-38-162 34-234zM2885 717c42-42 40-102 2-141l-16-15c-6 15-16 28-29 45l-24 34c-11 14-40 53-8 85 23 23 50 17 75-8zM3333 372l-158-25 26 158-88 87-35-250-256-37 90-90 156 26-27-155 87-86 35 246 260 37z">
          <text:p/>
        </draw:path>
        <draw:path draw:style-name="gr8" draw:text-style-name="P6" draw:layer="layout" svg:width="1.581cm" svg:height="1.581cm" svg:x="13.637cm" svg:y="48.289cm" svg:viewBox="0 0 1582 1582" svg:d="M88 1005c-117-117-117-312 0-429l488-488c117-117 311-117 429 0l489 488c117 117 117 312 0 429l-489 489c-118 117-312 117-429 0zM106 986l489 488c109 111 282 111 391 0l489-488c109-109 109-282 0-391l-489-488c-109-109-282-109-391 0l-489 488c-109 109-109 282 0 391z">
          <text:p/>
        </draw:path>
        <draw:path draw:style-name="gr9" draw:text-style-name="P7" draw:layer="layout" svg:width="0.312cm" svg:height="0.312cm" svg:x="14.18cm" svg:y="49.015cm" svg:viewBox="0 0 313 313" svg:d="M294 110l-184 184c-25 25-66 25-91 0-25-26-25-67 0-92l183-183c25-25 66-25 92 0 25 25 25 66 0 91z">
          <text:p/>
        </draw:path>
        <draw:path draw:style-name="gr8" draw:text-style-name="P6" draw:layer="layout" svg:width="0.862cm" svg:height="0.862cm" svg:x="13.952cm" svg:y="48.693cm" svg:viewBox="0 0 863 863" svg:d="M294 204l-184 183c-25 25-66 25-91 0s-25-66 0-91l183-183c152-151 397-151 548 0s151 396 0 547l-183 184c-25 25-66 25-91 0s-25-67 0-92l183-183c100-101 100-264 0-365-101-100-264-100-365 0z">
          <text:p/>
        </draw:path>
        <draw:path draw:style-name="gr8" draw:text-style-name="P6" draw:layer="layout" svg:width="3.422cm" svg:height="2.953cm" svg:x="14.69cm" svg:y="56.444cm" svg:viewBox="0 0 3423 2954" svg:d="M300 1924l172 299-28 28-250-133 133 250-28 29-299-173 31-31 241 146-135-252 28-28 251 136-145-242zM446 1903c48-48 116-48 170 6 55 55 55 123 7 171s-116 48-171-7c-54-54-54-122-6-170zM588 1938c-41-41-86-40-117-9-32 32-29 77 10 116 41 41 86 39 117 9 32-32 29-77-10-116zM643 1706c35-35 82-39 119-2l115 115-28 28-112-113c-19-18-48-24-74 2-30 30-27 73 11 111l88 87-28 28-171-170 27-28 30 30c-9-28-6-60 23-88zM831 1387l239 240-27 26-33-33c12 29 10 63-22 95-52 53-121 33-165-11s-64-113-11-166c29-29 61-34 88-26l-97-97zM966 1686c37-37 22-84-11-117s-79-46-115-9c-37 36-22 82 11 115s79 48 115 11zM1178 1362l-127 127c40 37 81 33 110 4 21-21 29-49 16-73l28-28c28 46 12 95-20 127-41 41-107 51-168-10s-50-127-9-167c41-41 101-49 157 7zM1032 1366c-25 25-34 61-3 100l98-98c-29-30-68-29-95-2zM1204 1149l26 26-8 8c-33 33-33 71 5 109l89 89-28 28-171-171 28-27 30 29c-12-29-5-58 21-83zM1367 1135c31-23 73-57 112-18 36 37 20 88-15 123-38 38-90 52-131 17l29-28c25 19 55 8 79-16 21-21 29-45 12-62s-37-5-56 9c-35 26-85 68-129 24-34-34-22-81 14-117 35-36 85-52 122-15l-28 29c-21-20-49-10-69 11-20 19-29 43-11 62 19 19 43 3 71-19zM1469 880c35-35 80-39 117-2l116 116-28 28-113-113c-18-19-46-25-72 1-31 31-27 74 11 112l87 87-28 28-240-240 28-28 100 100c-9-29-7-60 22-89zM1640 709c37-37 77-45 115-7l119 120-27 27-28-28c9 40-10 73-29 92-30 29-71 37-104 5-40-41-11-84 2-102l28-40c14-20 22-35 6-51-17-17-38-11-59 10-26 26-30 53-16 76l-28 28c-31-40-19-91 21-130zM1757 761c-4 12-9 20-21 37l-17 24c-14 19-30 42-7 65 20 20 41 13 59-5 27-27 37-71 2-106zM1832 520l26 26-7 8c-34 33-34 71 4 109l89 89-28 28-170-171 27-27 30 29c-12-29-5-58 21-83zM2088 451l-126 127c39 37 80 33 110 3 21-21 28-48 16-72l27-28c28 45 13 94-20 127-41 40-107 51-168-10s-49-127-9-168c41-41 101-48 157 8zM1942 455c-25 25-34 61-2 99l98-98c-30-29-68-29-96-1zM1027 2680l-275 274-393-393 263-263 69 68-191 191 91 91 177-175 69 68-177 176 97 96 201-202zM945 1963l400 399-69 69-44-45c17 49-1 103-41 142-71 71-179 81-281-21-100-100-90-208-20-279 38-38 89-58 134-47l-148-148zM1143 2448c38-38 48-104-11-163-60-59-126-49-164-11-40 40-46 103 13 162 58 59 122 53 162 12zM1283 1839l68 68-19 19c-49 49-49 101 8 158l141 141-69 70-289-289 69-69 42 43c-17-46-4-88 30-122zM1435 1683c64-63 135-83 203-15l201 200-68 68-42-42c14 59-12 108-43 139-46 46-118 69-179 7-72-72-19-150 3-180l50-67c10-13 28-40 4-64-22-22-53-7-78 18-43 43-35 76-19 104l-66 67c-56-79-38-163 34-235zM1646 1957c42-42 41-102 2-141l-16-15c-6 15-16 28-29 45l-24 34c-11 14-40 53-8 85 23 23 50 17 75-8zM2040 1087l189 391-67 67-250-125 125 250-67 67-389-189 74-74 257 135-134-258 68-68 258 134-136-257zM2379 541l393 393-69 68-276-276 175 377-65 67-378-177 277 278-67 67-393-394 93-93 409 192-192-409zM2674 444c63-64 135-84 203-16l200 200-67 68-43-42c15 60-11 108-42 139-46 46-118 69-179 8-73-73-19-151 3-181l50-67c10-13 28-40 3-64-21-22-52-7-77 18-43 43-35 76-19 104l-66 67c-56-79-38-162 34-234zM2885 718c42-43 40-103 2-141l-16-16c-6 15-16 29-29 45l-24 34c-11 14-40 53-8 85 23 23 50 17 75-7zM3333 373l-158-26 26 158-88 88-35-251-256-37 90-89 156 25-27-154 87-87 35 246 260 37z">
          <text:p/>
        </draw:path>
        <draw:path draw:style-name="gr8" draw:text-style-name="P6" draw:layer="layout" svg:width="1.581cm" svg:height="1.581cm" svg:x="13.637cm" svg:y="58.873cm" svg:viewBox="0 0 1582 1582" svg:d="M88 1005c-117-117-117-311 0-428l488-489c117-117 311-117 429 0l489 489c117 117 117 311 0 428l-489 489c-118 117-312 117-429 0zM106 987l489 488c109 109 282 109 391 0l489-488c109-110 109-282 0-391l-489-490c-109-109-282-109-391 0l-489 490c-109 109-109 281 0 391z">
          <text:p/>
        </draw:path>
        <draw:path draw:style-name="gr9" draw:text-style-name="P7" draw:layer="layout" svg:width="0.312cm" svg:height="0.312cm" svg:x="14.18cm" svg:y="59.599cm" svg:viewBox="0 0 313 313" svg:d="M294 111l-184 183c-25 25-66 25-91 0-25-26-25-67 0-92l183-183c25-25 66-25 92 0 25 26 25 66 0 92z">
          <text:p/>
        </draw:path>
        <draw:path draw:style-name="gr8" draw:text-style-name="P6" draw:layer="layout" svg:width="0.862cm" svg:height="0.862cm" svg:x="13.952cm" svg:y="59.276cm" svg:viewBox="0 0 863 863" svg:d="M294 205l-184 182c-25 25-66 25-91 0s-25-66 0-91l183-183c152-151 397-151 548 0 151 152 151 397 0 549l-183 182c-25 25-66 25-91 0s-25-66 0-91l183-183c100-101 100-265 0-365-101-101-264-101-365 0z">
          <text:p/>
        </draw:path>
        <draw:path draw:style-name="gr8" draw:text-style-name="P6" draw:layer="layout" svg:width="3.422cm" svg:height="2.954cm" svg:x="25.273cm" svg:y="3.527cm" svg:viewBox="0 0 3423 2955" svg:d="M300 1924l174 299-29 29-251-134 134 251-29 28-299-172 31-31 241 145-135-251 28-29 253 136-147-241zM447 1903c48-48 116-48 171 7s54 122 6 170-115 49-170-6-55-123-7-171zM589 1938c-41-41-86-39-117-9-32 32-28 77 10 116 41 41 87 40 117 9 32-32 29-77-10-116zM644 1706c35-35 81-39 118-2l116 115-28 28-113-112c-19-19-47-25-72 1-31 31-27 74 10 111l88 88-28 28-171-171 28-27 29 29c-8-28-5-59 23-88zM831 1387l239 240-27 27-33-34c12 29 11 64-21 96-53 52-121 33-166-12-44-44-64-113-11-166 29-29 61-34 88-26l-97-97zM966 1686c37-36 22-84-11-117-32-32-78-46-115-9-36 37-21 83 11 115 33 33 79 48 115 11zM1178 1363l-127 126c40 38 81 33 111 4 21-21 28-49 16-73l27-27c28 45 13 94-20 126-41 41-107 52-168-9-61-62-49-127-9-168 41-41 101-48 157 8zM1032 1367c-25 24-34 60-2 99l98-98c-30-29-68-29-96-1zM1204 1149l27 27-8 7c-34 34-34 71 4 110l89 88-28 28-170-170 27-28 30 30c-12-30-4-59 21-84zM1367 1137c32-24 73-58 112-19 36 37 21 87-15 123-37 37-89 52-131 17l29-29c26 19 56 8 79-15 21-22 29-45 12-62s-36-6-56 9c-35 25-85 67-129 23-34-34-22-80 14-116 36-35 85-52 123-15l-29 29c-21-20-48-9-69 11-19 19-29 44-11 61 19 19 43 3 71-17zM1469 880c35-35 81-39 118-2l115 117-28 28-113-113c-18-19-46-25-72 2-30 30-27 73 11 111l87 87-28 28-239-240 28-28 99 100c-9-29-7-60 22-90zM1640 709c37-37 77-44 115-6l119 119-27 27-28-27c9 40-10 72-29 92-29 30-71 38-103 5-41-42-12-85 1-103l28-39c14-21 23-36 6-52-17-17-38-11-59 10-26 27-30 53-16 76l-28 28c-30-40-19-90 21-130zM1758 761c-5 12-10 20-21 37l-18 24c-14 20-29 42-6 65 20 21 41 13 58-5 27-26 37-71 2-105zM1832 520l27 26-8 8c-33 34-33 71 5 109l88 89-28 28-170-171 28-27 29 29c-12-29-4-58 21-83zM2088 451l-126 127c39 37 81 33 110 4 21-21 29-49 16-73l28-28c27 46 12 95-20 127-41 41-108 51-168-10-62-61-50-127-9-167 41-41 100-49 156 7zM1942 455c-24 25-33 61-2 100l98-98c-30-30-68-29-96-2zM1027 2680l-274 275-394-393 265-264 68 69-191 190 92 92 175-176 69 69-176 175 96 96 202-201zM946 1964l399 399-69 68-44-44c17 49-1 102-41 142-71 70-179 80-281-22-99-100-90-208-19-279 37-37 88-57 133-47l-148-148zM1143 2448c38-37 48-103-11-162-59-60-126-50-163-12-41 40-47 104 12 163 59 58 122 52 162 11zM1283 1840l68 68-19 18c-49 49-49 102 8 158l142 142-70 69-289-289 69-69 43 43c-17-46-5-88 29-121zM1435 1684c64-64 136-84 204-16l200 200-68 68-42-42c15 60-12 109-43 139-46 46-118 69-179 8-72-73-19-151 4-181l50-67c9-13 27-40 3-64-22-22-53-6-77 18-44 43-35 77-20 105l-66 66c-56-79-37-162 34-234zM1646 1958c43-42 41-102 2-141l-16-16c-6 15-16 29-28 46l-25 33c-11 14-40 54-8 86 23 23 51 16 75-8zM2041 1089l188 389-67 67-250-125 125 250-67 67-389-189 74-74 257 135-134-258 68-68 258 134-135-256zM2379 541l393 394-68 69-277-278 176 379-66 65-378-175 277 276-67 67-393-393 93-93 409 192-191-410zM2674 444c64-63 136-84 203-16l201 201-68 68-42-43c14 60-12 109-43 140-46 46-118 68-179 7-72-72-19-150 3-181l50-67c10-12 28-39 4-64-22-21-53-6-78 18-43 44-35 77-19 105l-66 66c-56-79-38-162 34-234zM2885 718c42-42 41-102 2-141l-16-16c-6 15-16 29-28 46l-25 33c-11 14-40 54-8 86 23 23 51 17 75-8zM3333 373l-158-26 26 159-88 87-35-251-255-36 89-90 156 25-27-154 87-87 36 246 259 37z">
          <text:p/>
        </draw:path>
        <draw:path draw:style-name="gr8" draw:text-style-name="P6" draw:layer="layout" svg:width="1.581cm" svg:height="1.581cm" svg:x="24.22cm" svg:y="5.956cm" svg:viewBox="0 0 1582 1582" svg:d="M88 1005c-117-117-117-312 0-429l489-488c117-117 312-117 429 0l488 488c117 117 117 312 0 429l-488 489c-117 117-312 117-429 0zM107 986l489 489c109 109 282 109 391 0l488-489c110-109 110-282 0-391l-488-488c-109-110-282-110-391 0l-489 488c-109 109-109 282 0 391z">
          <text:p/>
        </draw:path>
        <draw:path draw:style-name="gr9" draw:text-style-name="P7" draw:layer="layout" svg:width="0.311cm" svg:height="0.312cm" svg:x="24.764cm" svg:y="6.682cm" svg:viewBox="0 0 312 313" svg:d="M294 111l-183 182c-25 27-66 27-91 0-27-25-27-66 0-91l182-182c25-27 66-27 92 0 25 25 25 66 0 91z">
          <text:p/>
        </draw:path>
        <draw:path draw:style-name="gr8" draw:text-style-name="P6" draw:layer="layout" svg:width="0.862cm" svg:height="0.862cm" svg:x="24.536cm" svg:y="6.359cm" svg:viewBox="0 0 863 863" svg:d="M293 205l-182 182c-25 26-66 26-91 0-27-25-27-66 0-91l182-182c151-152 396-152 547 0 152 151 152 396 0 547l-182 182c-25 26-66 26-91 0-26-25-26-66 0-91l182-182c101-101 101-264 0-365s-264-101-365 0z">
          <text:p/>
        </draw:path>
        <draw:path draw:style-name="gr8" draw:text-style-name="P6" draw:layer="layout" svg:width="3.422cm" svg:height="2.953cm" svg:x="25.273cm" svg:y="14.111cm" svg:viewBox="0 0 3423 2954" svg:d="M300 1923l174 300-29 28-251-135 134 252-29 28-299-172 31-31 241 145-135-252 28-28 253 137-147-243zM447 1902c48-49 116-49 171 6s54 123 6 171-115 48-170-7-55-123-7-170zM589 1937c-41-41-86-40-117-9-32 32-28 77 10 115 41 41 87 40 117 9 32-32 29-77-10-115zM644 1704c35-35 81-39 118-2l116 116-28 28-113-113c-19-19-47-24-72 2-31 30-27 73 10 111l88 87-28 28-171-171 28-27 29 30c-8-29-5-60 23-89zM831 1386l239 239-27 27-33-33c12 28 11 63-21 95-53 53-121 33-166-11-44-44-64-114-11-166 29-29 61-35 88-26l-97-97zM966 1685c37-37 22-84-11-117-32-33-78-46-115-10-36 37-21 83 11 116 33 33 79 47 115 11zM1178 1361l-127 127c40 37 81 33 111 3 21-21 28-48 16-72l27-28c28 45 13 94-20 127-41 40-107 51-168-10s-49-127-9-168c41-41 101-48 157 8zM1032 1365c-25 25-34 61-2 100l98-98c-30-30-68-29-96-2zM1204 1147l27 27-8 8c-34 33-34 71 4 109l89 88-28 28-170-170 27-28 30 30c-12-30-4-58 21-84zM1367 1135c32-23 73-57 112-18 36 36 21 86-15 122-37 37-89 52-131 17l29-29c26 19 56 8 79-15 21-21 29-45 12-62s-36-5-56 9c-35 25-85 68-129 24-34-35-22-80 14-116s85-52 123-15l-29 28c-21-20-48-9-69 11-19 20-29 44-11 61 19 20 43 4 71-17zM1469 880c35-35 81-39 118-2l115 115-28 28-113-113c-18-18-46-24-72 2-30 30-27 73 11 111l87 87-28 28-239-239 28-28 99 99c-9-28-7-60 22-88zM1640 709c37-37 77-45 115-7l119 119-27 27-28-27c9 40-10 73-29 91-29 30-71 38-103 5-41-41-12-83 1-102l28-39c14-20 23-35 6-51-17-18-38-11-59 10-26 26-30 53-16 75l-28 29c-30-41-19-91 21-130zM1758 761c-5 11-10 20-21 36l-18 24c-14 20-29 43-6 66 20 19 41 12 58-5 27-27 37-71 2-106zM1832 519l27 27-8 8c-33 33-33 71 5 109l88 88-28 28-170-170 28-28 29 30c-12-30-4-58 21-84zM2088 451l-126 126c39 38 81 33 110 4 21-21 29-49 16-73l28-27c27 45 12 94-20 126-41 41-108 52-168-9-62-62-50-127-9-168s100-48 156 8zM1942 455c-24 24-33 60-2 99l98-98c-30-30-68-29-96-1zM1027 2680l-274 274-394-393 265-264 68 69-191 191 92 91 175-176 69 69-176 176 96 96 202-202zM946 1962l399 400-69 68-44-44c17 49-1 102-41 142-71 71-179 80-281-21-99-100-90-209-19-279 37-38 88-58 133-47l-148-150zM1143 2448c38-38 48-104-11-163s-126-49-163-12c-41 41-47 104 12 163 59 58 122 52 162 12zM1283 1838l68 68-19 18c-49 49-49 102 8 159l142 142-70 70-289-290 69-69 43 42c-17-46-5-87 29-121zM1435 1682c64-63 136-83 204-16l200 201-68 68-42-42c15 59-12 108-43 139-46 46-118 68-179 7-72-72-19-150 4-181l50-66c9-13 27-40 3-64-22-22-53-7-77 18-44 43-35 76-20 104l-66 66c-56-78-37-162 34-234zM1646 1956c43-42 41-102 2-141l-16-16c-6 16-16 29-28 46l-25 34c-11 14-40 53-8 85 23 23 51 17 75-8zM2041 1087l188 390-67 66-250-124 125 249-67 68-389-189 74-74 257 134-134-257 68-68 258 133-135-256zM2379 541l393 393-68 68-277-277 176 378-66 66-378-176 277 277-67 67-393-393 93-93 409 191-191-409zM2674 443c64-63 136-83 203-15l201 200-68 68-42-42c14 59-12 108-43 139-46 46-118 68-179 7-72-72-19-150 3-180l50-67c10-13 28-40 4-64-22-22-53-7-78 18-43 43-35 76-19 104l-66 66c-56-78-38-162 34-234zM2885 717c42-42 41-102 2-141l-16-15c-6 15-16 28-28 45l-25 34c-11 14-40 53-8 85 23 23 51 17 75-8zM3333 372l-158-25 26 158-88 87-35-250-255-37 89-90 156 26-27-155 87-86 36 246 259 37z">
          <text:p/>
        </draw:path>
        <draw:path draw:style-name="gr8" draw:text-style-name="P6" draw:layer="layout" svg:width="1.581cm" svg:height="1.58cm" svg:x="24.22cm" svg:y="16.539cm" svg:viewBox="0 0 1582 1581" svg:d="M88 1006c-117-117-117-312 0-429l489-488c117-119 312-119 429 0l488 488c117 117 117 312 0 429l-488 488c-117 117-312 117-429 0zM107 987l489 488c109 110 282 110 391 0l488-488c110-109 110-282 0-391l-488-488c-109-111-282-111-391 0l-489 488c-109 109-109 282 0 391z">
          <text:p/>
        </draw:path>
        <draw:path draw:style-name="gr9" draw:text-style-name="P7" draw:layer="layout" svg:width="0.311cm" svg:height="0.312cm" svg:x="24.764cm" svg:y="17.265cm" svg:viewBox="0 0 312 313" svg:d="M294 111l-183 183c-25 26-66 26-91 0-27-25-27-66 0-91l182-183c25-27 66-27 92 0 25 25 25 66 0 91z">
          <text:p/>
        </draw:path>
        <draw:path draw:style-name="gr8" draw:text-style-name="P6" draw:layer="layout" svg:width="0.862cm" svg:height="0.862cm" svg:x="24.536cm" svg:y="16.943cm" svg:viewBox="0 0 863 863" svg:d="M293 204l-182 183c-25 25-66 25-91 0-27-25-27-66 0-91l182-183c151-151 396-151 547 0 152 151 152 396 0 547l-182 184c-25 25-66 25-91 0-26-25-26-66 0-91l182-184c101-101 101-264 0-365-101-100-264-100-365 0z">
          <text:p/>
        </draw:path>
        <draw:path draw:style-name="gr8" draw:text-style-name="P6" draw:layer="layout" svg:width="3.422cm" svg:height="2.953cm" svg:x="25.273cm" svg:y="24.694cm" svg:viewBox="0 0 3423 2954" svg:d="M300 1924l174 299-29 28-251-133 134 250-29 29-299-173 31-31 241 146-135-252 28-28 253 136-147-242zM447 1903c48-48 116-48 171 6 55 55 54 123 6 171s-115 48-170-7c-55-54-55-122-7-170zM589 1938c-41-41-86-40-117-9-32 32-28 77 10 116 41 41 87 39 117 9 32-32 29-77-10-116zM644 1706c35-35 81-39 118-2l116 115-28 28-113-113c-19-18-47-24-72 2-31 30-27 73 10 111l88 87-28 28-171-170 28-28 29 30c-8-28-5-60 23-88zM831 1387l239 240-27 26-33-33c12 29 11 63-21 95-53 53-121 33-166-11-44-44-64-113-11-166 29-29 61-34 88-26l-97-97zM966 1686c37-37 22-84-11-117-32-33-78-46-115-9-36 36-21 82 11 115 33 33 79 48 115 11zM1178 1362l-127 127c40 37 81 33 111 4 21-21 28-49 16-73l27-28c28 46 13 95-20 127-41 41-107 51-168-10s-49-127-9-167c41-41 101-49 157 7zM1032 1366c-25 25-34 61-2 100l98-98c-30-30-68-29-96-2zM1204 1149l27 26-8 8c-34 33-34 71 4 109l89 89-28 28-170-171 27-27 30 29c-12-29-4-58 21-83zM1367 1136c32-23 73-57 112-18 36 36 21 87-15 122-37 38-89 52-131 17l29-28c26 19 56 8 79-16 21-21 29-45 12-62-17-16-36-5-56 9-35 26-85 68-129 24-34-34-22-80 14-116s85-52 123-15l-29 29c-21-20-48-10-69 11-19 19-29 43-11 61 19 19 43 3 71-18zM1469 881c35-35 81-39 118-2l115 116-28 28-113-113c-18-19-46-25-72 1-30 31-27 74 11 112l87 87-28 28-239-240 28-28 99 100c-9-29-7-60 22-89zM1640 710c37-37 77-45 115-7l119 120-27 27-28-28c9 40-10 73-29 92-29 29-71 37-103 5-41-41-12-84 1-102l28-40c14-20 23-35 6-51-17-17-38-11-59 10-26 26-30 53-16 76l-28 28c-30-40-19-91 21-130zM1758 762c-5 12-10 20-21 37l-18 24c-14 19-29 42-6 65 20 20 41 13 58-5 27-27 37-71 2-106zM1832 521l27 26-8 8c-33 33-33 71 5 109l88 89-28 28-170-171 28-27 29 29c-12-29-4-58 21-83zM2088 452l-126 127c39 37 81 33 110 3 21-21 29-48 16-72l28-28c27 45 12 94-20 127-41 40-108 51-168-10-62-61-50-127-9-168 41-42 100-49 156 8zM1942 456c-24 25-33 61-2 99l98-98c-30-29-68-29-96-1zM1027 2680l-274 274-394-393 265-263 68 68-191 191 92 91 175-175 69 68-176 176 96 96 202-202zM946 1963l399 399-69 69-44-45c17 49-1 103-41 142-71 71-179 81-281-21-99-100-90-208-19-279 37-38 88-58 133-47l-148-148zM1143 2448c38-38 48-104-11-163s-126-49-163-11c-41 40-47 103 12 162s122 53 162 12zM1283 1839l68 68-19 19c-49 49-49 101 8 158l142 141-70 70-289-289 69-69 43 43c-17-46-5-88 29-122zM1435 1683c64-63 136-83 204-15l200 200-68 68-42-42c15 59-12 108-43 139-46 46-118 69-179 7-72-72-19-150 4-180l50-67c9-13 27-40 3-64-22-22-53-7-77 18-44 43-35 76-20 104l-66 67c-56-79-37-163 34-235zM1646 1957c43-42 41-102 2-141l-16-15c-6 15-16 28-28 45l-25 34c-11 14-40 53-8 85 23 23 51 17 75-8zM2041 1088l188 390-67 67-250-125 125 250-67 67-389-189 74-74 257 135-134-258 68-68 258 134-135-257zM2379 542l393 393-68 68-277-276 176 377-66 66-378-176 277 277-67 67-393-393 93-93 409 192-191-409zM2674 445c64-65 136-85 203-16l201 200-68 68-42-42c14 60-12 108-43 139-46 46-118 69-179 8-72-73-19-151 3-181l50-67c10-13 28-40 4-64-22-22-53-7-78 18-43 43-35 76-19 104l-66 67c-56-79-38-162 34-234zM2885 719c42-43 41-103 2-141l-16-16c-6 15-16 29-28 45l-25 34c-11 14-40 53-8 85 23 23 51 17 75-7zM3333 373l-158-26 26 159-88 88-35-252-255-37 89-89 156 25-27-154 87-87 36 246 259 37z">
          <text:p/>
        </draw:path>
        <draw:path draw:style-name="gr8" draw:text-style-name="P6" draw:layer="layout" svg:width="1.581cm" svg:height="1.581cm" svg:x="24.22cm" svg:y="27.123cm" svg:viewBox="0 0 1582 1582" svg:d="M88 1005c-117-117-117-311 0-428l489-489c117-117 312-117 429 0l488 489c117 117 117 311 0 428l-488 489c-117 117-312 117-429 0zM107 987l489 488c109 109 282 109 391 0l488-488c110-110 110-282 0-391l-488-490c-109-109-282-109-391 0l-489 490c-109 109-109 281 0 391z">
          <text:p/>
        </draw:path>
        <draw:path draw:style-name="gr9" draw:text-style-name="P7" draw:layer="layout" svg:width="0.311cm" svg:height="0.311cm" svg:x="24.764cm" svg:y="27.849cm" svg:viewBox="0 0 312 312" svg:d="M294 111l-183 182c-25 26-66 26-91 0-27-25-27-66 0-91l182-183c25-25 66-25 92 0 25 26 25 66 0 92z">
          <text:p/>
        </draw:path>
        <draw:path draw:style-name="gr8" draw:text-style-name="P6" draw:layer="layout" svg:width="0.862cm" svg:height="0.862cm" svg:x="24.536cm" svg:y="27.526cm" svg:viewBox="0 0 863 863" svg:d="M293 205l-182 182c-25 25-66 25-91 0-27-25-27-66 0-91l182-183c151-151 396-151 547 0 152 152 152 398 0 549l-182 182c-25 25-66 25-91 0-26-25-26-66 0-91l182-183c101-100 101-265 0-365-101-101-264-101-365 0z">
          <text:p/>
        </draw:path>
        <draw:path draw:style-name="gr8" draw:text-style-name="P6" draw:layer="layout" svg:width="3.422cm" svg:height="2.954cm" svg:x="25.273cm" svg:y="35.277cm" svg:viewBox="0 0 3423 2955" svg:d="M300 1924l174 299-29 29-251-134 134 251-29 28-299-172 31-31 241 145-135-251 28-29 253 136-147-241zM447 1903c48-48 116-48 171 7s54 122 6 170-115 49-170-6-55-123-7-171zM589 1938c-41-41-86-39-117-9-32 32-28 77 10 116 41 41 87 40 117 9 32-32 29-77-10-116zM644 1706c35-35 81-39 118-2l116 115-28 28-113-112c-19-19-47-25-72 1-31 31-27 74 10 111l88 88-28 28-171-171 28-27 29 29c-8-28-5-59 23-88zM831 1386l239 240-27 28-33-35c12 30 11 65-21 97-53 52-121 33-166-12-44-44-64-114-11-167 29-29 61-34 88-26l-97-97zM966 1686c37-36 22-85-11-118-32-32-78-46-115-9-36 37-21 84 11 116 33 33 79 48 115 11zM1178 1362l-127 126c40 38 81 33 111 4 21-21 28-49 16-73l27-27c28 45 13 94-20 126-41 41-107 52-168-9-61-62-49-127-9-168 41-41 101-48 157 8zM1032 1366c-25 24-34 60-2 99l98-98c-30-29-68-29-96-1zM1204 1148l27 27-8 7c-34 34-34 71 4 110l89 88-28 28-170-170 27-28 30 30c-12-30-4-59 21-84zM1367 1136c32-24 73-58 112-19 36 37 21 87-15 123-37 37-89 52-131 17l29-29c26 19 56 8 79-15 21-22 29-45 12-62s-36-6-56 9c-35 25-85 67-129 23-34-34-22-80 14-116 36-35 85-52 123-15l-29 29c-21-20-48-9-69 11-19 19-29 44-11 61 19 19 43 3 71-17zM1469 880c35-35 81-39 118-2l115 116-28 28-113-113c-18-18-46-24-72 2-30 30-27 73 11 111l87 87-28 28-239-239 28-28 99 99c-9-29-7-60 22-89zM1640 709c37-37 77-44 115-6l119 119-27 27-28-27c9 40-10 72-29 91-29 30-71 38-103 5-41-41-12-84 1-102l28-39c14-21 23-36 6-52-17-17-38-11-59 10-26 27-30 53-16 76l-28 28c-30-40-19-90 21-130zM1758 761c-5 12-10 20-21 37l-18 24c-14 20-29 42-6 65 20 20 41 13 58-5 27-26 37-71 2-105zM1832 520l27 26-8 8c-33 34-33 71 5 109l88 89-28 28-170-171 28-27 29 29c-12-29-4-58 21-83zM2088 451l-126 127c39 37 81 33 110 4 21-21 29-49 16-73l28-28c27 46 12 95-20 127-41 41-108 51-168-10-62-61-50-127-9-167 41-41 100-49 156 7zM1942 455c-24 25-33 61-2 100l98-98c-30-30-68-29-96-2zM1027 2680l-274 275-394-393 265-264 68 69-191 190 92 92 175-176 69 69-176 175 96 96 202-201zM946 1964l399 399-69 68-44-44c17 49-1 102-41 142-71 70-179 80-281-22-99-100-90-208-19-279 37-37 88-57 133-47l-148-148zM1143 2448c38-37 48-103-11-162-59-60-126-50-163-12-41 40-47 104 12 163 59 58 122 52 162 11zM1283 1840l68 68-19 18c-49 49-49 102 8 158l142 142-70 69-289-289 69-69 43 43c-17-46-5-88 29-121zM1435 1684c64-65 136-85 204-16l200 200-68 68-42-42c15 60-12 109-43 139-46 46-118 69-179 8-72-73-19-151 4-181l50-67c9-13 27-40 3-64-22-22-53-6-77 18-44 43-35 77-20 105l-66 66c-56-79-37-162 34-234zM1646 1958c43-42 41-102 2-141l-16-16c-6 15-16 29-28 46l-25 33c-11 14-40 54-8 86 23 23 51 16 75-8zM2041 1088l188 389-67 67-250-125 125 251-67 67-389-190 74-74 257 135-134-258 68-68 258 134-135-256zM2379 541l393 393-68 69-277-277 176 378-66 65-378-175 277 276-67 67-393-393 93-92 409 191-191-409zM2674 444c64-63 136-84 203-16l201 201-68 68-42-43c14 60-12 109-43 140-46 46-118 68-179 7-72-72-19-150 3-181l50-67c10-12 28-39 4-64-22-21-53-6-78 18-43 44-35 77-19 105l-66 66c-56-79-38-162 34-234zM2885 718c42-42 41-102 2-141l-16-16c-6 15-16 29-28 46l-25 33c-11 14-40 54-8 86 23 23 51 17 75-8zM3333 373l-158-26 26 159-88 87-35-251-255-36 89-90 156 25-27-154 87-87 36 246 259 37z">
          <text:p/>
        </draw:path>
        <draw:path draw:style-name="gr8" draw:text-style-name="P6" draw:layer="layout" svg:width="1.581cm" svg:height="1.581cm" svg:x="24.22cm" svg:y="37.706cm" svg:viewBox="0 0 1582 1582" svg:d="M88 1006c-117-118-117-313 0-430l489-488c117-117 312-117 429 0l488 488c117 117 117 312 0 430l-488 488c-117 117-312 117-429 0zM107 986l489 489c109 109 282 109 391 0l488-489c110-109 110-282 0-391l-488-488c-109-110-282-110-391 0l-489 488c-109 109-109 282 0 391z">
          <text:p/>
        </draw:path>
        <draw:path draw:style-name="gr9" draw:text-style-name="P7" draw:layer="layout" svg:width="0.311cm" svg:height="0.311cm" svg:x="24.764cm" svg:y="38.432cm" svg:viewBox="0 0 312 312" svg:d="M294 110l-183 183c-25 26-66 26-91 0-27-26-27-67 0-92l182-182c25-25 66-25 92 0 25 25 25 66 0 91z">
          <text:p/>
        </draw:path>
        <draw:path draw:style-name="gr8" draw:text-style-name="P6" draw:layer="layout" svg:width="0.862cm" svg:height="0.862cm" svg:x="24.536cm" svg:y="38.109cm" svg:viewBox="0 0 863 863" svg:d="M293 204l-182 183c-25 26-66 26-91 0-27-25-27-66 0-91l182-183c151-151 396-151 547 0 152 152 152 397 0 548l-182 182c-25 26-66 26-91 0-26-25-26-66 0-91l182-182c101-101 101-264 0-366-101-101-264-101-365 0z">
          <text:p/>
        </draw:path>
        <draw:path draw:style-name="gr8" draw:text-style-name="P6" draw:layer="layout" svg:width="3.422cm" svg:height="2.953cm" svg:x="25.273cm" svg:y="45.861cm" svg:viewBox="0 0 3423 2954" svg:d="M300 1923l174 299-29 28-251-134 134 251-29 28-299-172 31-31 241 145-135-251 28-28 253 136-147-242zM447 1902c48-49 116-49 171 6s54 123 6 171-115 48-170-7-55-123-7-170zM589 1937c-41-41-86-40-117-9-32 32-28 77 10 115 41 41 87 40 117 9 32-32 29-77-10-115zM644 1704c35-35 81-39 118-2l116 116-28 28-113-113c-19-19-47-24-72 2-31 30-27 73 10 111l88 87-28 28-171-171 28-27 29 30c-8-29-5-60 23-89zM831 1386l239 239-27 27-33-33c12 28 11 63-21 95-53 53-121 33-166-11-44-44-64-114-11-166 29-29 61-35 88-26l-97-97zM966 1685c37-37 22-84-11-117-32-33-78-46-115-10-36 37-21 83 11 116 33 33 79 47 115 11zM1178 1361l-127 127c40 37 81 33 111 3 21-21 28-48 16-72l27-28c28 45 13 94-20 127-41 40-107 51-168-10s-49-127-9-168c41-41 101-48 157 8zM1032 1365c-25 25-34 61-2 100l98-98c-30-30-68-29-96-2zM1204 1147l27 27-8 8c-34 33-34 71 4 109l89 88-28 28-170-170 27-28 30 30c-12-30-4-58 21-84zM1367 1135c32-23 73-57 112-18 36 36 21 86-15 122-37 37-89 52-131 17l29-29c26 19 56 8 79-15 21-21 29-45 12-62s-36-5-56 9c-35 25-85 68-129 24-34-35-22-80 14-116s85-52 123-15l-29 28c-21-20-48-9-69 11-19 20-29 44-11 61 19 20 43 4 71-17zM1469 880c35-35 81-39 118-2l115 115-28 28-113-113c-18-18-46-24-72 2-30 30-27 73 11 111l87 87-28 28-239-239 28-28 99 99c-9-28-7-60 22-88zM1640 709c37-37 77-45 115-7l119 119-27 27-28-27c9 40-10 73-29 91-29 30-71 38-103 5-41-41-12-83 1-102l28-39c14-20 23-35 6-51-17-18-38-11-59 10-26 26-30 53-16 75l-28 29c-30-41-19-91 21-130zM1758 761c-5 11-10 20-21 36l-18 24c-14 20-29 43-6 66 20 19 41 12 58-5 27-27 37-71 2-106zM1832 519l27 27-8 8c-33 33-33 71 5 109l88 88-28 28-170-170 28-28 29 30c-12-30-4-58 21-84zM2088 451l-126 126c39 38 81 33 110 4 21-21 29-49 16-73l28-27c27 45 12 94-20 126-41 41-108 52-168-9-62-62-50-127-9-168s100-48 156 8zM1942 455c-24 24-33 60-2 99l98-98c-30-30-68-29-96-1zM1027 2679l-274 275-394-394 265-264 68 69-191 191 92 91 175-176 69 69-176 176 96 96 202-202zM946 1962l399 399-69 68-44-44c17 49-1 102-41 142-71 71-179 80-281-21-99-100-90-209-19-279 37-38 88-58 133-47l-148-149zM1143 2447c38-38 48-104-11-163s-126-49-163-12c-41 41-47 104 12 163 59 58 122 52 162 12zM1283 1838l68 68-19 18c-49 49-49 102 8 159l142 141-70 70-289-289 69-69 43 42c-17-46-5-87 29-121zM1435 1682c64-63 136-83 204-16l200 201-68 68-42-42c15 59-12 108-43 139-46 46-118 68-179 7-72-72-19-150 4-181l50-66c9-13 27-40 3-64-22-22-53-7-77 18-44 43-35 76-20 104l-66 66c-56-78-37-162 34-234zM1646 1956c43-42 41-102 2-141l-16-16c-6 16-16 29-28 46l-25 34c-11 14-40 53-8 85 23 23 51 17 75-8zM2041 1087l188 390-67 66-250-124 125 249-67 68-389-189 74-74 257 134-134-257 68-68 258 133-135-256zM2379 541l393 393-68 68-277-277 176 378-66 66-378-176 277 277-67 67-393-393 93-93 409 191-191-409zM2674 443c64-63 136-83 203-15l201 200-68 68-42-42c14 59-12 108-43 139-46 46-118 68-179 7-72-72-19-150 3-180l50-67c10-13 28-40 4-64-22-22-53-7-78 18-43 43-35 76-19 104l-66 66c-56-78-38-162 34-234zM2885 717c42-42 41-102 2-141l-16-15c-6 15-16 28-28 45l-25 34c-11 14-40 53-8 85 23 23 51 17 75-8zM3333 372l-158-25 26 158-88 87-35-250-255-37 89-90 156 26-27-155 87-86 36 246 259 37z">
          <text:p/>
        </draw:path>
        <draw:path draw:style-name="gr8" draw:text-style-name="P6" draw:layer="layout" svg:width="1.581cm" svg:height="1.581cm" svg:x="24.22cm" svg:y="48.289cm" svg:viewBox="0 0 1582 1582" svg:d="M88 1005c-117-117-117-312 0-429l489-488c117-117 312-117 429 0l488 488c117 117 117 312 0 429l-488 489c-117 117-312 117-429 0zM107 986l489 488c109 111 282 111 391 0l488-488c110-109 110-282 0-391l-488-488c-109-109-282-109-391 0l-489 488c-109 109-109 282 0 391z">
          <text:p/>
        </draw:path>
        <draw:path draw:style-name="gr9" draw:text-style-name="P7" draw:layer="layout" svg:width="0.311cm" svg:height="0.312cm" svg:x="24.764cm" svg:y="49.015cm" svg:viewBox="0 0 312 313" svg:d="M294 110l-183 184c-25 25-66 25-91 0-27-26-27-67 0-92l182-183c25-25 66-25 92 0 25 25 25 66 0 91z">
          <text:p/>
        </draw:path>
        <draw:path draw:style-name="gr8" draw:text-style-name="P6" draw:layer="layout" svg:width="0.862cm" svg:height="0.862cm" svg:x="24.536cm" svg:y="48.693cm" svg:viewBox="0 0 863 863" svg:d="M293 204l-182 183c-25 25-66 25-91 0-27-25-27-66 0-91l182-183c151-151 396-151 547 0 152 151 152 396 0 547l-182 184c-25 25-66 25-91 0-26-25-26-67 0-92l182-183c101-101 101-264 0-365-101-100-264-100-365 0z">
          <text:p/>
        </draw:path>
        <draw:path draw:style-name="gr8" draw:text-style-name="P6" draw:layer="layout" svg:width="3.422cm" svg:height="2.953cm" svg:x="25.273cm" svg:y="56.444cm" svg:viewBox="0 0 3423 2954" svg:d="M300 1924l174 299-29 28-251-133 134 250-29 29-299-173 31-31 241 146-135-252 28-28 253 136-147-242zM447 1903c48-48 116-48 171 6 55 55 54 123 6 171s-115 48-170-7c-55-54-55-122-7-170zM589 1938c-41-41-86-40-117-9-32 32-28 77 10 116 41 41 87 39 117 9 32-32 29-77-10-116zM644 1706c35-35 81-39 118-2l116 115-28 28-113-113c-19-18-47-24-72 2-31 30-27 73 10 111l88 87-28 28-171-170 28-28 29 30c-8-28-5-60 23-88zM831 1387l239 240-27 26-33-33c12 29 11 63-21 95-53 53-121 33-166-11-44-44-64-113-11-166 29-29 61-34 88-26l-97-97zM966 1686c37-37 22-84-11-117-32-33-78-46-115-9-36 36-21 82 11 115 33 33 79 48 115 11zM1178 1362l-127 127c40 37 81 33 111 4 21-21 28-49 16-73l27-28c28 46 13 95-20 127-41 41-107 51-168-10s-49-127-9-167c41-41 101-49 157 7zM1032 1366c-25 25-34 61-2 100l98-98c-30-30-68-29-96-2zM1204 1149l27 26-8 8c-34 33-34 71 4 109l89 89-28 28-170-171 27-27 30 29c-12-29-4-58 21-83zM1367 1135c32-23 73-57 112-18 36 37 21 88-15 123-37 38-89 52-131 17l29-28c26 19 56 8 79-16 21-21 29-45 12-62s-36-5-56 9c-35 26-85 68-129 24-34-34-22-81 14-117s85-52 123-15l-29 29c-21-20-48-10-69 11-19 19-29 43-11 62 19 19 43 3 71-19zM1469 880c35-35 81-39 118-2l115 116-28 28-113-113c-18-19-46-25-72 1-30 31-27 74 11 112l87 87-28 28-239-240 28-28 99 100c-9-29-7-60 22-89zM1640 709c37-37 77-45 115-7l119 120-27 27-28-28c9 40-10 73-29 92-29 29-71 37-103 5-41-41-12-84 1-102l28-40c14-20 23-35 6-51-17-17-38-11-59 10-26 26-30 53-16 76l-28 28c-30-40-19-91 21-130zM1758 761c-5 12-10 20-21 37l-18 24c-14 19-29 42-6 65 20 20 41 13 58-5 27-27 37-71 2-106zM1832 520l27 26-8 8c-33 33-33 71 5 109l88 89-28 28-170-171 28-27 29 29c-12-29-4-58 21-83zM2088 451l-126 127c39 37 81 33 110 3 21-21 29-48 16-72l28-28c27 45 12 94-20 127-41 40-108 51-168-10-62-61-50-127-9-168s100-48 156 8zM1942 455c-24 25-33 61-2 99l98-98c-30-29-68-29-96-1zM1027 2680l-274 274-394-393 265-263 68 68-191 191 92 91 175-175 69 68-176 176 96 96 202-202zM946 1963l399 399-69 69-44-45c17 49-1 103-41 142-71 71-179 81-281-21-99-100-90-208-19-279 37-38 88-58 133-47l-148-148zM1143 2448c38-38 48-104-11-163s-126-49-163-11c-41 40-47 103 12 162s122 53 162 12zM1283 1839l68 68-19 19c-49 49-49 101 8 158l142 141-70 70-289-289 69-69 43 43c-17-46-5-88 29-122zM1435 1683c64-63 136-83 204-15l200 200-68 68-42-42c15 59-12 108-43 139-46 46-118 69-179 7-72-72-19-150 4-180l50-67c9-13 27-40 3-64-22-22-53-7-77 18-44 43-35 76-20 104l-66 67c-56-79-37-163 34-235zM1646 1957c43-42 41-102 2-141l-16-15c-6 15-16 28-28 45l-25 34c-11 14-40 53-8 85 23 23 51 17 75-8zM2041 1087l188 391-67 67-250-125 125 250-67 67-389-189 74-74 257 135-134-258 68-68 258 134-135-257zM2379 541l393 393-68 68-277-276 176 377-66 67-378-177 277 278-67 67-393-394 93-93 409 192-191-409zM2674 444c64-64 136-84 203-16l201 200-68 68-42-42c14 60-12 108-43 139-46 46-118 69-179 8-72-73-19-151 3-181l50-67c10-13 28-40 4-64-22-22-53-7-78 18-43 43-35 76-19 104l-66 67c-56-79-38-162 34-234zM2885 718c42-43 41-103 2-141l-16-16c-6 15-16 29-28 45l-25 34c-11 14-40 53-8 85 23 23 51 17 75-7zM3333 373l-158-26 26 158-88 88-35-251-255-37 89-89 156 25-27-154 87-87 36 246 259 37z">
          <text:p/>
        </draw:path>
        <draw:path draw:style-name="gr8" draw:text-style-name="P6" draw:layer="layout" svg:width="1.581cm" svg:height="1.581cm" svg:x="24.22cm" svg:y="58.873cm" svg:viewBox="0 0 1582 1582" svg:d="M88 1005c-117-117-117-311 0-428l489-489c117-117 312-117 429 0l488 489c117 117 117 311 0 428l-488 489c-117 117-312 117-429 0zM107 987l489 488c109 109 282 109 391 0l488-488c110-110 110-282 0-391l-488-490c-109-109-282-109-391 0l-489 490c-109 109-109 281 0 391z">
          <text:p/>
        </draw:path>
        <draw:path draw:style-name="gr9" draw:text-style-name="P7" draw:layer="layout" svg:width="0.311cm" svg:height="0.312cm" svg:x="24.764cm" svg:y="59.599cm" svg:viewBox="0 0 312 313" svg:d="M294 111l-183 183c-25 25-66 25-91 0-27-26-27-67 0-92l182-183c25-25 66-25 92 0 25 26 25 66 0 92z">
          <text:p/>
        </draw:path>
        <draw:path draw:style-name="gr8" draw:text-style-name="P6" draw:layer="layout" svg:width="0.862cm" svg:height="0.862cm" svg:x="24.536cm" svg:y="59.276cm" svg:viewBox="0 0 863 863" svg:d="M293 205l-182 182c-25 25-66 25-91 0-27-25-27-66 0-91l182-183c151-151 396-151 547 0 152 152 152 397 0 549l-182 182c-25 25-66 25-91 0-26-25-26-66 0-91l182-183c101-101 101-265 0-365-101-101-264-101-365 0z">
          <text:p/>
        </draw:path>
        <draw:path draw:style-name="gr10" draw:text-style-name="P8" draw:layer="layout" svg:width="5.94cm" svg:height="1.697cm" svg:x="23.76cm" svg:y="0cm" svg:viewBox="0 0 5941 1698" svg:d="M0 0h5941v1698h-5395c-193 0-290 0-364-39-62-32-112-82-144-144-38-74-38-171-38-364z">
          <text:p/>
        </draw:path>
        <draw:path draw:style-name="gr1" draw:text-style-name="P1" draw:layer="layout" svg:width="3.041cm" svg:height="0.851cm" svg:x="25.809cm" svg:y="0.428cm" svg:viewBox="0 0 3042 852" svg:d="M342 4l-72 268h-32l-66-218-67 218h-32l-73-268h37l54 219 65-219h33l65 220 54-220zM436 75c55 0 94 38 94 100 0 63-39 101-94 101-54 0-92-38-92-101 0-62 38-100 92-100zM497 175c0-46-26-71-61-71-36 0-60 27-60 71 0 47 26 72 61 72 36 0 60-28 60-72zM660 75c40 0 68 24 68 66v131h-32v-128c0-21-12-40-42-40-34 0-57 26-57 69v99h-31v-194h31v34c11-21 31-37 63-37zM946 0v272h-30v-38c-9 23-30 42-66 42-60 0-88-50-88-101 0-50 29-100 88-100 33 0 54 15 65 35v-110zM854 246c41 0 60-35 60-72s-19-71-60-71c-42 0-59 35-59 72s17 71 59 71zM1157 183h-143c1 44 27 65 60 65 24 0 44-12 50-33h32c-10 42-47 61-84 61-46 0-89-32-89-101 0-70 44-100 90-100s84 30 84 93zM1072 102c-28 0-53 16-58 55h112c0-33-23-55-54-55zM1293 76v31h-9c-38 0-59 21-59 64v101h-32v-194h32v34c10-24 30-36 59-36zM1393 162c31 5 73 9 73 53 0 41-37 61-77 61-43 0-81-21-84-65h32c4 26 28 37 54 37 24 0 42-10 42-29s-18-23-37-26c-34-6-86-10-86-60 0-39 32-58 73-58s78 19 78 61h-32c-1-23-22-33-46-33-22 0-41 9-41 28 0 22 23 27 51 31zM1595 75c40 0 68 24 68 66v131h-32v-128c0-21-12-40-42-40-34 0-57 26-57 69v99h-31v-272h31v113c11-22 31-38 63-38zM1789 75c42 0 69 18 69 61v136h-31v-32c-17 28-47 36-68 36-34 0-62-19-62-56 0-47 41-54 59-57l38-7c20-3 33-7 33-25 0-20-16-28-40-28-29 0-47 13-52 34h-32c6-40 41-62 86-62zM1826 171c-9 4-16 6-32 9l-24 4c-19 3-41 7-41 33 0 22 16 31 36 31 31 0 61-20 61-59zM2005 76v31h-8c-38 0-60 21-60 64v101h-31v-194h31v34c10-24 31-36 59-36zM2190 183h-144c1 44 27 65 60 65 24 0 44-12 51-33h31c-10 42-47 61-83 61-46 0-90-32-90-101 0-70 44-100 90-100s85 30 85 93zM2104 102c-27 0-53 16-57 55h111c0-33-22-55-54-55zM325 844h-312v-445h300v78h-217v103h199v78h-199v109h229zM685 392v452h-78v-50c-17 38-58 58-103 58-81 0-147-57-147-172 0-113 66-169 147-169 42 0 82 17 102 49v-168zM522 779c43 0 86-32 86-99s-43-99-86-99c-46 0-85 32-85 99 0 66 39 99 85 99zM946 513v77h-21c-55 0-85 30-85 94v160h-79v-327h78v48c17-36 47-52 86-52zM1121 511c72 0 124 29 124 106v227h-77v-47c-25 42-68 55-103 55-52 0-105-29-105-98 0-82 74-96 104-101l66-9c13-2 38-7 38-34 0-25-26-34-54-34-49 0-63 23-70 48h-75c13-76 71-113 152-113zM1086 786c47 0 80-35 80-79v-18c-12 5-25 7-42 10l-33 5c-14 2-53 7-53 44 0 26 20 38 48 38zM1802 517l-114 327h-76l-71-212-71 212h-76l-114-327h84l70 222 70-222h77l71 222 68-222zM2303 399v445h-77v-313l-115 313h-74l-115-313v313h-76v-445h106l123 340 123-340zM2526 511c72 0 124 29 124 106v227h-77v-47c-26 42-68 55-103 55-52 0-106-29-106-98 0-82 75-96 105-101l66-9c12-2 38-7 38-34 0-25-26-34-54-34-49 0-63 23-70 48h-75c12-76 70-113 152-113zM2490 786c48 0 81-35 81-79v-18c-12 5-25 7-42 10l-33 5c-14 2-53 7-53 44 0 26 19 38 47 38zM2940 844l-75-104-75 104h-100l122-162-124-165h102l74 102 73-102h98l-119 159 126 168z">
          <text:p/>
        </draw:path>
        <draw:polygon draw:style-name="gr11" draw:text-style-name="P9" draw:layer="layout" svg:width="0.019cm" svg:height="0.013cm" svg:x="25.586cm" svg:y="1.344cm" svg:viewBox="0 0 20 14" draw:points="20,14 20,0 0,14">
          <text:p/>
        </draw:polygon>
        <draw:polygon draw:style-name="gr12" draw:text-style-name="P10" draw:layer="layout" svg:width="0.039cm" svg:height="0.027cm" svg:x="25.566cm" svg:y="1.33cm" svg:viewBox="0 0 40 28" draw:points="20,28 40,15 40,0 0,28">
          <text:p/>
        </draw:polygon>
        <draw:polygon draw:style-name="gr12" draw:text-style-name="P10" draw:layer="layout" svg:width="0.058cm" svg:height="0.04cm" svg:x="25.547cm" svg:y="1.317cm" svg:viewBox="0 0 59 41" draw:points="20,41 59,13 59,0 0,41">
          <text:p/>
        </draw:polygon>
        <draw:polygon draw:style-name="gr13" draw:text-style-name="P11" draw:layer="layout" svg:width="0.078cm" svg:height="0.053cm" svg:x="25.527cm" svg:y="1.304cm" svg:viewBox="0 0 79 54" draw:points="21,54 79,13 79,0 0,54">
          <text:p/>
        </draw:polygon>
        <draw:polygon draw:style-name="gr14" draw:text-style-name="P12" draw:layer="layout" svg:width="0.097cm" svg:height="0.067cm" svg:x="25.508cm" svg:y="1.29cm" svg:viewBox="0 0 98 68" draw:points="19,68 98,14 98,0 0,68">
          <text:p/>
        </draw:polygon>
        <draw:polygon draw:style-name="gr14" draw:text-style-name="P12" draw:layer="layout" svg:width="0.117cm" svg:height="0.08cm" svg:x="25.488cm" svg:y="1.277cm" svg:viewBox="0 0 118 81" draw:points="20,81 118,13 118,0 0,81">
          <text:p/>
        </draw:polygon>
        <draw:polygon draw:style-name="gr15" draw:text-style-name="P13" draw:layer="layout" svg:width="0.137cm" svg:height="0.094cm" svg:x="25.468cm" svg:y="1.263cm" svg:viewBox="0 0 138 95" draw:points="20,95 138,14 138,0 0,95">
          <text:p/>
        </draw:polygon>
        <draw:polygon draw:style-name="gr16" draw:text-style-name="P14" draw:layer="layout" svg:width="0.156cm" svg:height="0.107cm" svg:x="25.449cm" svg:y="1.25cm" svg:viewBox="0 0 157 108" draw:points="19,108 157,13 157,0 0,108">
          <text:p/>
        </draw:polygon>
        <draw:polygon draw:style-name="gr16" draw:text-style-name="P14" draw:layer="layout" svg:width="0.176cm" svg:height="0.121cm" svg:x="25.429cm" svg:y="1.236cm" svg:viewBox="0 0 177 122" draw:points="20,122 177,14 177,0 0,122">
          <text:p/>
        </draw:polygon>
        <draw:polygon draw:style-name="gr17" draw:text-style-name="P15" draw:layer="layout" svg:width="0.195cm" svg:height="0.134cm" svg:x="25.41cm" svg:y="1.223cm" svg:viewBox="0 0 196 135" draw:points="19,135 196,13 196,0 0,135">
          <text:p/>
        </draw:polygon>
        <draw:polygon draw:style-name="gr17" draw:text-style-name="P15" draw:layer="layout" svg:width="0.215cm" svg:height="0.147cm" svg:x="25.39cm" svg:y="1.21cm" svg:viewBox="0 0 216 148" draw:points="20,148 216,13 216,0 0,148">
          <text:p/>
        </draw:polygon>
        <draw:polygon draw:style-name="gr18" draw:text-style-name="P16" draw:layer="layout" svg:width="0.234cm" svg:height="0.161cm" svg:x="25.371cm" svg:y="1.196cm" svg:viewBox="0 0 235 162" draw:points="20,162 235,15 235,0 0,162">
          <text:p/>
        </draw:polygon>
        <draw:polygon draw:style-name="gr19" draw:text-style-name="P17" draw:layer="layout" svg:width="0.254cm" svg:height="0.174cm" svg:x="25.351cm" svg:y="1.183cm" svg:viewBox="0 0 255 175" draw:points="20,175 255,13 255,0 0,175">
          <text:p/>
        </draw:polygon>
        <draw:polygon draw:style-name="gr19" draw:text-style-name="P17" draw:layer="layout" svg:width="0.273cm" svg:height="0.188cm" svg:x="25.332cm" svg:y="1.169cm" svg:viewBox="0 0 274 189" draw:points="19,189 274,14 274,0 0,189">
          <text:p/>
        </draw:polygon>
        <draw:polygon draw:style-name="gr20" draw:text-style-name="P18" draw:layer="layout" svg:width="0.293cm" svg:height="0.201cm" svg:x="25.312cm" svg:y="1.156cm" svg:viewBox="0 0 294 202" draw:points="20,202 294,13 294,0 0,202">
          <text:p/>
        </draw:polygon>
        <draw:polygon draw:style-name="gr21" draw:text-style-name="P19" draw:layer="layout" svg:width="0.312cm" svg:height="0.215cm" svg:x="25.293cm" svg:y="1.142cm" svg:viewBox="0 0 313 216" draw:points="19,216 313,14 313,0 0,216">
          <text:p/>
        </draw:polygon>
        <draw:polygon draw:style-name="gr21" draw:text-style-name="P19" draw:layer="layout" svg:width="0.332cm" svg:height="0.228cm" svg:x="25.273cm" svg:y="1.129cm" svg:viewBox="0 0 333 229" draw:points="20,229 333,13 333,0 0,229">
          <text:p/>
        </draw:polygon>
        <draw:polygon draw:style-name="gr22" draw:text-style-name="P20" draw:layer="layout" svg:width="0.351cm" svg:height="0.241cm" svg:x="25.254cm" svg:y="1.116cm" svg:viewBox="0 0 352 242" draw:points="19,242 352,13 352,0 0,242">
          <text:p/>
        </draw:polygon>
        <draw:polygon draw:style-name="gr23" draw:text-style-name="P21" draw:layer="layout" svg:width="0.371cm" svg:height="0.255cm" svg:x="25.234cm" svg:y="1.102cm" svg:viewBox="0 0 372 256" draw:points="20,256 372,14 372,0 0,256">
          <text:p/>
        </draw:polygon>
        <draw:polygon draw:style-name="gr23" draw:text-style-name="P21" draw:layer="layout" svg:width="0.39cm" svg:height="0.268cm" svg:x="25.215cm" svg:y="1.089cm" svg:viewBox="0 0 391 269" draw:points="19,269 391,13 391,0 0,269">
          <text:p/>
        </draw:polygon>
        <draw:polygon draw:style-name="gr24" draw:text-style-name="P22" draw:layer="layout" svg:width="0.41cm" svg:height="0.282cm" svg:x="25.195cm" svg:y="1.075cm" svg:viewBox="0 0 411 283" draw:points="21,283 411,14 411,0 0,283">
          <text:p/>
        </draw:polygon>
        <draw:polygon draw:style-name="gr25" draw:text-style-name="P23" draw:layer="layout" svg:width="0.429cm" svg:height="0.295cm" svg:x="25.176cm" svg:y="1.062cm" svg:viewBox="0 0 430 296" draw:points="19,296 430,13 430,0 0,296">
          <text:p/>
        </draw:polygon>
        <draw:polygon draw:style-name="gr25" draw:text-style-name="P23" draw:layer="layout" svg:width="0.449cm" svg:height="0.309cm" svg:x="25.156cm" svg:y="1.048cm" svg:viewBox="0 0 450 310" draw:points="20,310 450,14 450,0 0,310">
          <text:p/>
        </draw:polygon>
        <draw:polygon draw:style-name="gr26" draw:text-style-name="P24" draw:layer="layout" svg:width="0.468cm" svg:height="0.322cm" svg:x="25.137cm" svg:y="1.035cm" svg:viewBox="0 0 469 323" draw:points="19,323 469,13 469,0 0,323">
          <text:p/>
        </draw:polygon>
        <draw:polygon draw:style-name="gr27" draw:text-style-name="P25" draw:layer="layout" svg:width="0.488cm" svg:height="0.335cm" svg:x="25.117cm" svg:y="1.022cm" svg:viewBox="0 0 489 336" draw:points="21,336 489,13 489,0 0,336">
          <text:p/>
        </draw:polygon>
        <draw:polygon draw:style-name="gr27" draw:text-style-name="P25" draw:layer="layout" svg:width="0.508cm" svg:height="0.349cm" svg:x="25.097cm" svg:y="1.008cm" svg:viewBox="0 0 509 350" draw:points="20,350 509,14 509,0 0,350">
          <text:p/>
        </draw:polygon>
        <draw:polygon draw:style-name="gr28" draw:text-style-name="P26" draw:layer="layout" svg:width="0.527cm" svg:height="0.362cm" svg:x="25.078cm" svg:y="0.995cm" svg:viewBox="0 0 528 363" draw:points="19,363 528,13 528,0 0,363">
          <text:p/>
        </draw:polygon>
        <draw:polygon draw:style-name="gr28" draw:text-style-name="P26" draw:layer="layout" svg:width="0.547cm" svg:height="0.376cm" svg:x="25.058cm" svg:y="0.981cm" svg:viewBox="0 0 548 377" draw:points="20,377 548,14 548,0 0,377">
          <text:p/>
        </draw:polygon>
        <draw:polygon draw:style-name="gr29" draw:text-style-name="P27" draw:layer="layout" svg:width="0.566cm" svg:height="0.389cm" svg:x="25.039cm" svg:y="0.968cm" svg:viewBox="0 0 567 390" draw:points="19,390 567,14 567,0 0,390">
          <text:p/>
        </draw:polygon>
        <draw:polygon draw:style-name="gr30" draw:text-style-name="P28" draw:layer="layout" svg:width="0.586cm" svg:height="0.403cm" svg:x="25.019cm" svg:y="0.954cm" svg:viewBox="0 0 587 404" draw:points="20,404 587,14 587,0 0,404">
          <text:p/>
        </draw:polygon>
        <draw:polygon draw:style-name="gr30" draw:text-style-name="P28" draw:layer="layout" svg:width="0.605cm" svg:height="0.416cm" svg:x="25cm" svg:y="0.941cm" svg:viewBox="0 0 606 417" draw:points="19,417 606,13 606,0 0,417">
          <text:p/>
        </draw:polygon>
        <draw:polygon draw:style-name="gr31" draw:text-style-name="P29" draw:layer="layout" svg:width="0.625cm" svg:height="0.429cm" svg:x="24.98cm" svg:y="0.928cm" svg:viewBox="0 0 626 430" draw:points="20,430 626,13 626,0 0,430">
          <text:p/>
        </draw:polygon>
        <draw:polygon draw:style-name="gr32" draw:text-style-name="P30" draw:layer="layout" svg:width="0.644cm" svg:height="0.443cm" svg:x="24.961cm" svg:y="0.914cm" svg:viewBox="0 0 645 444" draw:points="19,444 645,14 645,0 0,444">
          <text:p/>
        </draw:polygon>
        <draw:polygon draw:style-name="gr32" draw:text-style-name="P30" draw:layer="layout" svg:width="0.664cm" svg:height="0.456cm" svg:x="24.941cm" svg:y="0.901cm" svg:viewBox="0 0 665 457" draw:points="20,457 665,13 665,0 0,457">
          <text:p/>
        </draw:polygon>
        <draw:polygon draw:style-name="gr33" draw:text-style-name="P31" draw:layer="layout" svg:width="0.683cm" svg:height="0.47cm" svg:x="24.922cm" svg:y="0.887cm" svg:viewBox="0 0 684 471" draw:points="20,471 684,14 684,0 0,471">
          <text:p/>
        </draw:polygon>
        <draw:polygon draw:style-name="gr34" draw:text-style-name="P32" draw:layer="layout" svg:width="0.703cm" svg:height="0.483cm" svg:x="24.902cm" svg:y="0.874cm" svg:viewBox="0 0 704 484" draw:points="21,484 704,13 704,0 0,484">
          <text:p/>
        </draw:polygon>
        <draw:polygon draw:style-name="gr34" draw:text-style-name="P32" draw:layer="layout" svg:width="0.722cm" svg:height="0.496cm" svg:x="24.883cm" svg:y="0.861cm" svg:viewBox="0 0 723 497" draw:points="19,497 723,13 723,0 0,497">
          <text:p/>
        </draw:polygon>
        <draw:polygon draw:style-name="gr35" draw:text-style-name="P33" draw:layer="layout" svg:width="0.742cm" svg:height="0.51cm" svg:x="24.863cm" svg:y="0.847cm" svg:viewBox="0 0 743 511" draw:points="20,511 743,14 743,0 0,511">
          <text:p/>
        </draw:polygon>
        <draw:polygon draw:style-name="gr36" draw:text-style-name="P34" draw:layer="layout" svg:width="0.761cm" svg:height="0.523cm" svg:x="24.844cm" svg:y="0.834cm" svg:viewBox="0 0 762 524" draw:points="19,524 762,13 762,0 0,524">
          <text:p/>
        </draw:polygon>
        <draw:polygon draw:style-name="gr36" draw:text-style-name="P34" draw:layer="layout" svg:width="0.781cm" svg:height="0.537cm" svg:x="24.824cm" svg:y="0.82cm" svg:viewBox="0 0 782 538" draw:points="20,538 782,14 782,0 0,538">
          <text:p/>
        </draw:polygon>
        <draw:polygon draw:style-name="gr37" draw:text-style-name="P35" draw:layer="layout" svg:width="0.8cm" svg:height="0.55cm" svg:x="24.805cm" svg:y="0.807cm" svg:viewBox="0 0 801 551" draw:points="19,551 801,13 801,0 0,551">
          <text:p/>
        </draw:polygon>
        <draw:polygon draw:style-name="gr37" draw:text-style-name="P35" draw:layer="layout" svg:width="0.82cm" svg:height="0.564cm" svg:x="24.785cm" svg:y="0.793cm" svg:viewBox="0 0 821 565" draw:points="20,565 821,14 821,0 0,565">
          <text:p/>
        </draw:polygon>
        <draw:polygon draw:style-name="gr38" draw:text-style-name="P36" draw:layer="layout" svg:width="0.84cm" svg:height="0.577cm" svg:x="24.765cm" svg:y="0.78cm" svg:viewBox="0 0 841 578" draw:points="20,578 841,13 841,0 0,578">
          <text:p/>
        </draw:polygon>
        <draw:polygon draw:style-name="gr39" draw:text-style-name="P37" draw:layer="layout" svg:width="0.859cm" svg:height="0.59cm" svg:x="24.746cm" svg:y="0.767cm" svg:viewBox="0 0 860 591" draw:points="19,591 860,13 860,0 0,591">
          <text:p/>
        </draw:polygon>
        <draw:polygon draw:style-name="gr39" draw:text-style-name="P37" draw:layer="layout" svg:width="0.879cm" svg:height="0.604cm" svg:x="24.726cm" svg:y="0.753cm" svg:viewBox="0 0 880 605" draw:points="20,605 880,14 880,0 0,605">
          <text:p/>
        </draw:polygon>
        <draw:polygon draw:style-name="gr40" draw:text-style-name="P38" draw:layer="layout" svg:width="0.898cm" svg:height="0.617cm" svg:x="24.707cm" svg:y="0.74cm" svg:viewBox="0 0 899 618" draw:points="19,618 899,13 899,0 0,618">
          <text:p/>
        </draw:polygon>
        <draw:polygon draw:style-name="gr41" draw:text-style-name="P39" draw:layer="layout" svg:width="0.918cm" svg:height="0.631cm" svg:x="24.687cm" svg:y="0.726cm" svg:viewBox="0 0 919 632" draw:points="20,632 919,14 919,0 0,632">
          <text:p/>
        </draw:polygon>
        <draw:polygon draw:style-name="gr41" draw:text-style-name="P39" draw:layer="layout" svg:width="0.937cm" svg:height="0.644cm" svg:x="24.668cm" svg:y="0.713cm" svg:viewBox="0 0 938 645" draw:points="19,645 938,13 938,0 0,645">
          <text:p/>
        </draw:polygon>
        <draw:polygon draw:style-name="gr42" draw:text-style-name="P40" draw:layer="layout" svg:width="0.957cm" svg:height="0.658cm" svg:x="24.648cm" svg:y="0.699cm" svg:viewBox="0 0 958 659" draw:points="20,659 958,14 958,0 0,659">
          <text:p/>
        </draw:polygon>
        <draw:polygon draw:style-name="gr43" draw:text-style-name="P41" draw:layer="layout" svg:width="0.976cm" svg:height="0.671cm" svg:x="24.629cm" svg:y="0.686cm" svg:viewBox="0 0 977 672" draw:points="19,672 977,13 977,0 0,672">
          <text:p/>
        </draw:polygon>
        <draw:polygon draw:style-name="gr43" draw:text-style-name="P41" draw:layer="layout" svg:width="0.996cm" svg:height="0.684cm" svg:x="24.609cm" svg:y="0.673cm" svg:viewBox="0 0 997 685" draw:points="20,685 997,13 997,0 0,685">
          <text:p/>
        </draw:polygon>
        <draw:polygon draw:style-name="gr44" draw:text-style-name="P42" draw:layer="layout" svg:width="1.015cm" svg:height="0.698cm" svg:x="24.59cm" svg:y="0.659cm" svg:viewBox="0 0 1016 699" draw:points="19,699 1016,14 1016,0 0,699">
          <text:p/>
        </draw:polygon>
        <draw:polygon draw:style-name="gr45" draw:text-style-name="P43" draw:layer="layout" svg:width="1.018cm" svg:height="0.7cm" svg:x="24.587cm" svg:y="0.657cm" svg:viewBox="0 0 1019 701" draw:points="3,701 1019,2 1019,0 0,701">
          <text:p/>
        </draw:polygon>
        <draw:polygon draw:style-name="gr45" draw:text-style-name="P43" draw:layer="layout" svg:width="1.018cm" svg:height="0.711cm" svg:x="24.587cm" svg:y="0.646cm" svg:viewBox="0 0 1019 712" draw:points="0,712 1019,11 1019,0 0,701">
          <text:p/>
        </draw:polygon>
        <draw:polygon draw:style-name="gr45" draw:text-style-name="P43" draw:layer="layout" svg:width="1.018cm" svg:height="0.714cm" svg:x="24.587cm" svg:y="0.632cm" svg:viewBox="0 0 1019 715" draw:points="0,715 1019,14 1019,0 0,701">
          <text:p/>
        </draw:polygon>
        <draw:polygon draw:style-name="gr46" draw:text-style-name="P44" draw:layer="layout" svg:width="1.018cm" svg:height="0.713cm" svg:x="24.587cm" svg:y="0.619cm" svg:viewBox="0 0 1019 714" draw:points="0,714 1019,13 1019,0 0,701">
          <text:p/>
        </draw:polygon>
        <draw:polygon draw:style-name="gr47" draw:text-style-name="P45" draw:layer="layout" svg:width="1.018cm" svg:height="0.714cm" svg:x="24.587cm" svg:y="0.605cm" svg:viewBox="0 0 1019 715" draw:points="0,715 1019,14 1019,0 0,702">
          <text:p/>
        </draw:polygon>
        <draw:polygon draw:style-name="gr47" draw:text-style-name="P45" draw:layer="layout" svg:width="1.018cm" svg:height="0.714cm" svg:x="24.587cm" svg:y="0.592cm" svg:viewBox="0 0 1019 715" draw:points="0,715 1019,13 1019,0 0,701">
          <text:p/>
        </draw:polygon>
        <draw:polygon draw:style-name="gr48" draw:text-style-name="P46" draw:layer="layout" svg:width="1.018cm" svg:height="0.713cm" svg:x="24.587cm" svg:y="0.579cm" svg:viewBox="0 0 1019 714" draw:points="0,714 1019,13 1019,0 0,701">
          <text:p/>
        </draw:polygon>
        <draw:polygon draw:style-name="gr48" draw:text-style-name="P46" draw:layer="layout" svg:width="1.018cm" svg:height="0.714cm" svg:x="24.587cm" svg:y="0.565cm" svg:viewBox="0 0 1019 715" draw:points="0,715 1019,14 1019,0 0,701">
          <text:p/>
        </draw:polygon>
        <draw:polygon draw:style-name="gr49" draw:text-style-name="P47" draw:layer="layout" svg:width="1.018cm" svg:height="0.713cm" svg:x="24.587cm" svg:y="0.552cm" svg:viewBox="0 0 1019 714" draw:points="0,714 1019,13 1019,0 0,701">
          <text:p/>
        </draw:polygon>
        <draw:polygon draw:style-name="gr50" draw:text-style-name="P48" draw:layer="layout" svg:width="1.018cm" svg:height="0.714cm" svg:x="24.587cm" svg:y="0.538cm" svg:viewBox="0 0 1019 715" draw:points="0,715 1019,14 1019,0 0,701">
          <text:p/>
        </draw:polygon>
        <draw:polygon draw:style-name="gr50" draw:text-style-name="P48" draw:layer="layout" svg:width="1.018cm" svg:height="0.713cm" svg:x="24.587cm" svg:y="0.525cm" svg:viewBox="0 0 1019 714" draw:points="0,714 1019,13 1019,0 0,701">
          <text:p/>
        </draw:polygon>
        <draw:polygon draw:style-name="gr51" draw:text-style-name="P49" draw:layer="layout" svg:width="1.018cm" svg:height="0.714cm" svg:x="24.587cm" svg:y="0.511cm" svg:viewBox="0 0 1019 715" draw:points="0,715 1019,14 1019,0 0,702">
          <text:p/>
        </draw:polygon>
        <draw:polygon draw:style-name="gr52" draw:text-style-name="P50" draw:layer="layout" svg:width="1.018cm" svg:height="0.714cm" svg:x="24.587cm" svg:y="0.498cm" svg:viewBox="0 0 1019 715" draw:points="0,715 1019,13 1019,0 0,701">
          <text:p/>
        </draw:polygon>
        <draw:polygon draw:style-name="gr52" draw:text-style-name="P50" draw:layer="layout" svg:width="1.018cm" svg:height="0.713cm" svg:x="24.587cm" svg:y="0.485cm" svg:viewBox="0 0 1019 714" draw:points="0,714 1019,13 1019,0 0,701">
          <text:p/>
        </draw:polygon>
        <draw:polygon draw:style-name="gr53" draw:text-style-name="P51" draw:layer="layout" svg:width="1.018cm" svg:height="0.714cm" svg:x="24.587cm" svg:y="0.471cm" svg:viewBox="0 0 1019 715" draw:points="0,715 1019,14 1019,0 0,701">
          <text:p/>
        </draw:polygon>
        <draw:polygon draw:style-name="gr54" draw:text-style-name="P52" draw:layer="layout" svg:width="1.018cm" svg:height="0.713cm" svg:x="24.587cm" svg:y="0.458cm" svg:viewBox="0 0 1019 714" draw:points="0,714 1019,13 1019,0 0,701">
          <text:p/>
        </draw:polygon>
        <draw:polygon draw:style-name="gr54" draw:text-style-name="P52" draw:layer="layout" svg:width="1.018cm" svg:height="0.714cm" svg:x="24.587cm" svg:y="0.444cm" svg:viewBox="0 0 1019 715" draw:points="0,715 1019,14 1019,0 0,701">
          <text:p/>
        </draw:polygon>
        <draw:polygon draw:style-name="gr55" draw:text-style-name="P53" draw:layer="layout" svg:width="1.018cm" svg:height="0.713cm" svg:x="24.587cm" svg:y="0.431cm" svg:viewBox="0 0 1019 714" draw:points="0,714 1019,13 1019,0 0,701">
          <text:p/>
        </draw:polygon>
        <draw:polygon draw:style-name="gr56" draw:text-style-name="P54" draw:layer="layout" svg:width="1.018cm" svg:height="0.714cm" svg:x="24.587cm" svg:y="0.417cm" svg:viewBox="0 0 1019 715" draw:points="0,715 1019,14 1019,0 0,702">
          <text:p/>
        </draw:polygon>
        <draw:polygon draw:style-name="gr56" draw:text-style-name="P54" draw:layer="layout" svg:width="1.018cm" svg:height="0.714cm" svg:x="24.587cm" svg:y="0.404cm" svg:viewBox="0 0 1019 715" draw:points="0,715 1019,13 1019,0 0,701">
          <text:p/>
        </draw:polygon>
        <draw:polygon draw:style-name="gr57" draw:text-style-name="P55" draw:layer="layout" svg:width="1.018cm" svg:height="0.713cm" svg:x="24.587cm" svg:y="0.391cm" svg:viewBox="0 0 1019 714" draw:points="0,714 1019,13 1019,0 0,701">
          <text:p/>
        </draw:polygon>
        <draw:polygon draw:style-name="gr57" draw:text-style-name="P55" draw:layer="layout" svg:width="1.018cm" svg:height="0.714cm" svg:x="24.587cm" svg:y="0.377cm" svg:viewBox="0 0 1019 715" draw:points="0,715 1019,14 1019,0 0,701">
          <text:p/>
        </draw:polygon>
        <draw:polygon draw:style-name="gr58" draw:text-style-name="P56" draw:layer="layout" svg:width="1.018cm" svg:height="0.713cm" svg:x="24.587cm" svg:y="0.364cm" svg:viewBox="0 0 1019 714" draw:points="0,714 1019,13 1019,0 0,700">
          <text:p/>
        </draw:polygon>
        <draw:polygon draw:style-name="gr59" draw:text-style-name="P57" draw:layer="layout" svg:width="1.018cm" svg:height="0.714cm" svg:x="24.587cm" svg:y="0.35cm" svg:viewBox="0 0 1019 715" draw:points="0,715 1019,15 1019,0 0,701">
          <text:p/>
        </draw:polygon>
        <draw:polygon draw:style-name="gr59" draw:text-style-name="P57" draw:layer="layout" svg:width="1.018cm" svg:height="0.711cm" svg:x="24.587cm" svg:y="0.339cm" svg:viewBox="0 0 1019 712" draw:points="0,712 1019,11 1019,0 0,701">
          <text:p/>
        </draw:polygon>
        <draw:polygon draw:style-name="gr60" draw:text-style-name="P58" draw:layer="layout" svg:width="1.018cm" svg:height="0.7cm" svg:x="24.587cm" svg:y="0.339cm" svg:viewBox="0 0 1019 701" draw:points="0,701 1019,0 1016,0 0,699">
          <text:p/>
        </draw:polygon>
        <draw:polygon draw:style-name="gr60" draw:text-style-name="P58" draw:layer="layout" svg:width="1.015cm" svg:height="0.698cm" svg:x="24.587cm" svg:y="0.339cm" svg:viewBox="0 0 1016 699" draw:points="0,699 1016,0 997,0 0,686">
          <text:p/>
        </draw:polygon>
        <draw:polygon draw:style-name="gr61" draw:text-style-name="P59" draw:layer="layout" svg:width="0.996cm" svg:height="0.685cm" svg:x="24.587cm" svg:y="0.339cm" svg:viewBox="0 0 997 686" draw:points="0,686 997,0 977,0 0,672">
          <text:p/>
        </draw:polygon>
        <draw:polygon draw:style-name="gr61" draw:text-style-name="P59" draw:layer="layout" svg:width="0.976cm" svg:height="0.671cm" svg:x="24.587cm" svg:y="0.339cm" svg:viewBox="0 0 977 672" draw:points="0,672 977,0 958,0 0,658">
          <text:p/>
        </draw:polygon>
        <draw:polygon draw:style-name="gr62" draw:text-style-name="P60" draw:layer="layout" svg:width="0.957cm" svg:height="0.658cm" svg:x="24.587cm" svg:y="0.339cm" svg:viewBox="0 0 958 659" draw:points="0,659 958,0 938,0 0,644">
          <text:p/>
        </draw:polygon>
        <draw:polygon draw:style-name="gr63" draw:text-style-name="P61" draw:layer="layout" svg:width="0.937cm" svg:height="0.644cm" svg:x="24.587cm" svg:y="0.339cm" svg:viewBox="0 0 938 645" draw:points="0,645 938,0 919,0 0,632">
          <text:p/>
        </draw:polygon>
        <draw:polygon draw:style-name="gr63" draw:text-style-name="P61" draw:layer="layout" svg:width="0.918cm" svg:height="0.631cm" svg:x="24.587cm" svg:y="0.339cm" svg:viewBox="0 0 919 632" draw:points="0,632 919,0 899,0 0,618">
          <text:p/>
        </draw:polygon>
        <draw:polygon draw:style-name="gr64" draw:text-style-name="P62" draw:layer="layout" svg:width="0.898cm" svg:height="0.617cm" svg:x="24.587cm" svg:y="0.339cm" svg:viewBox="0 0 899 618" draw:points="0,618 899,0 880,0 0,605">
          <text:p/>
        </draw:polygon>
        <draw:polygon draw:style-name="gr65" draw:text-style-name="P63" draw:layer="layout" svg:width="0.879cm" svg:height="0.604cm" svg:x="24.587cm" svg:y="0.339cm" svg:viewBox="0 0 880 605" draw:points="0,605 880,0 860,0 0,592">
          <text:p/>
        </draw:polygon>
        <draw:polygon draw:style-name="gr65" draw:text-style-name="P63" draw:layer="layout" svg:width="0.859cm" svg:height="0.591cm" svg:x="24.587cm" svg:y="0.339cm" svg:viewBox="0 0 860 592" draw:points="0,592 860,0 841,0 0,578">
          <text:p/>
        </draw:polygon>
        <draw:polygon draw:style-name="gr66" draw:text-style-name="P64" draw:layer="layout" svg:width="0.84cm" svg:height="0.577cm" svg:x="24.587cm" svg:y="0.339cm" svg:viewBox="0 0 841 578" draw:points="0,578 841,0 821,0 0,565">
          <text:p/>
        </draw:polygon>
        <draw:polygon draw:style-name="gr67" draw:text-style-name="P65" draw:layer="layout" svg:width="0.82cm" svg:height="0.564cm" svg:x="24.587cm" svg:y="0.339cm" svg:viewBox="0 0 821 565" draw:points="0,565 821,0 801,0 0,551">
          <text:p/>
        </draw:polygon>
        <draw:polygon draw:style-name="gr67" draw:text-style-name="P65" draw:layer="layout" svg:width="0.8cm" svg:height="0.55cm" svg:x="24.587cm" svg:y="0.339cm" svg:viewBox="0 0 801 551" draw:points="0,551 801,0 782,0 0,538">
          <text:p/>
        </draw:polygon>
        <draw:polygon draw:style-name="gr68" draw:text-style-name="P66" draw:layer="layout" svg:width="0.781cm" svg:height="0.537cm" svg:x="24.587cm" svg:y="0.339cm" svg:viewBox="0 0 782 538" draw:points="0,538 782,0 762,0 0,524">
          <text:p/>
        </draw:polygon>
        <draw:polygon draw:style-name="gr68" draw:text-style-name="P66" draw:layer="layout" svg:width="0.761cm" svg:height="0.523cm" svg:x="24.587cm" svg:y="0.339cm" svg:viewBox="0 0 762 524" draw:points="0,524 762,0 743,0 0,511">
          <text:p/>
        </draw:polygon>
        <draw:polygon draw:style-name="gr69" draw:text-style-name="P67" draw:layer="layout" svg:width="0.742cm" svg:height="0.51cm" svg:x="24.587cm" svg:y="0.339cm" svg:viewBox="0 0 743 511" draw:points="0,511 743,0 723,0 0,498">
          <text:p/>
        </draw:polygon>
        <draw:polygon draw:style-name="gr70" draw:text-style-name="P68" draw:layer="layout" svg:width="0.722cm" svg:height="0.497cm" svg:x="24.587cm" svg:y="0.339cm" svg:viewBox="0 0 723 498" draw:points="0,498 723,0 704,0 0,484">
          <text:p/>
        </draw:polygon>
        <draw:polygon draw:style-name="gr70" draw:text-style-name="P68" draw:layer="layout" svg:width="0.703cm" svg:height="0.483cm" svg:x="24.587cm" svg:y="0.339cm" svg:viewBox="0 0 704 484" draw:points="0,484 704,0 684,0 0,471">
          <text:p/>
        </draw:polygon>
        <draw:polygon draw:style-name="gr71" draw:text-style-name="P69" draw:layer="layout" svg:width="0.683cm" svg:height="0.47cm" svg:x="24.587cm" svg:y="0.339cm" svg:viewBox="0 0 684 471" draw:points="0,471 684,0 665,0 0,457">
          <text:p/>
        </draw:polygon>
        <draw:polygon draw:style-name="gr72" draw:text-style-name="P70" draw:layer="layout" svg:width="0.664cm" svg:height="0.456cm" svg:x="24.587cm" svg:y="0.339cm" svg:viewBox="0 0 665 457" draw:points="0,457 665,0 645,0 0,444">
          <text:p/>
        </draw:polygon>
        <draw:polygon draw:style-name="gr72" draw:text-style-name="P70" draw:layer="layout" svg:width="0.644cm" svg:height="0.443cm" svg:x="24.587cm" svg:y="0.339cm" svg:viewBox="0 0 645 444" draw:points="0,444 645,0 626,0 0,431">
          <text:p/>
        </draw:polygon>
        <draw:polygon draw:style-name="gr73" draw:text-style-name="P71" draw:layer="layout" svg:width="0.625cm" svg:height="0.43cm" svg:x="24.587cm" svg:y="0.339cm" svg:viewBox="0 0 626 431" draw:points="0,431 626,0 606,0 0,417">
          <text:p/>
        </draw:polygon>
        <draw:polygon draw:style-name="gr74" draw:text-style-name="P72" draw:layer="layout" svg:width="0.605cm" svg:height="0.416cm" svg:x="24.587cm" svg:y="0.339cm" svg:viewBox="0 0 606 417" draw:points="0,417 606,0 587,0 0,404">
          <text:p/>
        </draw:polygon>
        <draw:polygon draw:style-name="gr74" draw:text-style-name="P72" draw:layer="layout" svg:width="0.586cm" svg:height="0.403cm" svg:x="24.587cm" svg:y="0.339cm" svg:viewBox="0 0 587 404" draw:points="0,404 587,0 567,0 0,390">
          <text:p/>
        </draw:polygon>
        <draw:polygon draw:style-name="gr75" draw:text-style-name="P73" draw:layer="layout" svg:width="0.566cm" svg:height="0.389cm" svg:x="24.587cm" svg:y="0.339cm" svg:viewBox="0 0 567 390" draw:points="0,390 567,0 548,0 0,377">
          <text:p/>
        </draw:polygon>
        <draw:polygon draw:style-name="gr76" draw:text-style-name="P74" draw:layer="layout" svg:width="0.547cm" svg:height="0.376cm" svg:x="24.587cm" svg:y="0.339cm" svg:viewBox="0 0 548 377" draw:points="0,377 548,0 528,0 0,363">
          <text:p/>
        </draw:polygon>
        <draw:polygon draw:style-name="gr76" draw:text-style-name="P74" draw:layer="layout" svg:width="0.527cm" svg:height="0.362cm" svg:x="24.587cm" svg:y="0.339cm" svg:viewBox="0 0 528 363" draw:points="0,363 528,0 509,0 0,350">
          <text:p/>
        </draw:polygon>
        <draw:polygon draw:style-name="gr77" draw:text-style-name="P75" draw:layer="layout" svg:width="0.508cm" svg:height="0.349cm" svg:x="24.587cm" svg:y="0.339cm" svg:viewBox="0 0 509 350" draw:points="0,350 509,0 489,0 0,337">
          <text:p/>
        </draw:polygon>
        <draw:polygon draw:style-name="gr77" draw:text-style-name="P75" draw:layer="layout" svg:width="0.488cm" svg:height="0.336cm" svg:x="24.587cm" svg:y="0.339cm" svg:viewBox="0 0 489 337" draw:points="0,337 489,0 470,0 0,323">
          <text:p/>
        </draw:polygon>
        <draw:polygon draw:style-name="gr78" draw:text-style-name="P76" draw:layer="layout" svg:width="0.469cm" svg:height="0.322cm" svg:x="24.587cm" svg:y="0.339cm" svg:viewBox="0 0 470 323" draw:points="0,323 470,0 449,0 0,310">
          <text:p/>
        </draw:polygon>
        <draw:polygon draw:style-name="gr79" draw:text-style-name="P77" draw:layer="layout" svg:width="0.449cm" svg:height="0.309cm" svg:x="24.587cm" svg:y="0.339cm" svg:viewBox="0 0 450 310" draw:points="0,310 450,0 430,0 0,296">
          <text:p/>
        </draw:polygon>
        <draw:polygon draw:style-name="gr79" draw:text-style-name="P77" draw:layer="layout" svg:width="0.429cm" svg:height="0.295cm" svg:x="24.587cm" svg:y="0.339cm" svg:viewBox="0 0 430 296" draw:points="0,296 430,0 411,0 0,283">
          <text:p/>
        </draw:polygon>
        <draw:polygon draw:style-name="gr80" draw:text-style-name="P78" draw:layer="layout" svg:width="0.41cm" svg:height="0.282cm" svg:x="24.587cm" svg:y="0.339cm" svg:viewBox="0 0 411 283" draw:points="0,283 411,0 391,0 0,269">
          <text:p/>
        </draw:polygon>
        <draw:polygon draw:style-name="gr81" draw:text-style-name="P79" draw:layer="layout" svg:width="0.39cm" svg:height="0.268cm" svg:x="24.587cm" svg:y="0.339cm" svg:viewBox="0 0 391 269" draw:points="0,269 391,0 372,0 0,256">
          <text:p/>
        </draw:polygon>
        <draw:polygon draw:style-name="gr81" draw:text-style-name="P79" draw:layer="layout" svg:width="0.371cm" svg:height="0.255cm" svg:x="24.587cm" svg:y="0.339cm" svg:viewBox="0 0 372 256" draw:points="0,256 372,0 352,0 0,243">
          <text:p/>
        </draw:polygon>
        <draw:polygon draw:style-name="gr82" draw:text-style-name="P80" draw:layer="layout" svg:width="0.351cm" svg:height="0.242cm" svg:x="24.587cm" svg:y="0.339cm" svg:viewBox="0 0 352 243" draw:points="0,243 352,0 333,0 0,229">
          <text:p/>
        </draw:polygon>
        <draw:polygon draw:style-name="gr83" draw:text-style-name="P81" draw:layer="layout" svg:width="0.332cm" svg:height="0.228cm" svg:x="24.587cm" svg:y="0.339cm" svg:viewBox="0 0 333 229" draw:points="0,229 333,0 313,0 0,216">
          <text:p/>
        </draw:polygon>
        <draw:polygon draw:style-name="gr83" draw:text-style-name="P81" draw:layer="layout" svg:width="0.312cm" svg:height="0.215cm" svg:x="24.587cm" svg:y="0.339cm" svg:viewBox="0 0 313 216" draw:points="0,216 313,0 294,0 0,202">
          <text:p/>
        </draw:polygon>
        <draw:polygon draw:style-name="gr84" draw:text-style-name="P82" draw:layer="layout" svg:width="0.293cm" svg:height="0.201cm" svg:x="24.587cm" svg:y="0.339cm" svg:viewBox="0 0 294 202" draw:points="0,202 294,0 274,0 0,189">
          <text:p/>
        </draw:polygon>
        <draw:polygon draw:style-name="gr85" draw:text-style-name="P83" draw:layer="layout" svg:width="0.273cm" svg:height="0.188cm" svg:x="24.587cm" svg:y="0.339cm" svg:viewBox="0 0 274 189" draw:points="0,189 274,0 255,0 0,175">
          <text:p/>
        </draw:polygon>
        <draw:polygon draw:style-name="gr85" draw:text-style-name="P83" draw:layer="layout" svg:width="0.254cm" svg:height="0.174cm" svg:x="24.587cm" svg:y="0.339cm" svg:viewBox="0 0 255 175" draw:points="0,175 255,0 235,0 0,162">
          <text:p/>
        </draw:polygon>
        <draw:polygon draw:style-name="gr86" draw:text-style-name="P84" draw:layer="layout" svg:width="0.234cm" svg:height="0.161cm" svg:x="24.587cm" svg:y="0.339cm" svg:viewBox="0 0 235 162" draw:points="0,162 235,0 216,0 0,149">
          <text:p/>
        </draw:polygon>
        <draw:polygon draw:style-name="gr87" draw:text-style-name="P85" draw:layer="layout" svg:width="0.215cm" svg:height="0.148cm" svg:x="24.587cm" svg:y="0.339cm" svg:viewBox="0 0 216 149" draw:points="0,149 216,0 196,0 0,135">
          <text:p/>
        </draw:polygon>
        <draw:polygon draw:style-name="gr87" draw:text-style-name="P85" draw:layer="layout" svg:width="0.195cm" svg:height="0.134cm" svg:x="24.587cm" svg:y="0.339cm" svg:viewBox="0 0 196 135" draw:points="0,135 196,0 177,0 0,121">
          <text:p/>
        </draw:polygon>
        <draw:polygon draw:style-name="gr88" draw:text-style-name="P86" draw:layer="layout" svg:width="0.177cm" svg:height="0.121cm" svg:x="24.587cm" svg:y="0.339cm" svg:viewBox="0 0 178 122" draw:points="0,122 178,0 157,0 0,108">
          <text:p/>
        </draw:polygon>
        <draw:polygon draw:style-name="gr88" draw:text-style-name="P86" draw:layer="layout" svg:width="0.156cm" svg:height="0.107cm" svg:x="24.587cm" svg:y="0.339cm" svg:viewBox="0 0 157 108" draw:points="0,108 157,0 137,0 0,95">
          <text:p/>
        </draw:polygon>
        <draw:polygon draw:style-name="gr89" draw:text-style-name="P87" draw:layer="layout" svg:width="0.137cm" svg:height="0.094cm" svg:x="24.587cm" svg:y="0.339cm" svg:viewBox="0 0 138 95" draw:points="0,95 138,0 118,0 0,81">
          <text:p/>
        </draw:polygon>
        <draw:polygon draw:style-name="gr90" draw:text-style-name="P88" draw:layer="layout" svg:width="0.117cm" svg:height="0.08cm" svg:x="24.587cm" svg:y="0.339cm" svg:viewBox="0 0 118 81" draw:points="0,81 118,0 98,0 0,68">
          <text:p/>
        </draw:polygon>
        <draw:polygon draw:style-name="gr90" draw:text-style-name="P88" draw:layer="layout" svg:width="0.097cm" svg:height="0.067cm" svg:x="24.587cm" svg:y="0.339cm" svg:viewBox="0 0 98 68" draw:points="0,68 98,0 79,0 0,55">
          <text:p/>
        </draw:polygon>
        <draw:polygon draw:style-name="gr91" draw:text-style-name="P89" draw:layer="layout" svg:width="0.078cm" svg:height="0.054cm" svg:x="24.587cm" svg:y="0.339cm" svg:viewBox="0 0 79 55" draw:points="0,55 79,0 59,0 0,41">
          <text:p/>
        </draw:polygon>
        <draw:polygon draw:style-name="gr92" draw:text-style-name="P90" draw:layer="layout" svg:width="0.058cm" svg:height="0.04cm" svg:x="24.587cm" svg:y="0.339cm" svg:viewBox="0 0 59 41" draw:points="0,41 59,0 40,0 0,28">
          <text:p/>
        </draw:polygon>
        <draw:polygon draw:style-name="gr92" draw:text-style-name="P90" draw:layer="layout" svg:width="0.039cm" svg:height="0.027cm" svg:x="24.587cm" svg:y="0.339cm" svg:viewBox="0 0 40 28" draw:points="0,28 40,0 20,0 0,14">
          <text:p/>
        </draw:polygon>
        <draw:polygon draw:style-name="gr93" draw:text-style-name="P91" draw:layer="layout" svg:width="0.019cm" svg:height="0.013cm" svg:x="24.587cm" svg:y="0.339cm" svg:viewBox="0 0 20 14" draw:points="0,14 20,0 0,0">
          <text:p/>
        </draw:polygon>
        <draw:path draw:style-name="gr94" draw:text-style-name="P92" draw:layer="layout" svg:width="0.311cm" svg:height="0.104cm" svg:x="24.837cm" svg:y="0.796cm" svg:viewBox="0 0 312 105" svg:d="M260 105h-208c-28 0-52-23-52-53 0-28 24-52 52-52h208c29 0 52 24 52 52 0 30-23 53-52 53z">
          <text:p/>
        </draw:path>
        <draw:path draw:style-name="gr1" draw:text-style-name="P1" draw:layer="layout" svg:width="0.569cm" svg:height="0.62cm" svg:x="24.837cm" svg:y="0.538cm" svg:viewBox="0 0 570 621" svg:d="M259 103h-207c-28 0-52-23-52-51 0-29 24-52 52-52h207c171 0 311 139 311 310 0 172-140 311-311 311h-207c-28 0-52-23-52-51 0-29 24-52 52-52h207c114 0 208-93 208-208 0-114-94-207-208-207z">
          <text:p/>
        </draw:path>
        <draw:frame draw:style-name="gr6" draw:text-style-name="P5" draw:layer="layout" svg:width="0.755cm" svg:height="0.475cm" svg:x="12.688cm" svg:y="60.394cm">
          <draw:text-box>
            <text:p text:style-name="P4"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3cm" fo:margin-right="1cm" fo:page-width="29.703cm" fo:page-height="63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6T00:55:47.692105351</dc:date>
    <meta:editing-duration>PT6M32S</meta:editing-duration>
    <meta:editing-cycles>1</meta:editing-cycles>
    <meta:document-statistic meta:object-count="401"/>
    <meta:generator>LibreOffice/24.8.3.2$Linux_X86_64 LibreOffice_project/480$Build-2</meta:generator>
  </office:meta>
</office:document-meta>
</file>